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25%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25%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25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25%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25%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25%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draw:stroke="solid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198cm" fo:min-width="1.148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6cm" fo:min-width="1.091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12cm" fo:min-width="1.09cm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9cm" fo:min-width="1.09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44cm" fo:min-width="1.072cm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347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254cm" fo:padding-top="0.151cm" fo:padding-bottom="0.151cm" fo:padding-left="0.276cm" fo:padding-right="0.276cm"/>
    </style:style>
    <style:style style:name="gr2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88cm" fo:min-width="1.15cm" fo:padding-top="0.151cm" fo:padding-bottom="0.151cm" fo:padding-left="0.276cm" fo:padding-right="0.276cm"/>
    </style:style>
    <style:style style:name="gr3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398cm" fo:min-width="1.147cm" fo:padding-top="0.151cm" fo:padding-bottom="0.151cm" fo:padding-left="0.276cm" fo:padding-right="0.276cm"/>
    </style:style>
    <style:style style:name="gr3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998cm" fo:min-width="1.148cm" fo:padding-top="0.151cm" fo:padding-bottom="0.151cm" fo:padding-left="0.276cm" fo:padding-right="0.276cm"/>
    </style:style>
    <style:style style:name="gr3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698cm" fo:min-width="1.177cm" fo:padding-top="0.151cm" fo:padding-bottom="0.151cm" fo:padding-left="0.276cm" fo:padding-right="0.276cm"/>
    </style:style>
    <style:style style:name="gr3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6.698cm" fo:min-width="0.348cm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33cm" fo:min-width="8.468cm" fo:padding-top="0.151cm" fo:padding-bottom="0.151cm" fo:padding-left="0.276cm" fo:padding-right="0.276cm"/>
    </style:style>
    <style:style style:name="gr3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1cm" fo:min-width="1.537cm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9cm" fo:min-width="0.628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448cm" fo:min-width="0.979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2cm" fo:min-width="0.629cm" fo:padding-top="0.151cm" fo:padding-bottom="0.151cm" fo:padding-left="0.276cm" fo:padding-right="0.276cm"/>
    </style:style>
    <style:style style:name="gr4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4cm"/>
    </style:style>
    <style:style style:name="gr4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734cm"/>
    </style:style>
    <style:style style:name="gr4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cm"/>
    </style:style>
    <style:style style:name="gr43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5cm"/>
    </style:style>
    <style:style style:name="gr4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4cm"/>
    </style:style>
    <style:style style:name="gr45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4cm"/>
    </style:style>
    <style:style style:name="gr4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4cm"/>
    </style:style>
    <style:style style:name="gr4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4cm"/>
    </style:style>
    <style:style style:name="gr4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19cm"/>
    </style:style>
    <style:style style:name="gr4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19cm"/>
    </style:style>
    <style:style style:name="gr50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934cm"/>
    </style:style>
    <style:style style:name="gr5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59cm"/>
    </style:style>
    <style:style style:name="gr5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634cm"/>
    </style:style>
    <style:style style:name="gr5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cm"/>
    </style:style>
    <style:style style:name="gr5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19cm"/>
    </style:style>
    <style:style style:name="gr5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5cm"/>
    </style:style>
    <style:style style:name="gr5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5cm"/>
    </style:style>
    <style:style style:name="gr5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5cm"/>
    </style:style>
    <style:style style:name="gr5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65cm"/>
    </style:style>
    <style:style style:name="gr5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5cm"/>
    </style:style>
    <style:style style:name="gr6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cm"/>
    </style:style>
    <style:style style:name="gr6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227cm"/>
    </style:style>
    <style:style style:name="gr6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4cm"/>
    </style:style>
    <style:style style:name="gr6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19cm"/>
    </style:style>
    <style:style style:name="gr6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66cm"/>
    </style:style>
    <style:style style:name="gr6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19cm"/>
    </style:style>
    <style:style style:name="gr6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192cm"/>
    </style:style>
    <style:style style:name="gr6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59cm"/>
    </style:style>
    <style:style style:name="P1" style:family="paragraph">
      <loext:graphic-properties draw:fill="solid" draw:fill-color="#ffff00" draw:opacity="25%"/>
      <style:paragraph-properties fo:text-align="center"/>
    </style:style>
    <style:style style:name="P2" style:family="paragraph">
      <loext:graphic-properties draw:fill="solid" draw:fill-color="#ff6600" draw:opacity="25%"/>
      <style:paragraph-properties fo:text-align="center"/>
    </style:style>
    <style:style style:name="P3" style:family="paragraph">
      <loext:graphic-properties draw:fill="solid" draw:fill-color="#66ff00" draw:opacity="25%"/>
      <style:paragraph-properties fo:text-align="center"/>
    </style:style>
    <style:style style:name="P4" style:family="paragraph">
      <loext:graphic-properties draw:fill="solid" draw:fill-color="#ff0000" draw:opacity="25%"/>
      <style:paragraph-properties fo:text-align="center"/>
    </style:style>
    <style:style style:name="P5" style:family="paragraph">
      <loext:graphic-properties draw:fill="solid" draw:fill-color="#9900ff" draw:opacity="25%"/>
      <style:paragraph-properties fo:text-align="center"/>
    </style:style>
    <style:style style:name="P6" style:family="paragraph">
      <loext:graphic-properties draw:fill="solid"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66ff99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-color="#0066ff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-color="#ff6600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loext:graphic-properties draw:fill-color="#9900ff"/>
      <style:paragraph-properties fo:text-align="center"/>
    </style:style>
    <style:style style:name="P15" style:family="paragraph">
      <loext:graphic-properties draw:fill-color="#66ff00"/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AH_Zones" svg:width="14.149cm" svg:height="9.949cm" svg:x="19.9cm" svg:y="21.8cm" svg:viewBox="0 0 14150 9950" draw:points="0,0 0,8200 2300,8200 2300,9950 14150,9950 14150,8200 10900,8200 10900,6260 10208,6263 10203,0">
            <text:p/>
          </draw:polygon>
          <draw:polygon draw:style-name="gr2" draw:text-style-name="P2" draw:layer="AH_Zones" svg:width="12.249cm" svg:height="9.949cm" svg:x="9.95cm" svg:y="21.8cm" svg:viewBox="0 0 12250 9950" draw:points="0,9950 0,750 2650,750 2650,0 9950,0 9950,8200 12250,8200 12250,9950">
            <text:p/>
          </draw:polygon>
          <draw:polygon draw:style-name="gr3" draw:text-style-name="P3" draw:layer="AH_Zones" svg:width="19.448cm" svg:height="16.317cm" svg:x="9.971cm" svg:y="6.232cm" svg:viewBox="0 0 19449 16318" draw:points="29,4 19449,0 19449,1715 15230,1715 15230,5209 5231,5209 5231,9565 10916,9573 10916,11564 9479,11564 6379,13368 5929,14068 5929,15568 2629,15568 2629,16318 0,16318">
            <text:p/>
          </draw:polygon>
          <draw:polygon draw:style-name="gr4" draw:text-style-name="P4" draw:layer="AH_Zones" svg:width="18.248cm" svg:height="12.907cm" svg:x="30.3cm" svg:y="4.89cm" svg:viewBox="0 0 18249 12908" draw:points="9212,5251 9351,5252 9350,7165 6200,7164 5300,8901 4450,8901 4450,10901 0,10901 0,12908 9078,12898 9050,8901 9351,8901 9350,9410 10300,9410 10300,10910 12000,10910 12000,10410 13050,10910 15400,10260 15900,10060 16600,9510 17050,8910 17380,8151 18249,7 7494,0 7494,1351 9212,3056">
            <text:p/>
          </draw:polygon>
          <draw:polygon draw:style-name="gr5" draw:text-style-name="P5" draw:layer="AH_Zones" svg:width="18.763cm" svg:height="11.565cm" svg:x="20.887cm" svg:y="6.232cm" svg:viewBox="0 0 18764 11566" draw:points="18625,3909 18625,1714 16907,9 8533,0 8533,1714 4314,1715 4314,9572 0,9572 0,11564 9413,11565 9413,11566 9413,9559 13863,9559 13863,7559 14713,7559 15613,5822 18763,5822 18764,3909">
            <text:p/>
          </draw:polygon>
          <draw:polygon draw:style-name="gr6" draw:text-style-name="P6" draw:layer="AH_Zones" svg:width="15.691cm" svg:height="17.957cm" svg:x="30.8cm" svg:y="13.792cm" svg:viewBox="0 0 15692 17958" draw:points="8578,3996 8320,3998 8320,9693 8020,9693 8020,14267 0,14268 0,16208 3250,16208 3250,17958 14850,17958 15692,10194 15650,9708 15400,9358 15071,9150 14900,9108 12600,8758 12550,8004 11150,8004 11150,4058 12550,4058 12550,2008 11500,1508 11500,2008 9800,2008 9800,508 8850,508 8851,0 8550,0">
            <text:p/>
          </draw:polygon>
          <draw:line draw:style-name="gr7" draw:text-style-name="P7" draw:layer="Wall" svg:x1="9.971cm" svg:y1="24.341cm" svg:x2="9.971cm" svg:y2="33.491cm">
            <text:p/>
          </draw:line>
          <draw:line draw:style-name="gr7" draw:text-style-name="P7" draw:layer="Wall" svg:x1="9.971cm" svg:y1="24.341cm" svg:x2="10.001cm" svg:y2="15.79cm">
            <text:p/>
          </draw:line>
          <draw:line draw:style-name="gr7" draw:text-style-name="P7" draw:layer="Wall" svg:x1="17.966cm" svg:y1="15.804cm" svg:x2="13.559cm" svg:y2="15.804cm">
            <text:p/>
          </draw:line>
          <draw:line draw:style-name="gr7" draw:text-style-name="P7" draw:layer="Wall" svg:x1="10.001cm" svg:y1="15.79cm" svg:x2="10.001cm" svg:y2="6.236cm">
            <text:p/>
          </draw:line>
          <draw:line draw:style-name="gr7" draw:text-style-name="P7" draw:layer="Wall" svg:x1="22.021cm" svg:y1="23.381cm" svg:x2="24.221cm" svg:y2="23.381cm">
            <text:p/>
          </draw:line>
          <draw:line draw:style-name="gr7" draw:text-style-name="P7" draw:layer="Wall" svg:x1="19.79cm" svg:y1="17.79cm" svg:x2="20.887cm" svg:y2="17.796cm">
            <text:p/>
          </draw:line>
          <draw:line draw:style-name="gr7" draw:text-style-name="P7" draw:layer="Wall" svg:x1="19.143cm" svg:y1="15.804cm" svg:x2="17.966cm" svg:y2="15.804cm">
            <text:p/>
          </draw:line>
          <draw:line draw:style-name="gr7" draw:text-style-name="P7" draw:layer="Wall" svg:x1="19.143cm" svg:y1="15.804cm" svg:x2="28.77cm" svg:y2="15.804cm">
            <text:p/>
          </draw:line>
          <draw:line draw:style-name="gr7" draw:text-style-name="P7" draw:layer="Wall" svg:x1="30.485cm" svg:y1="17.796cm" svg:x2="20.887cm" svg:y2="17.796cm">
            <text:p/>
          </draw:line>
          <draw:line draw:style-name="gr7" draw:text-style-name="P7" draw:layer="Wall" svg:x1="29.131cm" svg:y1="15.108cm" svg:x2="28.621cm" svg:y2="13.791cm">
            <text:p/>
          </draw:line>
          <draw:line draw:style-name="gr7" draw:text-style-name="P7" draw:layer="Wall" svg:x1="28.731cm" svg:y1="15.8cm" svg:x2="29.131cm" svg:y2="15.108cm">
            <text:p/>
          </draw:line>
          <draw:line draw:style-name="gr7" draw:text-style-name="P7" draw:layer="Wall" svg:x1="30.832cm" svg:y1="11.419cm" svg:x2="29.124cm" svg:y2="11.416cm">
            <text:p/>
          </draw:line>
          <draw:line draw:style-name="gr7" draw:text-style-name="P7" draw:layer="Wall" svg:x1="29.124cm" svg:y1="11.416cm" svg:x2="29.124cm" svg:y2="10.917cm">
            <text:p/>
          </draw:line>
          <draw:line draw:style-name="gr7" draw:text-style-name="P7" draw:layer="Wall" svg:x1="25.202cm" svg:y1="13.457cm" svg:x2="26.506cm" svg:y2="13.457cm">
            <text:p/>
          </draw:line>
          <draw:line draw:style-name="gr7" draw:text-style-name="P7" draw:layer="Wall" svg:x1="26.506cm" svg:y1="13.457cm" svg:x2="26.49cm" svg:y2="11.392cm">
            <text:p/>
          </draw:line>
          <draw:line draw:style-name="gr7" draw:text-style-name="P7" draw:layer="Wall" svg:x1="26.49cm" svg:y1="11.392cm" svg:x2="27.63cm" svg:y2="11.386cm">
            <text:p/>
          </draw:line>
          <draw:line draw:style-name="gr7" draw:text-style-name="P7" draw:layer="Wall" svg:x1="27.63cm" svg:y1="11.386cm" svg:x2="28.621cm" svg:y2="13.791cm">
            <text:p/>
          </draw:line>
          <draw:line draw:style-name="gr7" draw:text-style-name="P7" draw:layer="Wall" svg:x1="29.124cm" svg:y1="10.917cm" svg:x2="29.121cm" svg:y2="8.641cm">
            <text:p/>
          </draw:line>
          <draw:line draw:style-name="gr7" draw:text-style-name="P7" draw:layer="Wall" svg:x1="30.02cm" svg:y1="9.829cm" svg:x2="30.02cm" svg:y2="8.646cm">
            <text:p/>
          </draw:line>
          <draw:line draw:style-name="gr7" draw:text-style-name="P7" draw:layer="Wall" svg:x1="29.124cm" svg:y1="8.646cm" svg:x2="30.112cm" svg:y2="8.115cm">
            <text:p/>
          </draw:line>
          <draw:line draw:style-name="gr7" draw:text-style-name="P7" draw:layer="Wall" svg:x1="30.112cm" svg:y1="8.115cm" svg:x2="30.173cm" svg:y2="8.091cm">
            <text:p/>
          </draw:line>
          <draw:line draw:style-name="gr7" draw:text-style-name="P7" draw:layer="Wall" svg:x1="10.001cm" svg:y1="6.232cm" svg:x2="20.171cm" svg:y2="6.232cm">
            <text:p/>
          </draw:line>
          <draw:line draw:style-name="gr7" draw:text-style-name="P7" draw:layer="Wall" svg:x1="19.9cm" svg:y1="25.718cm" svg:x2="19.9cm" svg:y2="28.06cm">
            <text:p/>
          </draw:line>
          <draw:line draw:style-name="gr7" draw:text-style-name="P7" draw:layer="Wall" svg:x1="24.963cm" svg:y1="25.717cm" svg:x2="24.961cm" svg:y2="28.059cm">
            <text:p/>
          </draw:line>
          <draw:line draw:style-name="gr7" draw:text-style-name="P7" draw:layer="Wall" svg:x1="25.566cm" svg:y1="28.85cm" svg:x2="23.886cm" svg:y2="28.85cm">
            <text:p/>
          </draw:line>
          <draw:line draw:style-name="gr7" draw:text-style-name="P7" draw:layer="Wall" svg:x1="23.886cm" svg:y1="28.85cm" svg:x2="23.886cm" svg:y2="30.603cm">
            <text:p/>
          </draw:line>
          <draw:line draw:style-name="gr7" draw:text-style-name="P7" draw:layer="Wall" svg:x1="22.021cm" svg:y1="23.381cm" svg:x2="19.9cm" svg:y2="25.718cm">
            <text:p/>
          </draw:line>
          <draw:line draw:style-name="gr7" draw:text-style-name="P7" draw:layer="Wall" svg:x1="22.16cm" svg:y1="33.476cm" svg:x2="9.971cm" svg:y2="33.476cm">
            <text:p/>
          </draw:line>
          <draw:line draw:style-name="gr7" draw:text-style-name="P7" draw:layer="Wall" svg:x1="33.471cm" svg:y1="33.481cm" svg:x2="22.16cm" svg:y2="33.481cm">
            <text:p/>
          </draw:line>
          <draw:line draw:style-name="gr7" draw:text-style-name="P7" draw:layer="Wall" svg:x1="26.602cm" svg:y1="28.85cm" svg:x2="26.602cm" svg:y2="30.607cm">
            <text:p/>
          </draw:line>
          <draw:line draw:style-name="gr7" draw:text-style-name="P7" draw:layer="Wall" svg:x1="39.121cm" svg:y1="17.78cm" svg:x2="39.121cm" svg:y2="21.94cm">
            <text:p/>
          </draw:line>
          <draw:line draw:style-name="gr7" draw:text-style-name="P7" draw:layer="Wall" svg:x1="40.909cm" svg:y1="26.313cm" svg:x2="40.909cm" svg:y2="23.486cm">
            <text:p/>
          </draw:line>
          <draw:line draw:style-name="gr7" draw:text-style-name="P7" draw:layer="Wall" svg:x1="39.651cm" svg:y1="13.791cm" svg:x2="39.25cm" svg:y2="13.791cm">
            <text:p/>
          </draw:line>
          <draw:line draw:style-name="gr7" draw:text-style-name="P7" draw:layer="Wall" svg:x1="35.6cm" svg:y1="13.791cm" svg:x2="37.322cm" svg:y2="10.396cm">
            <text:p/>
          </draw:line>
          <draw:line draw:style-name="gr7" draw:text-style-name="P7" draw:layer="Wall" svg:x1="37.322cm" svg:y1="10.396cm" svg:x2="38.96cm" svg:y2="10.391cm">
            <text:p/>
          </draw:line>
          <draw:line draw:style-name="gr7" draw:text-style-name="P7" draw:layer="Wall" svg:x1="38.96cm" svg:y1="10.391cm" svg:x2="38.96cm" svg:y2="10.141cm">
            <text:p/>
          </draw:line>
          <draw:line draw:style-name="gr7" draw:text-style-name="P7" draw:layer="Wall" svg:x1="38.96cm" svg:y1="10.141cm" svg:x2="39.392cm" svg:y2="10.141cm">
            <text:p/>
          </draw:line>
          <draw:line draw:style-name="gr7" draw:text-style-name="P7" draw:layer="Wall" svg:x1="30.171cm" svg:y1="8.091cm" svg:x2="30.268cm" svg:y2="8.124cm">
            <text:p/>
          </draw:line>
          <draw:line draw:style-name="gr7" draw:text-style-name="P7" draw:layer="Wall" svg:x1="30.268cm" svg:y1="8.124cm" svg:x2="30.342cm" svg:y2="8.171cm">
            <text:p/>
          </draw:line>
          <draw:line draw:style-name="gr7" draw:text-style-name="P7" draw:layer="Wall" svg:x1="30.342cm" svg:y1="8.171cm" svg:x2="30.394cm" svg:y2="8.21cm">
            <text:p/>
          </draw:line>
          <draw:line draw:style-name="gr7" draw:text-style-name="P7" draw:layer="Wall" svg:x1="30.394cm" svg:y1="8.21cm" svg:x2="30.42cm" svg:y2="8.219cm">
            <text:p/>
          </draw:line>
          <draw:line draw:style-name="gr7" draw:text-style-name="P7" draw:layer="Wall" svg:x1="30.42cm" svg:y1="8.219cm" svg:x2="30.826cm" svg:y2="8.647cm">
            <text:p/>
          </draw:line>
          <draw:line draw:style-name="gr7" draw:text-style-name="P7" draw:layer="Wall" svg:x1="20.17cm" svg:y1="6.223cm" svg:x2="37.795cm" svg:y2="6.241cm">
            <text:p/>
          </draw:line>
          <draw:line draw:style-name="gr7" draw:text-style-name="P7" draw:layer="Wall" svg:x1="37.795cm" svg:y1="6.241cm" svg:x2="37.795cm" svg:y2="4.89cm">
            <text:p/>
          </draw:line>
          <draw:line draw:style-name="gr7" draw:text-style-name="P7" draw:layer="Wall" svg:x1="37.795cm" svg:y1="4.89cm" svg:x2="48.55cm" svg:y2="4.892cm">
            <text:p/>
          </draw:line>
          <draw:line draw:style-name="gr7" draw:text-style-name="P7" draw:layer="Wall" svg:x1="47.68cm" svg:y1="13.04cm" svg:x2="48.55cm" svg:y2="4.892cm">
            <text:p/>
          </draw:line>
          <draw:line draw:style-name="gr7" draw:text-style-name="P7" draw:layer="Wall" svg:x1="39.392cm" svg:y1="10.141cm" svg:x2="39.651cm" svg:y2="10.141cm">
            <text:p/>
          </draw:line>
          <draw:line draw:style-name="gr7" draw:text-style-name="P7" draw:layer="Wall" svg:x1="46.493cm" svg:y1="24.041cm" svg:x2="46.493cm" svg:y2="23.491cm">
            <text:p/>
          </draw:line>
          <draw:line draw:style-name="gr7" draw:text-style-name="P7" draw:layer="Wall" svg:x1="46.493cm" svg:y1="23.491cm" svg:x2="46.321cm" svg:y2="22.941cm">
            <text:p/>
          </draw:line>
          <draw:line draw:style-name="gr7" draw:text-style-name="P7" draw:layer="Wall" svg:x1="46.321cm" svg:y1="22.941cm" svg:x2="45.871cm" svg:y2="22.341cm">
            <text:p/>
          </draw:line>
          <draw:line draw:style-name="gr7" draw:text-style-name="P7" draw:layer="Wall" svg:x1="45.871cm" svg:y1="22.341cm" svg:x2="45.297cm" svg:y2="21.965cm">
            <text:p/>
          </draw:line>
          <draw:line draw:style-name="gr7" draw:text-style-name="P7" draw:layer="Wall" svg:x1="45.297cm" svg:y1="21.965cm" svg:x2="44.721cm" svg:y2="21.798cm">
            <text:p/>
          </draw:line>
          <draw:line draw:style-name="gr7" draw:text-style-name="P7" draw:layer="Wall" svg:x1="45.482cm" svg:y1="33.481cm" svg:x2="46.493cm" svg:y2="24.041cm">
            <text:p/>
          </draw:line>
          <draw:line draw:style-name="gr7" draw:text-style-name="P7" draw:layer="Wall" svg:x1="24.964cm" svg:y1="23.381cm" svg:x2="24.221cm" svg:y2="23.381cm">
            <text:p/>
          </draw:line>
          <draw:line draw:style-name="gr7" draw:text-style-name="P7" draw:layer="Wall" svg:x1="39.121cm" svg:y1="21.94cm" svg:x2="30.104cm" svg:y2="21.94cm">
            <text:p/>
          </draw:line>
          <draw:line draw:style-name="gr7" draw:text-style-name="P7" draw:layer="Wall" svg:x1="45.482cm" svg:y1="33.481cm" svg:x2="33.471cm" svg:y2="33.481cm">
            <text:p/>
          </draw:line>
          <draw:line draw:style-name="gr7" draw:text-style-name="P7" draw:layer="Wall" svg:x1="35.6cm" svg:y1="13.791cm" svg:x2="39.25cm" svg:y2="13.791cm">
            <text:p/>
          </draw:line>
          <draw:line draw:style-name="gr7" draw:text-style-name="P7" draw:layer="Wall" svg:x1="39.121cm" svg:y1="17.789cm" svg:x2="30.485cm" svg:y2="17.796cm">
            <text:p/>
          </draw:line>
          <draw:rect draw:style-name="gr8" draw:text-style-name="P7" draw:layer="Wall" svg:width="1.643cm" svg:height="1.028cm" svg:x="13.559cm" svg:y="11.429cm">
            <text:p/>
          </draw:rect>
          <draw:rect draw:style-name="gr9" draw:text-style-name="P7" draw:layer="Wall" svg:width="1.643cm" svg:height="1.031cm" svg:x="13.559cm" svg:y="14.772cm">
            <text:p/>
          </draw:rect>
          <draw:rect draw:style-name="gr10" draw:text-style-name="P7" draw:layer="Wall" svg:width="9.999cm" svg:height="4.375cm" svg:x="15.202cm" svg:y="11.428cm">
            <text:p/>
          </draw:rect>
          <draw:rect draw:style-name="gr11" draw:text-style-name="P7" draw:layer="Wall" svg:width="1.624cm" svg:height="2.349cm" svg:x="25.202cm" svg:y="13.454cm">
            <text:p/>
          </draw:rect>
          <draw:line draw:style-name="gr7" draw:text-style-name="P7" draw:layer="Wall" svg:x1="27.642cm" svg:y1="11.386cm" svg:x2="26.49cm" svg:y2="11.386cm">
            <text:p/>
          </draw:line>
          <draw:line draw:style-name="gr7" draw:text-style-name="P7" draw:layer="Wall" svg:x1="26.49cm" svg:y1="11.386cm" svg:x2="26.506cm" svg:y2="13.455cm">
            <text:p/>
          </draw:line>
          <draw:line draw:style-name="gr7" draw:text-style-name="P7" draw:layer="Wall" svg:x1="26.506cm" svg:y1="13.455cm" svg:x2="28.471cm" svg:y2="13.455cm">
            <text:p/>
          </draw:line>
          <draw:line draw:style-name="gr7" draw:text-style-name="P7" draw:layer="Wall" svg:x1="28.471cm" svg:y1="13.455cm" svg:x2="27.642cm" svg:y2="11.386cm">
            <text:p/>
          </draw:line>
          <draw:rect draw:style-name="gr12" draw:text-style-name="P7" draw:layer="Wall" svg:width="8.717cm" svg:height="4.574cm" svg:x="30.103cm" svg:y="23.485cm">
            <text:p/>
          </draw:rect>
          <draw:rect draw:style-name="gr13" draw:text-style-name="P7" draw:layer="Wall" svg:width="2.089cm" svg:height="1.745cm" svg:x="38.82cm" svg:y="26.313cm">
            <text:p/>
          </draw:rect>
          <draw:rect draw:style-name="gr14" draw:text-style-name="P7" draw:layer="Wall" svg:width="2.437cm" svg:height="2.337cm" svg:x="22.526cm" svg:y="23.38cm">
            <text:p/>
          </draw:rect>
          <draw:line draw:style-name="gr7" draw:text-style-name="P7" draw:layer="Wall" svg:x1="22.021cm" svg:y1="23.381cm" svg:x2="22.527cm" svg:y2="23.381cm">
            <text:p/>
          </draw:line>
          <draw:line draw:style-name="gr7" draw:text-style-name="P7" draw:layer="Wall" svg:x1="22.527cm" svg:y1="23.381cm" svg:x2="22.527cm" svg:y2="25.718cm">
            <text:p/>
          </draw:line>
          <draw:line draw:style-name="gr7" draw:text-style-name="P7" draw:layer="Wall" svg:x1="22.527cm" svg:y1="25.718cm" svg:x2="19.9cm" svg:y2="25.718cm">
            <text:p/>
          </draw:line>
          <draw:line draw:style-name="gr7" draw:text-style-name="P7" draw:layer="Wall" svg:x1="28.471cm" svg:y1="13.455cm" svg:x2="26.827cm" svg:y2="13.455cm">
            <text:p/>
          </draw:line>
          <draw:line draw:style-name="gr7" draw:text-style-name="P7" draw:layer="Wall" svg:x1="26.827cm" svg:y1="13.455cm" svg:x2="26.827cm" svg:y2="15.804cm">
            <text:p/>
          </draw:line>
          <draw:line draw:style-name="gr7" draw:text-style-name="P7" draw:layer="Wall" svg:x1="26.827cm" svg:y1="15.804cm" svg:x2="28.73cm" svg:y2="15.804cm">
            <text:p/>
          </draw:line>
          <draw:line draw:style-name="gr7" draw:text-style-name="P7" draw:layer="Wall" svg:x1="28.73cm" svg:y1="15.804cm" svg:x2="29.132cm" svg:y2="15.108cm">
            <text:p/>
          </draw:line>
          <draw:line draw:style-name="gr7" draw:text-style-name="P7" draw:layer="Wall" svg:x1="29.132cm" svg:y1="15.108cm" svg:x2="28.471cm" svg:y2="13.455cm">
            <text:p/>
          </draw:line>
          <draw:line draw:style-name="gr7" draw:text-style-name="P7" draw:layer="Wall" svg:x1="35.6cm" svg:y1="13.791cm" svg:x2="39.651cm" svg:y2="13.791cm">
            <text:p/>
          </draw:line>
          <draw:line draw:style-name="gr7" draw:text-style-name="P7" draw:layer="Wall" svg:x1="39.651cm" svg:y1="13.791cm" svg:x2="39.651cm" svg:y2="12.054cm">
            <text:p/>
          </draw:line>
          <draw:line draw:style-name="gr7" draw:text-style-name="P7" draw:layer="Wall" svg:x1="39.651cm" svg:y1="12.054cm" svg:x2="36.5cm" svg:y2="12.054cm">
            <text:p/>
          </draw:line>
          <draw:line draw:style-name="gr7" draw:text-style-name="P7" draw:layer="Wall" svg:x1="36.5cm" svg:y1="12.054cm" svg:x2="35.6cm" svg:y2="13.791cm">
            <text:p/>
          </draw:line>
          <draw:line draw:style-name="gr7" draw:text-style-name="P7" draw:layer="Wall" svg:x1="36.5cm" svg:y1="12.054cm" svg:x2="39.651cm" svg:y2="12.054cm">
            <text:p/>
          </draw:line>
          <draw:line draw:style-name="gr7" draw:text-style-name="P7" draw:layer="Wall" svg:x1="39.651cm" svg:y1="12.054cm" svg:x2="39.651cm" svg:y2="10.141cm">
            <text:p/>
          </draw:line>
          <draw:line draw:style-name="gr7" draw:text-style-name="P7" draw:layer="Wall" svg:x1="39.651cm" svg:y1="10.141cm" svg:x2="38.96cm" svg:y2="10.141cm">
            <text:p/>
          </draw:line>
          <draw:line draw:style-name="gr7" draw:text-style-name="P7" draw:layer="Wall" svg:x1="38.96cm" svg:y1="10.141cm" svg:x2="38.96cm" svg:y2="10.391cm">
            <text:p/>
          </draw:line>
          <draw:line draw:style-name="gr7" draw:text-style-name="P7" draw:layer="Wall" svg:x1="38.96cm" svg:y1="10.391cm" svg:x2="37.322cm" svg:y2="10.396cm">
            <text:p/>
          </draw:line>
          <draw:line draw:style-name="gr7" draw:text-style-name="P7" draw:layer="Wall" svg:x1="37.322cm" svg:y1="10.396cm" svg:x2="36.5cm" svg:y2="12.054cm">
            <text:p/>
          </draw:line>
          <draw:line draw:style-name="gr7" draw:text-style-name="P7" draw:layer="Wall" svg:x1="30.104cm" svg:y1="21.824cm" svg:x2="30.104cm" svg:y2="21.94cm">
            <text:p/>
          </draw:line>
          <draw:line draw:style-name="gr15" draw:text-style-name="P7" draw:layer="Wall" svg:x1="23.47cm" svg:y1="14.54cm" svg:x2="22.97cm" svg:y2="14.54cm">
            <text:p/>
          </draw:line>
          <draw:line draw:style-name="gr15" draw:text-style-name="P7" draw:layer="Wall" svg:x1="16.92cm" svg:y1="11.428cm" svg:x2="16.92cm" svg:y2="15.804cm">
            <text:p/>
          </draw:line>
          <draw:line draw:style-name="gr15" draw:text-style-name="P7" draw:layer="Wall" svg:x1="18.37cm" svg:y1="11.428cm" svg:x2="18.37cm" svg:y2="15.803cm">
            <text:p/>
          </draw:line>
          <draw:line draw:style-name="gr15" draw:text-style-name="P7" draw:layer="Wall" svg:x1="18.37cm" svg:y1="13.54cm" svg:x2="18.02cm" svg:y2="13.54cm">
            <text:p/>
          </draw:line>
          <draw:line draw:style-name="gr15" draw:text-style-name="P7" draw:layer="Wall" svg:x1="17.27cm" svg:y1="13.54cm" svg:x2="16.92cm" svg:y2="13.54cm">
            <text:p/>
          </draw:line>
          <draw:line draw:style-name="gr15" draw:text-style-name="P7" draw:layer="Wall" svg:x1="15.202cm" svg:y1="12.19cm" svg:x2="18.37cm" svg:y2="12.19cm">
            <text:p/>
          </draw:line>
          <draw:line draw:style-name="gr15" draw:text-style-name="P7" draw:layer="Wall" svg:x1="25.202cm" svg:y1="12.19cm" svg:x2="22.971cm" svg:y2="12.19cm">
            <text:p/>
          </draw:line>
          <draw:line draw:style-name="gr15" draw:text-style-name="P7" draw:layer="Wall" svg:x1="23.47cm" svg:y1="11.428cm" svg:x2="23.47cm" svg:y2="15.803cm">
            <text:p/>
          </draw:line>
          <draw:line draw:style-name="gr15" draw:text-style-name="P7" draw:layer="Wall" svg:x1="20.67cm" svg:y1="11.429cm" svg:x2="20.67cm" svg:y2="13.425cm">
            <text:p/>
          </draw:line>
          <draw:line draw:style-name="gr15" draw:text-style-name="P7" draw:layer="Wall" svg:x1="30.57cm" svg:y1="23.59cm" svg:x2="30.22cm" svg:y2="23.59cm">
            <text:p/>
          </draw:line>
          <draw:line draw:style-name="gr15" draw:text-style-name="P7" draw:layer="Wall" svg:x1="32.92cm" svg:y1="24.44cm" svg:x2="35.97cm" svg:y2="24.44cm">
            <text:p/>
          </draw:line>
          <draw:line draw:style-name="gr15" draw:text-style-name="P7" draw:layer="Wall" svg:x1="31.37cm" svg:y1="25.29cm" svg:x2="37.67cm" svg:y2="25.29cm">
            <text:p/>
          </draw:line>
          <draw:line draw:style-name="gr15" draw:text-style-name="P7" draw:layer="Wall" svg:x1="30.22cm" svg:y1="28.059cm" svg:x2="30.22cm" svg:y2="23.59cm">
            <text:p/>
          </draw:line>
          <draw:line draw:style-name="gr15" draw:text-style-name="P7" draw:layer="Wall" svg:x1="30.22cm" svg:y1="27.29cm" svg:x2="37.47cm" svg:y2="27.29cm">
            <text:p/>
          </draw:line>
          <draw:line draw:style-name="gr15" draw:text-style-name="P7" draw:layer="Wall" svg:x1="35.22cm" svg:y1="28.059cm" svg:x2="35.22cm" svg:y2="25.29cm">
            <text:p/>
          </draw:line>
          <draw:line draw:style-name="gr15" draw:text-style-name="P7" draw:layer="Wall" svg:x1="31.77cm" svg:y1="23.59cm" svg:x2="31.77cm" svg:y2="24.59cm">
            <text:p/>
          </draw:line>
          <draw:line draw:style-name="gr15" draw:text-style-name="P7" draw:layer="Wall" svg:x1="30.57cm" svg:y1="25.29cm" svg:x2="30.22cm" svg:y2="25.29cm">
            <text:p/>
          </draw:line>
          <draw:line draw:style-name="gr15" draw:text-style-name="P7" draw:layer="Wall" svg:x1="38.82cm" svg:y1="23.59cm" svg:x2="38.47cm" svg:y2="23.59cm">
            <text:p/>
          </draw:line>
          <draw:line draw:style-name="gr15" draw:text-style-name="P7" draw:layer="Wall" svg:x1="38.82cm" svg:y1="25.29cm" svg:x2="38.47cm" svg:y2="25.29cm">
            <text:p/>
          </draw:line>
          <draw:line draw:style-name="gr15" draw:text-style-name="P7" draw:layer="Wall" svg:x1="31.22cm" svg:y1="23.59cm" svg:x2="37.77cm" svg:y2="23.59cm">
            <text:p/>
          </draw:line>
          <draw:line draw:style-name="gr15" draw:text-style-name="P7" draw:layer="Wall" svg:x1="37.12cm" svg:y1="23.59cm" svg:x2="37.12cm" svg:y2="24.59cm">
            <text:p/>
          </draw:line>
          <draw:polygon draw:style-name="gr16" draw:text-style-name="P7" draw:layer="Wall" svg:width="0.9cm" svg:height="1.499cm" svg:x="14.769cm" svg:y="28.8cm" svg:viewBox="0 0 901 1500" draw:points="0,0 901,0 901,1500 0,1500">
            <text:p/>
          </draw:polygon>
          <draw:polygon draw:style-name="gr16" draw:text-style-name="P7" draw:layer="Wall" svg:width="0.899cm" svg:height="1.749cm" draw:transform="rotate (-3.14159265358979) translate (43.07cm 9.79cm)" svg:viewBox="0 0 900 1750" draw:points="0,0 900,0 900,1250 550,1700 450,1750 400,1750 350,1700 0,1250">
            <text:p/>
          </draw:polygon>
          <draw:line draw:style-name="gr17" draw:text-style-name="P7" draw:layer="Wall" svg:x1="47.68cm" svg:y1="13.04cm" svg:x2="47.32cm" svg:y2="14.39cm">
            <text:p/>
          </draw:line>
          <draw:line draw:style-name="gr17" draw:text-style-name="P7" draw:layer="Wall" svg:x1="47.32cm" svg:y1="14.39cm" svg:x2="46.492cm" svg:y2="15.59cm">
            <text:p/>
          </draw:line>
          <draw:line draw:style-name="gr17" draw:text-style-name="P7" draw:layer="Wall" svg:x1="46.492cm" svg:y1="15.59cm" svg:x2="43.351cm" svg:y2="17.7cm">
            <text:p/>
          </draw:line>
          <draw:line draw:style-name="gr17" draw:text-style-name="P7" draw:layer="Wall" svg:x1="43.351cm" svg:y1="17.69cm" svg:x2="43.35cm" svg:y2="21.796cm">
            <text:p/>
          </draw:line>
          <draw:line draw:style-name="gr17" draw:text-style-name="P7" draw:layer="Wall" svg:x1="42.2cm" svg:y1="17.85cm" svg:x2="42.2cm" svg:y2="21.796cm">
            <text:p/>
          </draw:line>
          <draw:line draw:style-name="gr17" draw:text-style-name="P7" draw:layer="Wall" svg:x1="42.2cm" svg:y1="21.796cm" svg:x2="44.721cm" svg:y2="21.796cm">
            <text:p/>
          </draw:line>
          <draw:rect draw:style-name="gr9" draw:text-style-name="P7" draw:layer="Wall" svg:width="1.643cm" svg:height="2.315cm" svg:x="13.56cm" svg:y="12.458cm">
            <text:p/>
          </draw:rect>
          <draw:line draw:style-name="gr15" draw:text-style-name="P7" draw:layer="Wall" svg:x1="16.02cm" svg:y1="11.428cm" svg:x2="16.02cm" svg:y2="12.19cm">
            <text:p/>
          </draw:line>
          <draw:line draw:style-name="gr7" draw:text-style-name="P7" draw:layer="Wall" svg:x1="25.07cm" svg:y1="30.606cm" svg:x2="25.07cm" svg:y2="28.85cm">
            <text:p/>
          </draw:line>
          <draw:line draw:style-name="gr7" draw:text-style-name="P7" draw:layer="Wall" svg:x1="26.602cm" svg:y1="30.603cm" svg:x2="23.886cm" svg:y2="30.603cm">
            <text:p/>
          </draw:line>
          <draw:line draw:style-name="gr7" draw:text-style-name="P7" draw:layer="Wall" svg:x1="25.07cm" svg:y1="29.732cm" svg:x2="23.886cm" svg:y2="29.732cm">
            <text:p/>
          </draw:line>
          <draw:line draw:style-name="gr7" draw:text-style-name="P7" draw:layer="Wall" svg:x1="26.602cm" svg:y1="28.85cm" svg:x2="26.17cm" svg:y2="28.85cm">
            <text:p/>
          </draw:line>
          <draw:line draw:style-name="gr7" draw:text-style-name="P7" draw:layer="Wall" svg:x1="19.9cm" svg:y1="28.06cm" svg:x2="24.961cm" svg:y2="28.059cm">
            <text:p/>
          </draw:line>
          <draw:line draw:style-name="gr7" draw:text-style-name="P7" draw:layer="Wall" svg:x1="23.288cm" svg:y1="25.717cm" svg:x2="23.286cm" svg:y2="28.059cm">
            <text:p/>
          </draw:line>
          <draw:line draw:style-name="gr7" draw:text-style-name="P7" draw:layer="Wall" svg:x1="21.674cm" svg:y1="25.717cm" svg:x2="21.672cm" svg:y2="28.059cm">
            <text:p/>
          </draw:line>
          <draw:line draw:style-name="gr7" draw:text-style-name="P7" draw:layer="Wall" svg:x1="30.831cm" svg:y1="10.279cm" svg:x2="30.831cm" svg:y2="8.646cm">
            <text:p/>
          </draw:line>
          <draw:line draw:style-name="gr7" draw:text-style-name="P7" draw:layer="Wall" svg:x1="30.831cm" svg:y1="11.423cm" svg:x2="30.831cm" svg:y2="10.912cm">
            <text:p/>
          </draw:line>
          <draw:line draw:style-name="gr7" draw:text-style-name="P7" draw:layer="Wall" svg:x1="30.832cm" svg:y1="9.829cm" svg:x2="29.124cm" svg:y2="9.826cm">
            <text:p/>
          </draw:line>
          <draw:line draw:style-name="gr7" draw:text-style-name="P7" draw:layer="Wall" svg:x1="30.832cm" svg:y1="8.657cm" svg:x2="29.124cm" svg:y2="8.654cm">
            <text:p/>
          </draw:line>
          <draw:line draw:style-name="gr18" draw:text-style-name="P7" draw:layer="Detail" svg:x1="30.57cm" svg:y1="25.94cm" svg:x2="30.57cm" svg:y2="23.59cm">
            <text:p/>
          </draw:line>
          <draw:line draw:style-name="gr18" draw:text-style-name="P7" draw:layer="Detail" svg:x1="30.22cm" svg:y1="24.04cm" svg:x2="30.57cm" svg:y2="24.04cm">
            <text:p/>
          </draw:line>
          <draw:line draw:style-name="gr18" draw:text-style-name="P7" draw:layer="Detail" svg:x1="31.42cm" svg:y1="25.29cm" svg:x2="31.42cm" svg:y2="27.29cm">
            <text:p/>
          </draw:line>
          <draw:line draw:style-name="gr18" draw:text-style-name="P7" draw:layer="Detail" svg:x1="30.22cm" svg:y1="25.94cm" svg:x2="31.42cm" svg:y2="25.94cm">
            <text:p/>
          </draw:line>
          <draw:line draw:style-name="gr18" draw:text-style-name="P7" draw:layer="Detail" svg:x1="34.67cm" svg:y1="26.49cm" svg:x2="31.42cm" svg:y2="26.49cm">
            <text:p/>
          </draw:line>
          <draw:line draw:style-name="gr18" draw:text-style-name="P7" draw:layer="Detail" svg:x1="31.62cm" svg:y1="26.49cm" svg:x2="31.62cm" svg:y2="27.29cm">
            <text:p/>
          </draw:line>
          <draw:line draw:style-name="gr18" draw:text-style-name="P7" draw:layer="Detail" svg:x1="32.07cm" svg:y1="26.49cm" svg:x2="32.07cm" svg:y2="27.29cm">
            <text:p/>
          </draw:line>
          <draw:line draw:style-name="gr18" draw:text-style-name="P7" draw:layer="Detail" svg:x1="32.52cm" svg:y1="26.49cm" svg:x2="32.52cm" svg:y2="27.29cm">
            <text:p/>
          </draw:line>
          <draw:line draw:style-name="gr18" draw:text-style-name="P7" draw:layer="Detail" svg:x1="32.92cm" svg:y1="26.495cm" svg:x2="32.92cm" svg:y2="27.295cm">
            <text:p/>
          </draw:line>
          <draw:line draw:style-name="gr18" draw:text-style-name="P7" draw:layer="Detail" svg:x1="33.37cm" svg:y1="26.49cm" svg:x2="33.37cm" svg:y2="27.29cm">
            <text:p/>
          </draw:line>
          <draw:line draw:style-name="gr18" draw:text-style-name="P7" draw:layer="Detail" svg:x1="33.82cm" svg:y1="26.495cm" svg:x2="33.82cm" svg:y2="27.295cm">
            <text:p/>
          </draw:line>
          <draw:line draw:style-name="gr18" draw:text-style-name="P7" draw:layer="Detail" svg:x1="34.22cm" svg:y1="26.49cm" svg:x2="34.22cm" svg:y2="27.29cm">
            <text:p/>
          </draw:line>
          <draw:line draw:style-name="gr18" draw:text-style-name="P7" draw:layer="Detail" svg:x1="34.67cm" svg:y1="25.29cm" svg:x2="34.67cm" svg:y2="27.29cm">
            <text:p/>
          </draw:line>
          <draw:line draw:style-name="gr18" draw:text-style-name="P7" draw:layer="Detail" svg:x1="32.87cm" svg:y1="25.84cm" svg:x2="32.02cm" svg:y2="25.84cm">
            <text:p/>
          </draw:line>
          <draw:line draw:style-name="gr18" draw:text-style-name="P7" draw:layer="Detail" svg:x1="32.02cm" svg:y1="25.29cm" svg:x2="32.02cm" svg:y2="25.84cm">
            <text:p/>
          </draw:line>
          <draw:line draw:style-name="gr18" draw:text-style-name="P7" draw:layer="Detail" svg:x1="32.87cm" svg:y1="25.29cm" svg:x2="32.87cm" svg:y2="25.84cm">
            <text:p/>
          </draw:line>
          <draw:line draw:style-name="gr18" draw:text-style-name="P7" draw:layer="Detail" svg:x1="31.22cm" svg:y1="24.34cm" svg:x2="31.77cm" svg:y2="24.34cm">
            <text:p/>
          </draw:line>
          <draw:line draw:style-name="gr18" draw:text-style-name="P7" draw:layer="Detail" svg:x1="31.22cm" svg:y1="24.34cm" svg:x2="31.22cm" svg:y2="23.59cm">
            <text:p/>
          </draw:line>
          <draw:line draw:style-name="gr18" draw:text-style-name="P7" draw:layer="Detail" svg:x1="35.72cm" svg:y1="25.29cm" svg:x2="35.72cm" svg:y2="27.29cm">
            <text:p/>
          </draw:line>
          <draw:line draw:style-name="gr18" draw:text-style-name="P7" draw:layer="Detail" svg:x1="35.72cm" svg:y1="25.99cm" svg:x2="34.67cm" svg:y2="25.99cm">
            <text:p/>
          </draw:line>
          <draw:line draw:style-name="gr18" draw:text-style-name="P7" draw:layer="Detail" svg:x1="36.12cm" svg:y1="26.49cm" svg:x2="36.12cm" svg:y2="27.29cm">
            <text:p/>
          </draw:line>
          <draw:line draw:style-name="gr18" draw:text-style-name="P7" draw:layer="Detail" svg:x1="36.57cm" svg:y1="26.49cm" svg:x2="36.57cm" svg:y2="27.29cm">
            <text:p/>
          </draw:line>
          <draw:line draw:style-name="gr18" draw:text-style-name="P7" draw:layer="Detail" svg:x1="37.47cm" svg:y1="26.49cm" svg:x2="35.72cm" svg:y2="26.49cm">
            <text:p/>
          </draw:line>
          <draw:line draw:style-name="gr18" draw:text-style-name="P7" draw:layer="Detail" svg:x1="37.02cm" svg:y1="26.49cm" svg:x2="37.02cm" svg:y2="27.29cm">
            <text:p/>
          </draw:line>
          <draw:line draw:style-name="gr18" draw:text-style-name="P7" draw:layer="Detail" svg:x1="37.47cm" svg:y1="26.49cm" svg:x2="37.47cm" svg:y2="27.29cm">
            <text:p/>
          </draw:line>
          <draw:line draw:style-name="gr18" draw:text-style-name="P7" draw:layer="Detail" svg:x1="36.07cm" svg:y1="25.49cm" svg:x2="36.07cm" svg:y2="25.84cm">
            <text:p/>
          </draw:line>
          <draw:line draw:style-name="gr18" draw:text-style-name="P7" draw:layer="Detail" svg:x1="36.42cm" svg:y1="25.49cm" svg:x2="36.42cm" svg:y2="25.84cm">
            <text:p/>
          </draw:line>
          <draw:line draw:style-name="gr18" draw:text-style-name="P7" draw:layer="Detail" svg:x1="36.82cm" svg:y1="25.49cm" svg:x2="35.72cm" svg:y2="25.49cm">
            <text:p/>
          </draw:line>
          <draw:line draw:style-name="gr18" draw:text-style-name="P7" draw:layer="Detail" svg:x1="36.82cm" svg:y1="25.29cm" svg:x2="36.82cm" svg:y2="25.84cm">
            <text:p/>
          </draw:line>
          <draw:line draw:style-name="gr18" draw:text-style-name="P7" draw:layer="Detail" svg:x1="37.02cm" svg:y1="25.29cm" svg:x2="37.02cm" svg:y2="25.84cm">
            <text:p/>
          </draw:line>
          <draw:line draw:style-name="gr18" draw:text-style-name="P7" draw:layer="Detail" svg:x1="37.02cm" svg:y1="25.84cm" svg:x2="36.82cm" svg:y2="25.84cm">
            <text:p/>
          </draw:line>
          <draw:line draw:style-name="gr18" draw:text-style-name="P7" draw:layer="Detail" svg:x1="37.62cm" svg:y1="25.89cm" svg:x2="37.62cm" svg:y2="25.29cm">
            <text:p/>
          </draw:line>
          <draw:line draw:style-name="gr18" draw:text-style-name="P7" draw:layer="Detail" svg:x1="37.62cm" svg:y1="25.89cm" svg:x2="38.82cm" svg:y2="25.89cm">
            <text:p/>
          </draw:line>
          <draw:line draw:style-name="gr18" draw:text-style-name="P7" draw:layer="Detail" svg:x1="38.47cm" svg:y1="25.89cm" svg:x2="38.47cm" svg:y2="23.59cm">
            <text:p/>
          </draw:line>
          <draw:line draw:style-name="gr18" draw:text-style-name="P7" draw:layer="Detail" svg:x1="37.12cm" svg:y1="24.34cm" svg:x2="37.67cm" svg:y2="24.34cm">
            <text:p/>
          </draw:line>
          <draw:line draw:style-name="gr18" draw:text-style-name="P7" draw:layer="Detail" svg:x1="37.67cm" svg:y1="24.34cm" svg:x2="37.67cm" svg:y2="23.59cm">
            <text:p/>
          </draw:line>
          <draw:g>
            <draw:g>
              <draw:line draw:style-name="gr18" draw:text-style-name="P7" draw:layer="Detail" svg:x1="33.162cm" svg:y1="24.34cm" svg:x2="33.162cm" svg:y2="23.69cm">
                <text:p/>
              </draw:line>
              <draw:line draw:style-name="gr18" draw:text-style-name="P7" draw:layer="Detail" svg:x1="33.278cm" svg:y1="24.34cm" svg:x2="33.278cm" svg:y2="23.69cm">
                <text:p/>
              </draw:line>
              <draw:line draw:style-name="gr18" draw:text-style-name="P7" draw:layer="Detail" svg:x1="33.395cm" svg:y1="24.34cm" svg:x2="33.395cm" svg:y2="23.69cm">
                <text:p/>
              </draw:line>
              <draw:line draw:style-name="gr18" draw:text-style-name="P7" draw:layer="Detail" svg:x1="33.512cm" svg:y1="24.34cm" svg:x2="33.512cm" svg:y2="23.69cm">
                <text:p/>
              </draw:line>
              <draw:line draw:style-name="gr18" draw:text-style-name="P7" draw:layer="Detail" svg:x1="33.628cm" svg:y1="24.34cm" svg:x2="33.628cm" svg:y2="23.69cm">
                <text:p/>
              </draw:line>
              <draw:line draw:style-name="gr18" draw:text-style-name="P7" draw:layer="Detail" svg:x1="33.745cm" svg:y1="24.34cm" svg:x2="33.745cm" svg:y2="23.69cm">
                <text:p/>
              </draw:line>
              <draw:line draw:style-name="gr18" draw:text-style-name="P7" draw:layer="Detail" svg:x1="33.862cm" svg:y1="24.34cm" svg:x2="33.862cm" svg:y2="23.69cm">
                <text:p/>
              </draw:line>
              <draw:line draw:style-name="gr18" draw:text-style-name="P7" draw:layer="Detail" svg:x1="33.978cm" svg:y1="24.34cm" svg:x2="33.978cm" svg:y2="23.69cm">
                <text:p/>
              </draw:line>
              <draw:line draw:style-name="gr18" draw:text-style-name="P7" draw:layer="Detail" svg:x1="34.095cm" svg:y1="24.34cm" svg:x2="34.095cm" svg:y2="23.69cm">
                <text:p/>
              </draw:line>
              <draw:line draw:style-name="gr18" draw:text-style-name="P7" draw:layer="Detail" svg:x1="34.212cm" svg:y1="24.34cm" svg:x2="34.212cm" svg:y2="23.69cm">
                <text:p/>
              </draw:line>
              <draw:line draw:style-name="gr18" draw:text-style-name="P7" draw:layer="Detail" svg:x1="34.328cm" svg:y1="24.34cm" svg:x2="34.328cm" svg:y2="23.69cm">
                <text:p/>
              </draw:line>
              <draw:line draw:style-name="gr18" draw:text-style-name="P7" draw:layer="Detail" svg:x1="34.445cm" svg:y1="24.34cm" svg:x2="34.445cm" svg:y2="23.69cm">
                <text:p/>
              </draw:line>
              <draw:line draw:style-name="gr18" draw:text-style-name="P7" draw:layer="Detail" svg:x1="34.562cm" svg:y1="24.34cm" svg:x2="34.562cm" svg:y2="23.69cm">
                <text:p/>
              </draw:line>
              <draw:line draw:style-name="gr18" draw:text-style-name="P7" draw:layer="Detail" svg:x1="34.678cm" svg:y1="24.34cm" svg:x2="34.678cm" svg:y2="23.69cm">
                <text:p/>
              </draw:line>
              <draw:line draw:style-name="gr18" draw:text-style-name="P7" draw:layer="Detail" svg:x1="34.795cm" svg:y1="24.34cm" svg:x2="34.795cm" svg:y2="23.69cm">
                <text:p/>
              </draw:line>
              <draw:line draw:style-name="gr18" draw:text-style-name="P7" draw:layer="Detail" svg:x1="34.912cm" svg:y1="24.34cm" svg:x2="34.912cm" svg:y2="23.69cm">
                <text:p/>
              </draw:line>
              <draw:line draw:style-name="gr18" draw:text-style-name="P7" draw:layer="Detail" svg:x1="35.028cm" svg:y1="24.34cm" svg:x2="35.028cm" svg:y2="23.69cm">
                <text:p/>
              </draw:line>
              <draw:line draw:style-name="gr18" draw:text-style-name="P7" draw:layer="Detail" svg:x1="35.145cm" svg:y1="24.34cm" svg:x2="35.145cm" svg:y2="23.69cm">
                <text:p/>
              </draw:line>
              <draw:line draw:style-name="gr18" draw:text-style-name="P7" draw:layer="Detail" svg:x1="35.262cm" svg:y1="24.34cm" svg:x2="35.262cm" svg:y2="23.69cm">
                <text:p/>
              </draw:line>
              <draw:line draw:style-name="gr18" draw:text-style-name="P7" draw:layer="Detail" svg:x1="35.378cm" svg:y1="24.34cm" svg:x2="35.378cm" svg:y2="23.69cm">
                <text:p/>
              </draw:line>
              <draw:line draw:style-name="gr18" draw:text-style-name="P7" draw:layer="Detail" svg:x1="35.495cm" svg:y1="24.34cm" svg:x2="35.495cm" svg:y2="23.69cm">
                <text:p/>
              </draw:line>
              <draw:line draw:style-name="gr18" draw:text-style-name="P7" draw:layer="Detail" svg:x1="35.612cm" svg:y1="24.34cm" svg:x2="35.612cm" svg:y2="23.69cm">
                <text:p/>
              </draw:line>
              <draw:line draw:style-name="gr18" draw:text-style-name="P7" draw:layer="Detail" svg:x1="35.728cm" svg:y1="24.34cm" svg:x2="35.728cm" svg:y2="23.69cm">
                <text:p/>
              </draw:line>
              <draw:line draw:style-name="gr18" draw:text-style-name="P7" draw:layer="Detail" svg:x1="35.845cm" svg:y1="24.34cm" svg:x2="35.845cm" svg:y2="23.69cm">
                <text:p/>
              </draw:line>
              <draw:line draw:style-name="gr18" draw:text-style-name="P7" draw:layer="Detail" svg:x1="33.045cm" svg:y1="25.19cm" svg:x2="33.045cm" svg:y2="24.54cm">
                <text:p/>
              </draw:line>
              <draw:line draw:style-name="gr18" draw:text-style-name="P7" draw:layer="Detail" svg:x1="33.162cm" svg:y1="25.19cm" svg:x2="33.162cm" svg:y2="24.54cm">
                <text:p/>
              </draw:line>
              <draw:line draw:style-name="gr18" draw:text-style-name="P7" draw:layer="Detail" svg:x1="33.278cm" svg:y1="25.19cm" svg:x2="33.278cm" svg:y2="24.54cm">
                <text:p/>
              </draw:line>
              <draw:line draw:style-name="gr18" draw:text-style-name="P7" draw:layer="Detail" svg:x1="33.395cm" svg:y1="25.19cm" svg:x2="33.395cm" svg:y2="24.54cm">
                <text:p/>
              </draw:line>
              <draw:line draw:style-name="gr18" draw:text-style-name="P7" draw:layer="Detail" svg:x1="33.512cm" svg:y1="25.19cm" svg:x2="33.512cm" svg:y2="24.54cm">
                <text:p/>
              </draw:line>
              <draw:line draw:style-name="gr18" draw:text-style-name="P7" draw:layer="Detail" svg:x1="33.628cm" svg:y1="25.19cm" svg:x2="33.628cm" svg:y2="24.54cm">
                <text:p/>
              </draw:line>
              <draw:line draw:style-name="gr18" draw:text-style-name="P7" draw:layer="Detail" svg:x1="33.745cm" svg:y1="25.19cm" svg:x2="33.745cm" svg:y2="24.54cm">
                <text:p/>
              </draw:line>
              <draw:line draw:style-name="gr18" draw:text-style-name="P7" draw:layer="Detail" svg:x1="33.862cm" svg:y1="25.19cm" svg:x2="33.862cm" svg:y2="24.54cm">
                <text:p/>
              </draw:line>
              <draw:line draw:style-name="gr18" draw:text-style-name="P7" draw:layer="Detail" svg:x1="33.978cm" svg:y1="25.19cm" svg:x2="33.978cm" svg:y2="24.54cm">
                <text:p/>
              </draw:line>
              <draw:line draw:style-name="gr18" draw:text-style-name="P7" draw:layer="Detail" svg:x1="34.095cm" svg:y1="25.19cm" svg:x2="34.095cm" svg:y2="24.54cm">
                <text:p/>
              </draw:line>
              <draw:line draw:style-name="gr18" draw:text-style-name="P7" draw:layer="Detail" svg:x1="34.212cm" svg:y1="25.19cm" svg:x2="34.212cm" svg:y2="24.54cm">
                <text:p/>
              </draw:line>
              <draw:line draw:style-name="gr18" draw:text-style-name="P7" draw:layer="Detail" svg:x1="34.328cm" svg:y1="25.19cm" svg:x2="34.328cm" svg:y2="24.54cm">
                <text:p/>
              </draw:line>
              <draw:line draw:style-name="gr18" draw:text-style-name="P7" draw:layer="Detail" svg:x1="34.445cm" svg:y1="25.19cm" svg:x2="34.445cm" svg:y2="24.54cm">
                <text:p/>
              </draw:line>
              <draw:line draw:style-name="gr18" draw:text-style-name="P7" draw:layer="Detail" svg:x1="34.562cm" svg:y1="25.19cm" svg:x2="34.562cm" svg:y2="24.54cm">
                <text:p/>
              </draw:line>
              <draw:line draw:style-name="gr18" draw:text-style-name="P7" draw:layer="Detail" svg:x1="34.678cm" svg:y1="25.19cm" svg:x2="34.678cm" svg:y2="24.54cm">
                <text:p/>
              </draw:line>
              <draw:line draw:style-name="gr18" draw:text-style-name="P7" draw:layer="Detail" svg:x1="34.795cm" svg:y1="25.19cm" svg:x2="34.795cm" svg:y2="24.54cm">
                <text:p/>
              </draw:line>
              <draw:line draw:style-name="gr18" draw:text-style-name="P7" draw:layer="Detail" svg:x1="34.912cm" svg:y1="25.19cm" svg:x2="34.912cm" svg:y2="24.54cm">
                <text:p/>
              </draw:line>
              <draw:line draw:style-name="gr18" draw:text-style-name="P7" draw:layer="Detail" svg:x1="35.028cm" svg:y1="25.19cm" svg:x2="35.028cm" svg:y2="24.54cm">
                <text:p/>
              </draw:line>
              <draw:line draw:style-name="gr18" draw:text-style-name="P7" draw:layer="Detail" svg:x1="35.145cm" svg:y1="25.19cm" svg:x2="35.145cm" svg:y2="24.54cm">
                <text:p/>
              </draw:line>
              <draw:line draw:style-name="gr18" draw:text-style-name="P7" draw:layer="Detail" svg:x1="35.262cm" svg:y1="25.19cm" svg:x2="35.262cm" svg:y2="24.54cm">
                <text:p/>
              </draw:line>
              <draw:line draw:style-name="gr18" draw:text-style-name="P7" draw:layer="Detail" svg:x1="35.378cm" svg:y1="25.19cm" svg:x2="35.378cm" svg:y2="24.54cm">
                <text:p/>
              </draw:line>
              <draw:line draw:style-name="gr18" draw:text-style-name="P7" draw:layer="Detail" svg:x1="35.495cm" svg:y1="25.19cm" svg:x2="35.495cm" svg:y2="24.54cm">
                <text:p/>
              </draw:line>
              <draw:line draw:style-name="gr18" draw:text-style-name="P7" draw:layer="Detail" svg:x1="35.612cm" svg:y1="25.19cm" svg:x2="35.612cm" svg:y2="24.54cm">
                <text:p/>
              </draw:line>
              <draw:line draw:style-name="gr18" draw:text-style-name="P7" draw:layer="Detail" svg:x1="35.728cm" svg:y1="25.19cm" svg:x2="35.728cm" svg:y2="24.54cm">
                <text:p/>
              </draw:line>
              <draw:line draw:style-name="gr18" draw:text-style-name="P7" draw:layer="Detail" svg:x1="35.845cm" svg:y1="25.19cm" svg:x2="35.845cm" svg:y2="24.54cm">
                <text:p/>
              </draw:line>
              <draw:line draw:style-name="gr18" draw:text-style-name="P7" draw:layer="Detail" svg:x1="33.045cm" svg:y1="24.34cm" svg:x2="33.045cm" svg:y2="23.69cm">
                <text:p/>
              </draw:line>
            </draw:g>
            <draw:g>
              <draw:line draw:style-name="gr18" draw:text-style-name="P7" draw:layer="Detail" svg:x1="32.77cm" svg:y1="23.69cm" svg:x2="36.12cm" svg:y2="23.69cm">
                <text:p/>
              </draw:line>
              <draw:line draw:style-name="gr18" draw:text-style-name="P7" draw:layer="Detail" svg:x1="32.77cm" svg:y1="25.19cm" svg:x2="36.12cm" svg:y2="25.19cm">
                <text:p/>
              </draw:line>
            </draw:g>
            <draw:g>
              <draw:line draw:style-name="gr18" draw:text-style-name="P7" draw:layer="Detail" svg:x1="32.87cm" svg:y1="24.34cm" svg:x2="36.02cm" svg:y2="24.34cm">
                <text:p/>
              </draw:line>
              <draw:line draw:style-name="gr18" draw:text-style-name="P7" draw:layer="Detail" svg:x1="32.87cm" svg:y1="24.54cm" svg:x2="36.02cm" svg:y2="24.54cm">
                <text:p/>
              </draw:line>
              <draw:line draw:style-name="gr18" draw:text-style-name="P7" draw:layer="Detail" svg:x1="32.87cm" svg:y1="24.34cm" svg:x2="32.87cm" svg:y2="24.54cm">
                <text:p/>
              </draw:line>
              <draw:line draw:style-name="gr18" draw:text-style-name="P7" draw:layer="Detail" svg:x1="36.02cm" svg:y1="24.34cm" svg:x2="36.02cm" svg:y2="24.54cm">
                <text:p/>
              </draw:line>
            </draw:g>
          </draw:g>
          <draw:line draw:style-name="gr18" draw:text-style-name="P7" draw:layer="Detail" svg:x1="37.12cm" svg:y1="25.29cm" svg:x2="37.12cm" svg:y2="24.59cm">
            <text:p/>
          </draw:line>
          <draw:line draw:style-name="gr18" draw:text-style-name="P7" draw:layer="Detail" svg:x1="30.52cm" svg:y1="27.29cm" svg:x2="30.52cm" svg:y2="28.059cm">
            <text:p/>
          </draw:line>
          <draw:line draw:style-name="gr18" draw:text-style-name="P7" draw:layer="Detail" svg:x1="32.97cm" svg:y1="27.29cm" svg:x2="32.97cm" svg:y2="28.059cm">
            <text:p/>
          </draw:line>
          <draw:line draw:style-name="gr18" draw:text-style-name="P7" draw:layer="Detail" svg:x1="35.62cm" svg:y1="27.29cm" svg:x2="35.62cm" svg:y2="28.059cm">
            <text:p/>
          </draw:line>
          <draw:line draw:style-name="gr18" draw:text-style-name="P7" draw:layer="Detail" svg:x1="37.17cm" svg:y1="27.29cm" svg:x2="37.17cm" svg:y2="28.059cm">
            <text:p/>
          </draw:line>
          <draw:line draw:style-name="gr18" draw:text-style-name="P7" draw:layer="Detail" svg:x1="30.22cm" svg:y1="27.34cm" svg:x2="38.82cm" svg:y2="27.34cm">
            <text:p/>
          </draw:line>
          <draw:line draw:style-name="gr18" draw:text-style-name="P7" draw:layer="Detail" svg:x1="31.77cm" svg:y1="25.29cm" svg:x2="31.77cm" svg:y2="24.59cm">
            <text:p/>
          </draw:line>
          <draw:line draw:style-name="gr18" draw:text-style-name="P7" draw:layer="Detail" svg:x1="38.47cm" svg:y1="24.04cm" svg:x2="38.82cm" svg:y2="24.04cm">
            <text:p/>
          </draw:line>
          <draw:line draw:style-name="gr18" draw:text-style-name="P7" draw:layer="Detail" svg:x1="38.47cm" svg:y1="24.84cm" svg:x2="38.82cm" svg:y2="24.84cm">
            <text:p/>
          </draw:line>
          <draw:line draw:style-name="gr18" draw:text-style-name="P7" draw:layer="Detail" svg:x1="16.92cm" svg:y1="15.375cm" svg:x2="17.27cm" svg:y2="15.375cm">
            <text:p/>
          </draw:line>
          <draw:line draw:style-name="gr18" draw:text-style-name="P7" draw:layer="Detail" svg:x1="18.045cm" svg:y1="13.54cm" svg:x2="18.045cm" svg:y2="15.803cm">
            <text:p/>
          </draw:line>
          <draw:line draw:style-name="gr18" draw:text-style-name="P7" draw:layer="Detail" svg:x1="17.27cm" svg:y1="13.541cm" svg:x2="17.27cm" svg:y2="15.804cm">
            <text:p/>
          </draw:line>
          <draw:line draw:style-name="gr18" draw:text-style-name="P7" draw:layer="Detail" svg:x1="18.046cm" svg:y1="15.44cm" svg:x2="18.37cm" svg:y2="15.44cm">
            <text:p/>
          </draw:line>
          <draw:line draw:style-name="gr18" draw:text-style-name="P7" draw:layer="Detail" svg:x1="18.046cm" svg:y1="15.102cm" svg:x2="18.37cm" svg:y2="15.102cm">
            <text:p/>
          </draw:line>
          <draw:line draw:style-name="gr18" draw:text-style-name="P7" draw:layer="Detail" svg:x1="18.046cm" svg:y1="14.439cm" svg:x2="18.37cm" svg:y2="14.439cm">
            <text:p/>
          </draw:line>
          <draw:line draw:style-name="gr18" draw:text-style-name="P7" draw:layer="Detail" svg:x1="18.877cm" svg:y1="15.804cm" svg:x2="18.877cm" svg:y2="15.453cm">
            <text:p/>
          </draw:line>
          <draw:line draw:style-name="gr18" draw:text-style-name="P7" draw:layer="Detail" svg:x1="18.371cm" svg:y1="15.453cm" svg:x2="18.878cm" svg:y2="15.453cm">
            <text:p/>
          </draw:line>
          <draw:line draw:style-name="gr18" draw:text-style-name="P7" draw:layer="Detail" svg:x1="19.488cm" svg:y1="15.453cm" svg:x2="20.736cm" svg:y2="15.453cm">
            <text:p/>
          </draw:line>
          <draw:line draw:style-name="gr18" draw:text-style-name="P7" draw:layer="Detail" svg:x1="18.37cm" svg:y1="14.816cm" svg:x2="21.932cm" svg:y2="14.816cm">
            <text:p/>
          </draw:line>
          <draw:line draw:style-name="gr18" draw:text-style-name="P7" draw:layer="Detail" svg:x1="20.736cm" svg:y1="15.804cm" svg:x2="20.736cm" svg:y2="15.453cm">
            <text:p/>
          </draw:line>
          <draw:line draw:style-name="gr18" draw:text-style-name="P7" draw:layer="Detail" svg:x1="19.488cm" svg:y1="15.804cm" svg:x2="19.488cm" svg:y2="14.816cm">
            <text:p/>
          </draw:line>
          <draw:line draw:style-name="gr18" draw:text-style-name="P7" draw:layer="Detail" svg:x1="20.346cm" svg:y1="13.425cm" svg:x2="20.346cm" svg:y2="14.816cm">
            <text:p/>
          </draw:line>
          <draw:line draw:style-name="gr18" draw:text-style-name="P7" draw:layer="Detail" svg:x1="19.878cm" svg:y1="14.075cm" svg:x2="19.878cm" svg:y2="13.425cm">
            <text:p/>
          </draw:line>
          <draw:line draw:style-name="gr18" draw:text-style-name="P7" draw:layer="Detail" svg:x1="20.346cm" svg:y1="14.075cm" svg:x2="19.54cm" svg:y2="14.075cm">
            <text:p/>
          </draw:line>
          <draw:line draw:style-name="gr18" draw:text-style-name="P7" draw:layer="Detail" svg:x1="21.49cm" svg:y1="13.425cm" svg:x2="19.878cm" svg:y2="13.425cm">
            <text:p/>
          </draw:line>
          <draw:line draw:style-name="gr18" draw:text-style-name="P7" draw:layer="Detail" svg:x1="19.319cm" svg:y1="13.425cm" svg:x2="18.37cm" svg:y2="13.425cm">
            <text:p/>
          </draw:line>
          <draw:line draw:style-name="gr18" draw:text-style-name="P7" draw:layer="Detail" svg:x1="19.319cm" svg:y1="12.983cm" svg:x2="18.565cm" svg:y2="12.983cm">
            <text:p/>
          </draw:line>
          <draw:line draw:style-name="gr18" draw:text-style-name="P7" draw:layer="Detail" svg:x1="19.319cm" svg:y1="12.528cm" svg:x2="18.565cm" svg:y2="12.528cm">
            <text:p/>
          </draw:line>
          <draw:line draw:style-name="gr18" draw:text-style-name="P7" draw:layer="Detail" svg:x1="18.565cm" svg:y1="11.618cm" svg:x2="19.878cm" svg:y2="11.618cm">
            <text:p/>
          </draw:line>
          <draw:line draw:style-name="gr18" draw:text-style-name="P7" draw:layer="Detail" svg:x1="20.67cm" svg:y1="12.099cm" svg:x2="18.565cm" svg:y2="12.099cm">
            <text:p/>
          </draw:line>
          <draw:line draw:style-name="gr18" draw:text-style-name="P7" draw:layer="Detail" svg:x1="18.565cm" svg:y1="11.619cm" svg:x2="18.565cm" svg:y2="13.426cm">
            <text:p/>
          </draw:line>
          <draw:line draw:style-name="gr18" draw:text-style-name="P7" draw:layer="Detail" svg:x1="21.49cm" svg:y1="12.983cm" svg:x2="19.878cm" svg:y2="12.983cm">
            <text:p/>
          </draw:line>
          <draw:line draw:style-name="gr18" draw:text-style-name="P7" draw:layer="Detail" svg:x1="21.49cm" svg:y1="12.528cm" svg:x2="19.878cm" svg:y2="12.528cm">
            <text:p/>
          </draw:line>
          <draw:line draw:style-name="gr18" draw:text-style-name="P7" draw:layer="Detail" svg:x1="19.319cm" svg:y1="12.099cm" svg:x2="19.319cm" svg:y2="13.425cm">
            <text:p/>
          </draw:line>
          <draw:line draw:style-name="gr18" draw:text-style-name="P7" draw:layer="Detail" svg:x1="19.878cm" svg:y1="11.428cm" svg:x2="19.878cm" svg:y2="13.425cm">
            <text:p/>
          </draw:line>
          <draw:line draw:style-name="gr18" draw:text-style-name="P7" draw:layer="Detail" svg:x1="21.932cm" svg:y1="13.984cm" svg:x2="21.932cm" svg:y2="15.804cm">
            <text:p/>
          </draw:line>
          <draw:line draw:style-name="gr18" draw:text-style-name="P7" draw:layer="Detail" svg:x1="21.932cm" svg:y1="15.635cm" svg:x2="21.542cm" svg:y2="15.635cm">
            <text:p/>
          </draw:line>
          <draw:line draw:style-name="gr18" draw:text-style-name="P7" draw:layer="Detail" svg:x1="21.542cm" svg:y1="15.805cm" svg:x2="21.542cm" svg:y2="15.636cm">
            <text:p/>
          </draw:line>
          <draw:line draw:style-name="gr18" draw:text-style-name="P7" draw:layer="Detail" svg:x1="23.284cm" svg:y1="15.803cm" svg:x2="23.284cm" svg:y2="14.54cm">
            <text:p/>
          </draw:line>
          <draw:line draw:style-name="gr18" draw:text-style-name="P7" draw:layer="Detail" svg:x1="22.803cm" svg:y1="15.804cm" svg:x2="22.803cm" svg:y2="15.557cm">
            <text:p/>
          </draw:line>
          <draw:line draw:style-name="gr18" draw:text-style-name="P7" draw:layer="Detail" svg:x1="23.285cm" svg:y1="15.556cm" svg:x2="22.804cm" svg:y2="15.556cm">
            <text:p/>
          </draw:line>
          <draw:line draw:style-name="gr18" draw:text-style-name="P7" draw:layer="Detail" svg:x1="23.285cm" svg:y1="14.54cm" svg:x2="21.932cm" svg:y2="14.54cm">
            <text:p/>
          </draw:line>
          <draw:line draw:style-name="gr18" draw:text-style-name="P7" draw:layer="Detail" svg:x1="22.829cm" svg:y1="12.047cm" svg:x2="22.829cm" svg:y2="14.54cm">
            <text:p/>
          </draw:line>
          <draw:line draw:style-name="gr18" draw:text-style-name="P7" draw:layer="Detail" svg:x1="23.05cm" svg:y1="12.19cm" svg:x2="23.05cm" svg:y2="14.54cm">
            <text:p/>
          </draw:line>
          <draw:line draw:style-name="gr18" draw:text-style-name="P7" draw:layer="Detail" svg:x1="22.959cm" svg:y1="12.047cm" svg:x2="21.243cm" svg:y2="12.047cm">
            <text:p/>
          </draw:line>
          <draw:line draw:style-name="gr18" draw:text-style-name="P7" draw:layer="Detail" svg:x1="22.959cm" svg:y1="12.048cm" svg:x2="22.959cm" svg:y2="12.191cm">
            <text:p/>
          </draw:line>
          <draw:line draw:style-name="gr18" draw:text-style-name="P7" draw:layer="Detail" svg:x1="22.829cm" svg:y1="13.425cm" svg:x2="22.075cm" svg:y2="13.425cm">
            <text:p/>
          </draw:line>
          <draw:line draw:style-name="gr18" draw:text-style-name="P7" draw:layer="Detail" svg:x1="22.829cm" svg:y1="12.983cm" svg:x2="22.075cm" svg:y2="12.983cm">
            <text:p/>
          </draw:line>
          <draw:line draw:style-name="gr18" draw:text-style-name="P7" draw:layer="Detail" svg:x1="22.829cm" svg:y1="12.528cm" svg:x2="22.075cm" svg:y2="12.528cm">
            <text:p/>
          </draw:line>
          <draw:line draw:style-name="gr18" draw:text-style-name="P7" draw:layer="Detail" svg:x1="22.075cm" svg:y1="12.047cm" svg:x2="22.075cm" svg:y2="13.425cm">
            <text:p/>
          </draw:line>
          <draw:line draw:style-name="gr18" draw:text-style-name="P7" draw:layer="Detail" svg:x1="21.49cm" svg:y1="12.047cm" svg:x2="21.49cm" svg:y2="13.425cm">
            <text:p/>
          </draw:line>
          <draw:line draw:style-name="gr18" draw:text-style-name="P7" draw:layer="Detail" svg:x1="21.243cm" svg:y1="12.048cm" svg:x2="21.243cm" svg:y2="11.428cm">
            <text:p/>
          </draw:line>
          <draw:line draw:style-name="gr18" draw:text-style-name="P7" draw:layer="Detail" svg:x1="21.932cm" svg:y1="13.984cm" svg:x2="21.438cm" svg:y2="13.984cm">
            <text:p/>
          </draw:line>
          <draw:line draw:style-name="gr18" draw:text-style-name="P7" draw:layer="Detail" svg:x1="22.829cm" svg:y1="13.802cm" svg:x2="22.517cm" svg:y2="13.802cm">
            <text:p/>
          </draw:line>
          <draw:line draw:style-name="gr18" draw:text-style-name="P7" draw:layer="Detail" svg:x1="22.829cm" svg:y1="14.179cm" svg:x2="22.517cm" svg:y2="14.179cm">
            <text:p/>
          </draw:line>
          <draw:line draw:style-name="gr18" draw:text-style-name="P7" draw:layer="Detail" svg:x1="23.47cm" svg:y1="13.23cm" svg:x2="23.05cm" svg:y2="13.23cm">
            <text:p/>
          </draw:line>
          <draw:line draw:style-name="gr18" draw:text-style-name="P7" draw:layer="Detail" svg:x1="23.47cm" svg:y1="12.619cm" svg:x2="23.05cm" svg:y2="12.619cm">
            <text:p/>
          </draw:line>
          <draw:line draw:style-name="gr18" draw:text-style-name="P7" draw:layer="Detail" svg:x1="24.391cm" svg:y1="11.428cm" svg:x2="24.391cm" svg:y2="12.19cm">
            <text:p/>
          </draw:line>
          <draw:line draw:style-name="gr18" draw:text-style-name="P7" draw:layer="Detail" svg:x1="30.629cm" svg:y1="21.849cm" svg:x2="30.213cm" svg:y2="21.849cm">
            <text:p/>
          </draw:line>
          <draw:line draw:style-name="gr18" draw:text-style-name="P7" draw:layer="Detail" svg:x1="30.213cm" svg:y1="21.135cm" svg:x2="30.213cm" svg:y2="21.85cm">
            <text:p/>
          </draw:line>
          <draw:line draw:style-name="gr18" draw:text-style-name="P7" draw:layer="Detail" svg:x1="33.099cm" svg:y1="21.135cm" svg:x2="33.099cm" svg:y2="21.85cm">
            <text:p/>
          </draw:line>
          <draw:line draw:style-name="gr18" draw:text-style-name="P7" draw:layer="Detail" svg:x1="32.046cm" svg:y1="21.849cm" svg:x2="31.266cm" svg:y2="21.849cm">
            <text:p/>
          </draw:line>
          <draw:line draw:style-name="gr18" draw:text-style-name="P7" draw:layer="Detail" svg:x1="33.489cm" svg:y1="21.849cm" svg:x2="32.709cm" svg:y2="21.849cm">
            <text:p/>
          </draw:line>
          <draw:line draw:style-name="gr18" draw:text-style-name="P7" draw:layer="Detail" svg:x1="31.682cm" svg:y1="20.757cm" svg:x2="31.682cm" svg:y2="21.85cm">
            <text:p/>
          </draw:line>
          <draw:line draw:style-name="gr18" draw:text-style-name="P7" draw:layer="Detail" svg:x1="35.946cm" svg:y1="21.135cm" svg:x2="35.946cm" svg:y2="21.85cm">
            <text:p/>
          </draw:line>
          <draw:line draw:style-name="gr18" draw:text-style-name="P7" draw:layer="Detail" svg:x1="34.932cm" svg:y1="21.849cm" svg:x2="34.152cm" svg:y2="21.849cm">
            <text:p/>
          </draw:line>
          <draw:line draw:style-name="gr18" draw:text-style-name="P7" draw:layer="Detail" svg:x1="36.375cm" svg:y1="21.849cm" svg:x2="35.595cm" svg:y2="21.849cm">
            <text:p/>
          </draw:line>
          <draw:line draw:style-name="gr18" draw:text-style-name="P7" draw:layer="Detail" svg:x1="34.516cm" svg:y1="20.757cm" svg:x2="34.516cm" svg:y2="21.85cm">
            <text:p/>
          </draw:line>
          <draw:line draw:style-name="gr18" draw:text-style-name="P7" draw:layer="Detail" svg:x1="37.766cm" svg:y1="21.849cm" svg:x2="36.986cm" svg:y2="21.849cm">
            <text:p/>
          </draw:line>
          <draw:line draw:style-name="gr18" draw:text-style-name="P7" draw:layer="Detail" svg:x1="37.376cm" svg:y1="20.757cm" svg:x2="37.376cm" svg:y2="21.85cm">
            <text:p/>
          </draw:line>
          <draw:line draw:style-name="gr18" draw:text-style-name="P7" draw:layer="Detail" svg:x1="38.845cm" svg:y1="21.85cm" svg:x2="38.429cm" svg:y2="21.85cm">
            <text:p/>
          </draw:line>
          <draw:line draw:style-name="gr18" draw:text-style-name="P7" draw:layer="Detail" svg:x1="38.845cm" svg:y1="21.136cm" svg:x2="38.845cm" svg:y2="21.851cm">
            <text:p/>
          </draw:line>
          <draw:g>
            <draw:line draw:style-name="gr18" draw:text-style-name="P7" draw:layer="Detail" svg:x1="30.46cm" svg:y1="20.666cm" svg:x2="30.46cm" svg:y2="21.693cm">
              <text:p/>
            </draw:line>
            <draw:line draw:style-name="gr18" draw:text-style-name="P7" draw:layer="Detail" svg:x1="31.448cm" svg:y1="20.666cm" svg:x2="30.46cm" svg:y2="20.666cm">
              <text:p/>
            </draw:line>
            <draw:line draw:style-name="gr18" draw:text-style-name="P7" draw:layer="Detail" svg:x1="31.448cm" svg:y1="20.667cm" svg:x2="31.448cm" svg:y2="21.694cm">
              <text:p/>
            </draw:line>
            <draw:line draw:style-name="gr18" draw:text-style-name="P7" draw:layer="Detail" svg:x1="31.448cm" svg:y1="20.666cm" svg:x2="30.46cm" svg:y2="21.693cm">
              <text:p/>
            </draw:line>
            <draw:line draw:style-name="gr18" draw:text-style-name="P7" draw:layer="Detail" svg:x1="31.448cm" svg:y1="21.693cm" svg:x2="30.46cm" svg:y2="21.693cm">
              <text:p/>
            </draw:line>
            <draw:line draw:style-name="gr18" draw:text-style-name="P7" draw:layer="Detail" svg:x1="31.448cm" svg:y1="21.693cm" svg:x2="30.46cm" svg:y2="20.666cm">
              <text:p/>
            </draw:line>
          </draw:g>
          <draw:g>
            <draw:line draw:style-name="gr18" draw:text-style-name="P7" draw:layer="Detail" svg:x1="31.903cm" svg:y1="20.666cm" svg:x2="31.903cm" svg:y2="21.693cm">
              <text:p/>
            </draw:line>
            <draw:line draw:style-name="gr18" draw:text-style-name="P7" draw:layer="Detail" svg:x1="32.891cm" svg:y1="20.666cm" svg:x2="31.903cm" svg:y2="20.666cm">
              <text:p/>
            </draw:line>
            <draw:line draw:style-name="gr18" draw:text-style-name="P7" draw:layer="Detail" svg:x1="32.891cm" svg:y1="20.667cm" svg:x2="32.891cm" svg:y2="21.694cm">
              <text:p/>
            </draw:line>
            <draw:line draw:style-name="gr18" draw:text-style-name="P7" draw:layer="Detail" svg:x1="32.891cm" svg:y1="20.666cm" svg:x2="31.903cm" svg:y2="21.693cm">
              <text:p/>
            </draw:line>
            <draw:line draw:style-name="gr18" draw:text-style-name="P7" draw:layer="Detail" svg:x1="32.891cm" svg:y1="21.693cm" svg:x2="31.903cm" svg:y2="21.693cm">
              <text:p/>
            </draw:line>
            <draw:line draw:style-name="gr18" draw:text-style-name="P7" draw:layer="Detail" svg:x1="32.891cm" svg:y1="21.693cm" svg:x2="31.903cm" svg:y2="20.666cm">
              <text:p/>
            </draw:line>
          </draw:g>
          <draw:g>
            <draw:line draw:style-name="gr18" draw:text-style-name="P7" draw:layer="Detail" svg:x1="33.32cm" svg:y1="20.666cm" svg:x2="33.32cm" svg:y2="21.693cm">
              <text:p/>
            </draw:line>
            <draw:line draw:style-name="gr18" draw:text-style-name="P7" draw:layer="Detail" svg:x1="34.308cm" svg:y1="20.666cm" svg:x2="33.32cm" svg:y2="20.666cm">
              <text:p/>
            </draw:line>
            <draw:line draw:style-name="gr18" draw:text-style-name="P7" draw:layer="Detail" svg:x1="34.308cm" svg:y1="20.667cm" svg:x2="34.308cm" svg:y2="21.694cm">
              <text:p/>
            </draw:line>
            <draw:line draw:style-name="gr18" draw:text-style-name="P7" draw:layer="Detail" svg:x1="34.308cm" svg:y1="20.666cm" svg:x2="33.32cm" svg:y2="21.693cm">
              <text:p/>
            </draw:line>
            <draw:line draw:style-name="gr18" draw:text-style-name="P7" draw:layer="Detail" svg:x1="34.308cm" svg:y1="21.693cm" svg:x2="33.32cm" svg:y2="21.693cm">
              <text:p/>
            </draw:line>
            <draw:line draw:style-name="gr18" draw:text-style-name="P7" draw:layer="Detail" svg:x1="34.308cm" svg:y1="21.693cm" svg:x2="33.32cm" svg:y2="20.666cm">
              <text:p/>
            </draw:line>
          </draw:g>
          <draw:g>
            <draw:line draw:style-name="gr18" draw:text-style-name="P7" draw:layer="Detail" svg:x1="34.75cm" svg:y1="20.666cm" svg:x2="34.75cm" svg:y2="21.693cm">
              <text:p/>
            </draw:line>
            <draw:line draw:style-name="gr18" draw:text-style-name="P7" draw:layer="Detail" svg:x1="35.738cm" svg:y1="20.666cm" svg:x2="34.75cm" svg:y2="20.666cm">
              <text:p/>
            </draw:line>
            <draw:line draw:style-name="gr18" draw:text-style-name="P7" draw:layer="Detail" svg:x1="35.738cm" svg:y1="20.667cm" svg:x2="35.738cm" svg:y2="21.694cm">
              <text:p/>
            </draw:line>
            <draw:line draw:style-name="gr18" draw:text-style-name="P7" draw:layer="Detail" svg:x1="35.738cm" svg:y1="20.666cm" svg:x2="34.75cm" svg:y2="21.693cm">
              <text:p/>
            </draw:line>
            <draw:line draw:style-name="gr18" draw:text-style-name="P7" draw:layer="Detail" svg:x1="35.738cm" svg:y1="21.693cm" svg:x2="34.75cm" svg:y2="21.693cm">
              <text:p/>
            </draw:line>
            <draw:line draw:style-name="gr18" draw:text-style-name="P7" draw:layer="Detail" svg:x1="35.738cm" svg:y1="21.693cm" svg:x2="34.75cm" svg:y2="20.666cm">
              <text:p/>
            </draw:line>
          </draw:g>
          <draw:g>
            <draw:line draw:style-name="gr18" draw:text-style-name="P7" draw:layer="Detail" svg:x1="36.167cm" svg:y1="20.666cm" svg:x2="36.167cm" svg:y2="21.693cm">
              <text:p/>
            </draw:line>
            <draw:line draw:style-name="gr18" draw:text-style-name="P7" draw:layer="Detail" svg:x1="37.155cm" svg:y1="20.666cm" svg:x2="36.167cm" svg:y2="20.666cm">
              <text:p/>
            </draw:line>
            <draw:line draw:style-name="gr18" draw:text-style-name="P7" draw:layer="Detail" svg:x1="37.155cm" svg:y1="20.667cm" svg:x2="37.155cm" svg:y2="21.694cm">
              <text:p/>
            </draw:line>
            <draw:line draw:style-name="gr18" draw:text-style-name="P7" draw:layer="Detail" svg:x1="37.155cm" svg:y1="20.666cm" svg:x2="36.167cm" svg:y2="21.693cm">
              <text:p/>
            </draw:line>
            <draw:line draw:style-name="gr18" draw:text-style-name="P7" draw:layer="Detail" svg:x1="37.155cm" svg:y1="21.693cm" svg:x2="36.167cm" svg:y2="21.693cm">
              <text:p/>
            </draw:line>
            <draw:line draw:style-name="gr18" draw:text-style-name="P7" draw:layer="Detail" svg:x1="37.155cm" svg:y1="21.693cm" svg:x2="36.167cm" svg:y2="20.666cm">
              <text:p/>
            </draw:line>
          </draw:g>
          <draw:g>
            <draw:line draw:style-name="gr18" draw:text-style-name="P7" draw:layer="Detail" svg:x1="37.597cm" svg:y1="20.666cm" svg:x2="37.597cm" svg:y2="21.693cm">
              <text:p/>
            </draw:line>
            <draw:line draw:style-name="gr18" draw:text-style-name="P7" draw:layer="Detail" svg:x1="38.585cm" svg:y1="20.666cm" svg:x2="37.597cm" svg:y2="20.666cm">
              <text:p/>
            </draw:line>
            <draw:line draw:style-name="gr18" draw:text-style-name="P7" draw:layer="Detail" svg:x1="38.585cm" svg:y1="20.667cm" svg:x2="38.585cm" svg:y2="21.694cm">
              <text:p/>
            </draw:line>
            <draw:line draw:style-name="gr18" draw:text-style-name="P7" draw:layer="Detail" svg:x1="38.585cm" svg:y1="20.666cm" svg:x2="37.597cm" svg:y2="21.693cm">
              <text:p/>
            </draw:line>
            <draw:line draw:style-name="gr18" draw:text-style-name="P7" draw:layer="Detail" svg:x1="38.585cm" svg:y1="21.693cm" svg:x2="37.597cm" svg:y2="21.693cm">
              <text:p/>
            </draw:line>
            <draw:line draw:style-name="gr18" draw:text-style-name="P7" draw:layer="Detail" svg:x1="38.585cm" svg:y1="21.693cm" svg:x2="37.597cm" svg:y2="20.666cm">
              <text:p/>
            </draw:line>
          </draw:g>
          <draw:line draw:style-name="gr15" draw:text-style-name="P7" draw:layer="Wall" svg:x1="42.17cm" svg:y1="8.65cm" svg:x2="43.07cm" svg:y2="8.65cm">
            <text:p/>
          </draw:line>
          <draw:line draw:style-name="gr15" draw:text-style-name="P7" draw:layer="Wall" svg:x1="45.65cm" svg:y1="31.75cm" svg:x2="9.971cm" svg:y2="31.75cm">
            <text:p/>
          </draw:line>
          <draw:line draw:style-name="gr15" draw:text-style-name="P7" draw:layer="Wall" svg:x1="14.769cm" svg:y1="29.1cm" svg:x2="15.67cm" svg:y2="29.1cm">
            <text:p/>
          </draw:line>
          <draw:line draw:style-name="gr7" draw:text-style-name="P7" draw:layer="Wall" svg:x1="38.821cm" svg:y1="23.485cm" svg:x2="40.91cm" svg:y2="23.485cm">
            <text:p/>
          </draw:line>
          <draw:line draw:style-name="gr7" draw:text-style-name="P7" draw:layer="Wall" svg:x1="43.4cm" svg:y1="22.5cm" svg:x2="43.351cm" svg:y2="21.795cm">
            <text:p/>
          </draw:line>
          <draw:line draw:style-name="gr7" draw:text-style-name="P7" draw:layer="Wall" svg:x1="43.4cm" svg:y1="22.52cm" svg:x2="45.4cm" svg:y2="22.85cm">
            <text:p/>
          </draw:line>
          <draw:line draw:style-name="gr7" draw:text-style-name="P7" draw:layer="Wall" svg:x1="46.45cm" svg:y1="23.5cm" svg:x2="46.492cm" svg:y2="23.85cm">
            <text:p/>
          </draw:line>
          <draw:line draw:style-name="gr7" draw:text-style-name="P7" draw:layer="Wall" svg:x1="45.871cm" svg:y1="22.941cm" svg:x2="45.4cm" svg:y2="22.85cm">
            <text:p/>
          </draw:line>
          <draw:line draw:style-name="gr7" draw:text-style-name="P7" draw:layer="Wall" svg:x1="45.871cm" svg:y1="22.941cm" svg:x2="46.2cm" svg:y2="23.15cm">
            <text:p/>
          </draw:line>
          <draw:line draw:style-name="gr7" draw:text-style-name="P7" draw:layer="Wall" svg:x1="46.45cm" svg:y1="23.5cm" svg:x2="46.2cm" svg:y2="23.15cm">
            <text:p/>
          </draw:line>
          <draw:line draw:style-name="gr17" draw:text-style-name="P7" draw:layer="Wall" svg:x1="42.2cm" svg:y1="17.85cm" svg:x2="43.371cm" svg:y2="17.85cm">
            <text:p/>
          </draw:line>
          <draw:line draw:style-name="gr17" draw:text-style-name="P7" draw:layer="Wall" svg:x1="43.349cm" svg:y1="15.8cm" svg:x2="45.7cm" svg:y2="15.15cm">
            <text:p/>
          </draw:line>
          <draw:line draw:style-name="gr17" draw:text-style-name="P7" draw:layer="Wall" svg:x1="43.35cm" svg:y1="15.8cm" svg:x2="43.352cm" svg:y2="17.7cm">
            <text:p/>
          </draw:line>
          <draw:line draw:style-name="gr17" draw:text-style-name="P7" draw:layer="Wall" svg:x1="46.2cm" svg:y1="14.95cm" svg:x2="45.7cm" svg:y2="15.15cm">
            <text:p/>
          </draw:line>
          <draw:line draw:style-name="gr17" draw:text-style-name="P7" draw:layer="Wall" svg:x1="47.35cm" svg:y1="13.8cm" svg:x2="47.68cm" svg:y2="13.04cm">
            <text:p/>
          </draw:line>
          <draw:line draw:style-name="gr17" draw:text-style-name="P7" draw:layer="Wall" svg:x1="46.2cm" svg:y1="14.95cm" svg:x2="46.9cm" svg:y2="14.4cm">
            <text:p/>
          </draw:line>
          <draw:line draw:style-name="gr17" draw:text-style-name="P7" draw:layer="Wall" svg:x1="47.35cm" svg:y1="13.8cm" svg:x2="46.9cm" svg:y2="14.4cm">
            <text:p/>
          </draw:line>
          <draw:line draw:style-name="gr17" draw:text-style-name="P7" draw:layer="Wall" svg:x1="42.17cm" svg:y1="8.65cm" svg:x2="43.07cm" svg:y2="8.65cm">
            <text:p/>
          </draw:line>
          <draw:line draw:style-name="gr15" draw:text-style-name="P7" draw:layer="Wall" svg:x1="10.001cm" svg:y1="15.55cm" svg:x2="12.6cm" svg:y2="15.55cm">
            <text:p/>
          </draw:line>
          <draw:line draw:style-name="gr15" draw:text-style-name="P7" draw:layer="Wall" svg:x1="10.001cm" svg:y1="17.25cm" svg:x2="12.6cm" svg:y2="17.25cm">
            <text:p/>
          </draw:line>
          <draw:line draw:style-name="gr15" draw:text-style-name="P7" draw:layer="Wall" svg:x1="12.6cm" svg:y1="19.75cm" svg:x2="12.6cm" svg:y2="22.55cm">
            <text:p/>
          </draw:line>
          <draw:line draw:style-name="gr15" draw:text-style-name="P7" draw:layer="Wall" svg:x1="10.002cm" svg:y1="20.55cm" svg:x2="12.601cm" svg:y2="20.55cm">
            <text:p/>
          </draw:line>
          <draw:line draw:style-name="gr15" draw:text-style-name="P7" draw:layer="Wall" svg:x1="12.6cm" svg:y1="15.55cm" svg:x2="12.6cm" svg:y2="22.55cm">
            <text:p/>
          </draw:line>
          <draw:line draw:style-name="gr15" draw:text-style-name="P7" draw:layer="Wall" svg:x1="10.002cm" svg:y1="22.55cm" svg:x2="12.601cm" svg:y2="22.55cm">
            <text:p/>
          </draw:line>
          <draw:line draw:style-name="gr19" draw:text-style-name="P7" draw:layer="Detail" svg:x1="30.65cm" svg:y1="15.8cm" svg:x2="34.75cm" svg:y2="15.8cm">
            <text:p/>
          </draw:line>
          <draw:line draw:style-name="gr19" draw:text-style-name="P7" draw:layer="Detail" svg:x1="34.75cm" svg:y1="14.3cm" svg:x2="34.75cm" svg:y2="15.8cm">
            <text:p/>
          </draw:line>
          <draw:line draw:style-name="gr19" draw:text-style-name="P7" draw:layer="Detail" svg:x1="30.65cm" svg:y1="14.3cm" svg:x2="30.65cm" svg:y2="15.8cm">
            <text:p/>
          </draw:line>
          <draw:line draw:style-name="gr19" draw:text-style-name="P7" draw:layer="Detail" svg:x1="32.6cm" svg:y1="14.3cm" svg:x2="32.6cm" svg:y2="15.8cm">
            <text:p/>
          </draw:line>
          <draw:line draw:style-name="gr19" draw:text-style-name="P7" draw:layer="Detail" svg:x1="32.8cm" svg:y1="14.3cm" svg:x2="32.8cm" svg:y2="15.8cm">
            <text:p/>
          </draw:line>
          <draw:line draw:style-name="gr19" draw:text-style-name="P7" draw:layer="Detail" svg:x1="30.65cm" svg:y1="14.3cm" svg:x2="34.75cm" svg:y2="14.3cm">
            <text:p/>
          </draw:line>
          <draw:g>
            <draw:line draw:style-name="gr20" draw:text-style-name="P7" draw:layer="Door" svg:x1="30.57cm" svg:y1="24.04cm" svg:x2="30.746cm" svg:y2="23.721cm">
              <text:p/>
            </draw:line>
            <draw:path draw:style-name="gr20" draw:text-style-name="P7" draw:layer="Door" svg:width="0.125cm" svg:height="0.133cm" draw:transform="rotate (0.529707427980279) translate (30.57cm 23.669cm)" svg:viewBox="0 0 126 134" svg:d="M0 0c102 45 126 134 126 134">
              <text:p/>
            </draw:path>
          </draw:g>
          <draw:g>
            <draw:line draw:style-name="gr20" draw:text-style-name="P7" draw:layer="Door" svg:x1="30.57cm" svg:y1="24.039cm" svg:x2="30.746cm" svg:y2="24.401cm">
              <text:p/>
            </draw:line>
            <draw:path draw:style-name="gr20" draw:text-style-name="P7" draw:layer="Door" svg:width="0.13cm" svg:height="0.146cm" draw:transform="skewX (-0.118158790360016) rotate (2.5551620249197) translate (30.6794070173172cm 24.5324217519992cm)" svg:viewBox="0 0 131 147" svg:d="M131 0c-106 49-131 147-131 147">
              <text:p/>
            </draw:path>
          </draw:g>
          <draw:g>
            <draw:line draw:style-name="gr20" draw:text-style-name="P7" draw:layer="Door" svg:x1="30.57cm" svg:y1="24.884cm" svg:x2="30.746cm" svg:y2="24.522cm">
              <text:p/>
            </draw:line>
            <draw:path draw:style-name="gr20" draw:text-style-name="P7" draw:layer="Door" svg:width="0.13cm" svg:height="0.145cm" draw:transform="skewX (0.114319066005629) rotate (0.583289036016505) translate (30.57cm 24.4632680965147cm)" svg:viewBox="0 0 131 146" svg:d="M0 0c106 49 131 146 131 146">
              <text:p/>
            </draw:path>
          </draw:g>
          <draw:g>
            <draw:line draw:style-name="gr20" draw:text-style-name="P7" draw:layer="Door" svg:x1="30.57cm" svg:y1="25.255cm" svg:x2="30.746cm" svg:y2="24.936cm">
              <text:p/>
            </draw:line>
            <draw:path draw:style-name="gr20" draw:text-style-name="P7" draw:layer="Door" svg:width="0.125cm" svg:height="0.133cm" draw:transform="rotate (0.529707427980279) translate (30.57cm 24.884cm)" svg:viewBox="0 0 126 134" svg:d="M0 0c102 45 126 134 126 134">
              <text:p/>
            </draw:path>
          </draw:g>
          <draw:g>
            <draw:line draw:style-name="gr20" draw:text-style-name="P7" draw:layer="Door" svg:x1="30.57cm" svg:y1="25.879cm" svg:x2="30.694cm" svg:y2="25.657cm">
              <text:p/>
            </draw:line>
            <draw:path draw:style-name="gr20" draw:text-style-name="P7" draw:layer="Door" svg:width="0.086cm" svg:height="0.093cm" draw:transform="skewX (-0.0256563400043167) rotate (0.525169571925094) translate (30.57cm 25.6203941018767cm)" svg:viewBox="0 0 87 94" svg:d="M0 0c71 31 87 94 87 94">
              <text:p/>
            </draw:path>
          </draw:g>
          <draw:g>
            <draw:line draw:style-name="gr20" draw:text-style-name="P7" draw:layer="Door" svg:x1="30.57cm" svg:y1="25.359cm" svg:x2="30.694cm" svg:y2="25.581cm">
              <text:p/>
            </draw:line>
            <draw:path draw:style-name="gr20" draw:text-style-name="P7" draw:layer="Door" svg:width="0.086cm" svg:height="0.093cm" draw:transform="skewX (0.0263544717051143) rotate (2.6164230816647) translate (30.644974249406cm 25.6610494695661cm)" svg:viewBox="0 0 87 94" svg:d="M87 0c-72 31-87 94-87 94">
              <text:p/>
            </draw:path>
          </draw:g>
          <draw:g>
            <draw:line draw:style-name="gr20" draw:text-style-name="P7" draw:layer="Door" svg:x1="38.47cm" svg:y1="24.04cm" svg:x2="38.294cm" svg:y2="23.721cm">
              <text:p/>
            </draw:line>
            <draw:path draw:style-name="gr20" draw:text-style-name="P7" draw:layer="Door" svg:width="0.125cm" svg:height="0.133cm" draw:transform="rotate (-0.52970742798028) translate (38.3616081453293cm 23.6055339602805cm)" svg:viewBox="0 0 126 134" svg:d="M126 0c-103 45-126 134-126 134">
              <text:p/>
            </draw:path>
          </draw:g>
          <draw:g>
            <draw:line draw:style-name="gr20" draw:text-style-name="P7" draw:layer="Door" svg:x1="38.47cm" svg:y1="24.039cm" svg:x2="38.294cm" svg:y2="24.401cm">
              <text:p/>
            </draw:line>
            <draw:path draw:style-name="gr20" draw:text-style-name="P7" draw:layer="Door" svg:width="0.13cm" svg:height="0.145cm" draw:transform="skewX (0.114319066005629) rotate (-2.55830361757329) translate (38.47cm 24.4597319034853cm)" svg:viewBox="0 0 131 146" svg:d="M0 0c106 49 131 146 131 146">
              <text:p/>
            </draw:path>
          </draw:g>
          <draw:g>
            <draw:line draw:style-name="gr20" draw:text-style-name="P7" draw:layer="Door" svg:x1="38.47cm" svg:y1="24.884cm" svg:x2="38.294cm" svg:y2="24.522cm">
              <text:p/>
            </draw:line>
            <draw:path draw:style-name="gr20" draw:text-style-name="P7" draw:layer="Door" svg:width="0.13cm" svg:height="0.145cm" draw:transform="skewX (-0.114319066005629) rotate (-0.583289036016505) translate (38.3604917875155cm 24.3910058766199cm)" svg:viewBox="0 0 131 146" svg:d="M131 0c-106 49-131 146-131 146">
              <text:p/>
            </draw:path>
          </draw:g>
          <draw:g>
            <draw:line draw:style-name="gr20" draw:text-style-name="P7" draw:layer="Door" svg:x1="38.47cm" svg:y1="25.879cm" svg:x2="38.346cm" svg:y2="25.657cm">
              <text:p/>
            </draw:line>
            <draw:path draw:style-name="gr20" draw:text-style-name="P7" draw:layer="Door" svg:width="0.086cm" svg:height="0.093cm" draw:transform="skewX (0.0263544717051143) rotate (-0.525169571925094) translate (38.395025750594cm 25.5769505304339cm)" svg:viewBox="0 0 87 94" svg:d="M87 0c-72 31-87 94-87 94">
              <text:p/>
            </draw:path>
          </draw:g>
          <draw:g>
            <draw:line draw:style-name="gr20" draw:text-style-name="P7" draw:layer="Door" svg:x1="38.47cm" svg:y1="25.359cm" svg:x2="38.346cm" svg:y2="25.581cm">
              <text:p/>
            </draw:line>
            <draw:path draw:style-name="gr20" draw:text-style-name="P7" draw:layer="Door" svg:width="0.086cm" svg:height="0.093cm" draw:transform="skewX (-0.0256563400043167) rotate (-2.6164230816647) translate (38.47cm 25.6176058981233cm)" svg:viewBox="0 0 87 94" svg:d="M0 0c71 31 87 94 87 94">
              <text:p/>
            </draw:path>
          </draw:g>
          <draw:g>
            <draw:line draw:style-name="gr20" draw:text-style-name="P7" draw:layer="Door" svg:x1="38.47cm" svg:y1="24.883cm" svg:x2="38.294cm" svg:y2="25.156cm">
              <text:p/>
            </draw:line>
            <draw:path draw:style-name="gr20" draw:text-style-name="P7" draw:layer="Door" svg:width="0.122cm" svg:height="0.117cm" draw:transform="skewX (-0.124441975667196) rotate (-2.6778586713349) translate (38.47cm 25.2002895442359cm)" svg:viewBox="0 0 123 118" svg:d="M0 0c99 40 123 118 123 118">
              <text:p/>
            </draw:path>
          </draw:g>
          <draw:g>
            <draw:line draw:style-name="gr20" draw:text-style-name="P7" draw:layer="Door" svg:x1="31.695cm" svg:y1="26.789cm" svg:x2="31.695cm" svg:y2="26.49cm">
              <text:p/>
            </draw:line>
            <draw:path draw:style-name="gr20" draw:text-style-name="P7" draw:layer="Door" svg:width="0.336cm" svg:height="0.255cm" draw:transform="rotate (-1.70640840967486) translate (31.9940000017224cm 26.490000000235cm)" svg:viewBox="0 0 337 256" svg:d="M0 0c289 0 337 256 337 256">
              <text:p/>
            </draw:path>
          </draw:g>
          <draw:g>
            <draw:line draw:style-name="gr20" draw:text-style-name="P7" draw:layer="Door" svg:x1="32.124cm" svg:y1="26.789cm" svg:x2="32.124cm" svg:y2="26.49cm">
              <text:p/>
            </draw:line>
            <draw:path draw:style-name="gr20" draw:text-style-name="P7" draw:layer="Door" svg:width="0.336cm" svg:height="0.255cm" draw:transform="rotate (-1.70640840967486) translate (32.4230000017224cm 26.490000000235cm)" svg:viewBox="0 0 337 256" svg:d="M0 0c289 0 337 256 337 256">
              <text:p/>
            </draw:path>
          </draw:g>
          <draw:g>
            <draw:line draw:style-name="gr20" draw:text-style-name="P7" draw:layer="Door" svg:x1="32.579cm" svg:y1="26.789cm" svg:x2="32.579cm" svg:y2="26.49cm">
              <text:p/>
            </draw:line>
            <draw:path draw:style-name="gr20" draw:text-style-name="P7" draw:layer="Door" svg:width="0.336cm" svg:height="0.255cm" draw:transform="rotate (-1.70640840967486) translate (32.8780000017224cm 26.490000000235cm)" svg:viewBox="0 0 337 256" svg:d="M0 0c289 0 337 256 337 256">
              <text:p/>
            </draw:path>
          </draw:g>
          <draw:g>
            <draw:line draw:style-name="gr20" draw:text-style-name="P7" draw:layer="Door" svg:x1="32.982cm" svg:y1="26.789cm" svg:x2="32.982cm" svg:y2="26.49cm">
              <text:p/>
            </draw:line>
            <draw:path draw:style-name="gr20" draw:text-style-name="P7" draw:layer="Door" svg:width="0.336cm" svg:height="0.255cm" draw:transform="rotate (-1.70640840967486) translate (33.2810000017224cm 26.490000000235cm)" svg:viewBox="0 0 337 256" svg:d="M0 0c289 0 337 256 337 256">
              <text:p/>
            </draw:path>
          </draw:g>
          <draw:g>
            <draw:line draw:style-name="gr20" draw:text-style-name="P7" draw:layer="Door" svg:x1="33.424cm" svg:y1="26.789cm" svg:x2="33.424cm" svg:y2="26.49cm">
              <text:p/>
            </draw:line>
            <draw:path draw:style-name="gr20" draw:text-style-name="P7" draw:layer="Door" svg:width="0.336cm" svg:height="0.255cm" draw:transform="rotate (-1.70640840967486) translate (33.7230000017224cm 26.490000000235cm)" svg:viewBox="0 0 337 256" svg:d="M0 0c289 0 337 256 337 256">
              <text:p/>
            </draw:path>
          </draw:g>
          <draw:g>
            <draw:line draw:style-name="gr20" draw:text-style-name="P7" draw:layer="Door" svg:x1="33.879cm" svg:y1="26.789cm" svg:x2="33.879cm" svg:y2="26.49cm">
              <text:p/>
            </draw:line>
            <draw:path draw:style-name="gr20" draw:text-style-name="P7" draw:layer="Door" svg:width="0.336cm" svg:height="0.255cm" draw:transform="rotate (-1.70640840967486) translate (34.1780000017224cm 26.490000000235cm)" svg:viewBox="0 0 337 256" svg:d="M0 0c289 0 337 256 337 256">
              <text:p/>
            </draw:path>
          </draw:g>
          <draw:g>
            <draw:line draw:style-name="gr20" draw:text-style-name="P7" draw:layer="Door" svg:x1="34.308cm" svg:y1="26.789cm" svg:x2="34.308cm" svg:y2="26.49cm">
              <text:p/>
            </draw:line>
            <draw:path draw:style-name="gr20" draw:text-style-name="P7" draw:layer="Door" svg:width="0.336cm" svg:height="0.255cm" draw:transform="rotate (-1.70640840967486) translate (34.6070000017224cm 26.490000000235cm)" svg:viewBox="0 0 337 256" svg:d="M0 0c289 0 337 256 337 256">
              <text:p/>
            </draw:path>
          </draw:g>
          <draw:g>
            <draw:line draw:style-name="gr20" draw:text-style-name="P7" draw:layer="Door" svg:x1="35.374cm" svg:y1="26.071cm" svg:x2="35.719cm" svg:y2="26.071cm">
              <text:p/>
            </draw:line>
            <draw:path draw:style-name="gr20" draw:text-style-name="P7" draw:layer="Door" svg:width="0.386cm" svg:height="0.256cm" draw:transform="skewX (0.0368264472170803) rotate (3.02517919248177) translate (35.7187181071816cm 26.3699963449157cm)" svg:viewBox="0 0 387 257" svg:d="M0 0c332 0 387 257 387 257">
              <text:p/>
            </draw:path>
          </draw:g>
          <draw:g>
            <draw:line draw:style-name="gr20" draw:text-style-name="P7" draw:layer="Door" svg:x1="35.014cm" svg:y1="26.069cm" svg:x2="34.669cm" svg:y2="26.069cm">
              <text:p/>
            </draw:line>
            <draw:path draw:style-name="gr20" draw:text-style-name="P7" draw:layer="Door" svg:width="0.386cm" svg:height="0.256cm" draw:transform="skewX (-0.0368264472170804) rotate (-3.02552825833217) translate (35.0534539740021cm 26.3232063425846cm)" svg:viewBox="0 0 387 257" svg:d="M387 0c-333 1-387 257-387 257">
              <text:p/>
            </draw:path>
          </draw:g>
          <draw:g>
            <draw:line draw:style-name="gr20" draw:text-style-name="P7" draw:layer="Door" svg:x1="36.075cm" svg:y1="26.787cm" svg:x2="36.075cm" svg:y2="26.488cm">
              <text:p/>
            </draw:line>
            <draw:path draw:style-name="gr20" draw:text-style-name="P7" draw:layer="Door" svg:width="0.335cm" svg:height="0.255cm" draw:transform="rotate (1.70518667919846) translate (35.8210683766313cm 26.8213329024973cm)" svg:viewBox="0 0 336 256" svg:d="M336 0c-288 0-336 256-336 256">
              <text:p/>
            </draw:path>
          </draw:g>
          <draw:g>
            <draw:line draw:style-name="gr20" draw:text-style-name="P7" draw:layer="Door" svg:x1="36.505cm" svg:y1="26.787cm" svg:x2="36.505cm" svg:y2="26.488cm">
              <text:p/>
            </draw:line>
            <draw:path draw:style-name="gr20" draw:text-style-name="P7" draw:layer="Door" svg:width="0.335cm" svg:height="0.255cm" draw:transform="rotate (1.70518667919846) translate (36.2510683766313cm 26.8213329024973cm)" svg:viewBox="0 0 336 256" svg:d="M336 0c-288 0-336 256-336 256">
              <text:p/>
            </draw:path>
          </draw:g>
          <draw:g>
            <draw:line draw:style-name="gr20" draw:text-style-name="P7" draw:layer="Door" svg:x1="36.947cm" svg:y1="26.787cm" svg:x2="36.947cm" svg:y2="26.488cm">
              <text:p/>
            </draw:line>
            <draw:path draw:style-name="gr20" draw:text-style-name="P7" draw:layer="Door" svg:width="0.335cm" svg:height="0.255cm" draw:transform="rotate (1.70518667919846) translate (36.6930683766313cm 26.8213329024973cm)" svg:viewBox="0 0 336 256" svg:d="M336 0c-288 0-336 256-336 256">
              <text:p/>
            </draw:path>
          </draw:g>
          <draw:g>
            <draw:line draw:style-name="gr20" draw:text-style-name="P7" draw:layer="Door" svg:x1="37.389cm" svg:y1="26.787cm" svg:x2="37.389cm" svg:y2="26.488cm">
              <text:p/>
            </draw:line>
            <draw:path draw:style-name="gr20" draw:text-style-name="P7" draw:layer="Door" svg:width="0.335cm" svg:height="0.255cm" draw:transform="rotate (1.70518667919846) translate (37.1350683766313cm 26.8213329024973cm)" svg:viewBox="0 0 336 256" svg:d="M336 0c-288 0-336 256-336 256">
              <text:p/>
            </draw:path>
          </draw:g>
          <draw:g>
            <draw:line draw:style-name="gr20" draw:text-style-name="P7" draw:layer="Door" svg:x1="37.194cm" svg:y1="25.411cm" svg:x2="37.62cm" svg:y2="25.411cm">
              <text:p/>
            </draw:line>
            <draw:path draw:style-name="gr20" draw:text-style-name="P7" draw:layer="Door" svg:width="0.479cm" svg:height="0.367cm" draw:transform="rotate (3.00737683411143) translate (37.62cm 25.84cm)" svg:viewBox="0 0 480 368" svg:d="M0 0c411 1 480 368 480 368">
              <text:p/>
            </draw:path>
          </draw:g>
          <draw:g>
            <draw:line draw:style-name="gr20" draw:text-style-name="P7" draw:layer="Door" svg:x1="31.846cm" svg:y1="25.402cm" svg:x2="31.42cm" svg:y2="25.402cm">
              <text:p/>
            </draw:line>
            <draw:path draw:style-name="gr20" draw:text-style-name="P7" draw:layer="Door" svg:width="0.479cm" svg:height="0.367cm" draw:transform="rotate (-3.00737683411143) translate (31.8955059468877cm 25.7668223027152cm)" svg:viewBox="0 0 480 368" svg:d="M480 0c-412 1-480 368-480 368">
              <text:p/>
            </draw:path>
          </draw:g>
          <draw:g>
            <draw:line draw:style-name="gr20" draw:text-style-name="P7" draw:layer="Door" svg:x1="31.317cm" svg:y1="26.366cm" svg:x2="31.317cm" svg:y2="25.94cm">
              <text:p/>
            </draw:line>
            <draw:path draw:style-name="gr20" draw:text-style-name="P7" draw:layer="Door" svg:width="0.479cm" svg:height="0.367cm" draw:transform="rotate (1.70501214627326) translate (30.9522380460424cm 26.4156421428719cm)" svg:viewBox="0 0 480 368" svg:d="M480 0c-412 1-480 368-480 368">
              <text:p/>
            </draw:path>
          </draw:g>
          <draw:g>
            <draw:line draw:style-name="gr20" draw:text-style-name="P7" draw:layer="Door" svg:x1="32.345cm" svg:y1="25.138cm" svg:x2="31.77cm" svg:y2="25.138cm">
              <text:p/>
            </draw:line>
            <draw:path draw:style-name="gr20" draw:text-style-name="P7" draw:layer="Door" svg:width="0.645cm" svg:height="0.435cm" draw:transform="skewX (0.0354301838154849) rotate (-0.116937059883621) translate (31.7703297428972cm 24.631005039522cm)" svg:viewBox="0 0 646 436" svg:d="M0 0c554 2 646 436 646 436">
              <text:p/>
            </draw:path>
          </draw:g>
          <draw:g>
            <draw:line draw:style-name="gr20" draw:text-style-name="P7" draw:layer="Door" svg:x1="36.544cm" svg:y1="25.138cm" svg:x2="37.119cm" svg:y2="25.138cm">
              <text:p/>
            </draw:line>
            <draw:path draw:style-name="gr20" draw:text-style-name="P7" draw:layer="Door" svg:width="0.645cm" svg:height="0.436cm" draw:transform="skewX (-0.0354301838154849) rotate (0.116762526958421) translate (36.4774433617286cm 24.7062184301971cm)" svg:viewBox="0 0 646 437" svg:d="M646 0c-554 2-646 437-646 437">
              <text:p/>
            </draw:path>
          </draw:g>
          <draw:g>
            <draw:line draw:style-name="gr20" draw:text-style-name="P7" draw:layer="Door" svg:x1="40.626cm" svg:y1="27.569cm" svg:x2="40.626cm" svg:y2="28.06cm">
              <text:p/>
            </draw:line>
            <draw:path draw:style-name="gr20" draw:text-style-name="P7" draw:layer="Door" svg:width="0.549cm" svg:height="0.368cm" draw:transform="skewX (0.0349065850398866) rotate (1.45420833276168) translate (40.197cm 28.06cm)" svg:viewBox="0 0 550 369" svg:d="M0 0c473 1 550 369 550 369">
              <text:p/>
            </draw:path>
          </draw:g>
          <draw:g>
            <draw:line draw:style-name="gr20" draw:text-style-name="P7" draw:layer="Door" svg:x1="24.025cm" svg:y1="29.358cm" svg:x2="24.025cm" svg:y2="28.854cm">
              <text:p/>
            </draw:line>
            <draw:path draw:style-name="gr20" draw:text-style-name="P7" draw:layer="Door" svg:width="0.565cm" svg:height="0.368cm" draw:transform="skewX (0.0441568300754565) rotate (-1.68459179402493) translate (24.4537682644203cm 28.8536094979388cm)" svg:viewBox="0 0 566 369" svg:d="M0 0c485 1 566 369 566 369">
              <text:p/>
            </draw:path>
          </draw:g>
          <draw:g>
            <draw:line draw:style-name="gr20" draw:text-style-name="P7" draw:layer="Door" svg:x1="24.389cm" svg:y1="30.489cm" svg:x2="23.885cm" svg:y2="30.489cm">
              <text:p/>
            </draw:line>
            <draw:path draw:style-name="gr20" draw:text-style-name="P7" draw:layer="Door" svg:width="0.565cm" svg:height="0.368cm" draw:transform="skewX (0.0441568300754565) rotate (-0.113795467230031) translate (23.8846094979388cm 30.0602317355797cm)" svg:viewBox="0 0 566 369" svg:d="M0 0c485 1 566 369 566 369">
              <text:p/>
            </draw:path>
          </draw:g>
          <draw:g>
            <draw:line draw:style-name="gr20" draw:text-style-name="P7" draw:layer="Door" svg:x1="24.519cm" svg:y1="27.92cm" svg:x2="24.963cm" svg:y2="27.92cm">
              <text:p/>
            </draw:line>
            <draw:path draw:style-name="gr20" draw:text-style-name="P7" draw:layer="Door" svg:width="0.498cm" svg:height="0.367cm" draw:transform="skewX (-0.00802851455917391) rotate (0.129852496348378) translate (24.4687771360139cm 27.5558158868682cm)" svg:viewBox="0 0 499 368" svg:d="M499 0c-429 0-499 368-499 368">
              <text:p/>
            </draw:path>
          </draw:g>
          <draw:g>
            <draw:line draw:style-name="gr20" draw:text-style-name="P7" draw:layer="Door" svg:x1="21.75cm" svg:y1="27.593cm" svg:x2="21.75cm" svg:y2="28.05cm">
              <text:p/>
            </draw:line>
            <draw:path draw:style-name="gr20" draw:text-style-name="P7" draw:layer="Door" svg:width="0.512cm" svg:height="0.367cm" draw:transform="skewX (-0.0158824961931484) rotate (-1.44460902187571) translate (22.1141802128071cm 27.5412309992353cm)" svg:viewBox="0 0 513 368" svg:d="M513 0c-441 0-513 368-513 368">
              <text:p/>
            </draw:path>
          </draw:g>
          <draw:g>
            <draw:line draw:style-name="gr20" draw:text-style-name="P7" draw:layer="Door" svg:x1="20.44cm" svg:y1="27.679cm" svg:x2="19.996cm" svg:y2="27.679cm">
              <text:p/>
            </draw:line>
            <draw:path draw:style-name="gr20" draw:text-style-name="P7" draw:layer="Door" svg:width="0.498cm" svg:height="0.367cm" draw:transform="skewX (0.00925024503556995) rotate (-0.128805298797183) translate (19.9956559862794cm 27.2502317355797cm)" svg:viewBox="0 0 499 368" svg:d="M0 0c428 1 499 368 499 368">
              <text:p/>
            </draw:path>
          </draw:g>
          <draw:g>
            <draw:line draw:style-name="gr20" draw:text-style-name="P7" draw:layer="Door" svg:x1="24.818cm" svg:y1="23.825cm" svg:x2="24.818cm" svg:y2="23.381cm">
              <text:p/>
            </draw:line>
            <draw:path draw:style-name="gr20" draw:text-style-name="P7" draw:layer="Door" svg:width="0.498cm" svg:height="0.367cm" draw:transform="skewX (-0.00802851455917393) rotate (1.70064882314327) translate (24.4538158868682cm 23.8752228639861cm)" svg:viewBox="0 0 499 368" svg:d="M499 0c-429 0-499 368-499 368">
              <text:p/>
            </draw:path>
          </draw:g>
          <draw:g>
            <draw:line draw:style-name="gr20" draw:text-style-name="P7" draw:layer="Door" svg:x1="20.496cm" svg:y1="25.263cm" svg:x2="20.871cm" svg:y2="24.831cm">
              <text:p/>
            </draw:line>
            <draw:line draw:style-name="gr20" draw:text-style-name="P7" draw:layer="Door" svg:x1="21.503cm" svg:y1="24.105cm" svg:x2="21.878cm" svg:y2="23.673cm">
              <text:p/>
            </draw:line>
          </draw:g>
          <draw:g>
            <draw:line draw:style-name="gr20" draw:text-style-name="P7" draw:layer="Door" svg:x1="14.842cm" svg:y1="28.372cm" svg:x2="14.842cm" svg:y2="28.816cm">
              <text:p/>
            </draw:line>
            <draw:path draw:style-name="gr20" draw:text-style-name="P7" draw:layer="Door" svg:width="0.498cm" svg:height="0.368cm" draw:transform="skewX (-0.00907571211037053) rotate (-1.44216556092291) translate (15.2068657737662cm 28.3217577783774cm)" svg:viewBox="0 0 499 369" svg:d="M499 0c-429 1-499 369-499 369">
              <text:p/>
            </draw:path>
          </draw:g>
          <draw:g>
            <draw:line draw:style-name="gr20" draw:text-style-name="P7" draw:layer="Door" svg:x1="12.151cm" svg:y1="20.647cm" svg:x2="12.595cm" svg:y2="20.647cm">
              <text:p/>
            </draw:line>
            <draw:path draw:style-name="gr20" draw:text-style-name="P7" draw:layer="Door" svg:width="0.498cm" svg:height="0.367cm" draw:transform="skewX (0.00925024503556994) rotate (3.01278735479261) translate (12.5953440137206cm 21.0757682644203cm)" svg:viewBox="0 0 499 368" svg:d="M0 0c428 1 499 368 499 368">
              <text:p/>
            </draw:path>
          </draw:g>
          <draw:g>
            <draw:line draw:style-name="gr20" draw:text-style-name="P7" draw:layer="Door" svg:x1="12.149cm" svg:y1="17.128cm" svg:x2="12.593cm" svg:y2="17.128cm">
              <text:p/>
            </draw:line>
            <draw:path draw:style-name="gr20" draw:text-style-name="P7" draw:layer="Door" svg:width="0.498cm" svg:height="0.367cm" draw:transform="skewX (-0.00925024503556994) rotate (0.128456232946783) translate (12.0987450689385cm 16.7631177767756cm)" svg:viewBox="0 0 499 368" svg:d="M499 0c-429 1-499 368-499 368">
              <text:p/>
            </draw:path>
          </draw:g>
          <draw:g>
            <draw:line draw:style-name="gr20" draw:text-style-name="P7" draw:layer="Door" svg:x1="15.214cm" svg:y1="29.221cm" svg:x2="14.77cm" svg:y2="29.221cm">
              <text:p/>
            </draw:line>
            <draw:path draw:style-name="gr20" draw:text-style-name="P7" draw:layer="Door" svg:width="0.498cm" svg:height="0.368cm" draw:transform="skewX (-0.00907571211037052) rotate (-3.01296188771781) translate (15.2642422216226cm 29.5858657737662cm)" svg:viewBox="0 0 499 369" svg:d="M499 0c-429 1-499 369-499 369">
              <text:p/>
            </draw:path>
          </draw:g>
          <draw:g>
            <draw:line draw:style-name="gr20" draw:text-style-name="P7" draw:layer="Door" svg:x1="14.043cm" svg:y1="14.634cm" svg:x2="13.56cm" svg:y2="14.634cm">
              <text:p/>
            </draw:line>
            <draw:path draw:style-name="gr20" draw:text-style-name="P7" draw:layer="Door" svg:width="0.541cm" svg:height="0.368cm" draw:transform="skewX (0.032637657012294) rotate (-0.118158790360017) translate (13.559625768858cm 14.2052317355797cm)" svg:viewBox="0 0 542 369" svg:d="M0 0c465 1 542 369 542 369">
              <text:p/>
            </draw:path>
          </draw:g>
          <draw:g>
            <draw:line draw:style-name="gr20" draw:text-style-name="P7" draw:layer="Door" svg:x1="13.686cm" svg:y1="11.813cm" svg:x2="13.686cm" svg:y2="11.428cm">
              <text:p/>
            </draw:line>
            <draw:path draw:style-name="gr20" draw:text-style-name="P7" draw:layer="Door" svg:width="0.434cm" svg:height="0.366cm" draw:transform="skewX (-0.0270526034059121) rotate (-1.72019651076561) translate (14.1150817506712cm 11.4277529750142cm)" svg:viewBox="0 0 435 367" svg:d="M0 0c372 1 435 367 435 367">
              <text:p/>
            </draw:path>
          </draw:g>
          <draw:g>
            <draw:line draw:style-name="gr20" draw:text-style-name="P7" draw:layer="Door" svg:x1="19.591cm" svg:y1="15.204cm" svg:x2="19.591cm" svg:y2="15.425cm">
              <text:p/>
            </draw:line>
            <draw:path draw:style-name="gr20" draw:text-style-name="P7" draw:layer="Door" svg:width="0.247cm" svg:height="0.167cm" draw:transform="skewX (-0.0361283155162826) rotate (-1.45281206936008) translate (19.7566463749524cm 15.1780957141607cm)" svg:viewBox="0 0 248 168" svg:d="M248 0c-212 0-248 168-248 168">
              <text:p/>
            </draw:path>
          </draw:g>
          <draw:g>
            <draw:line draw:style-name="gr20" draw:text-style-name="P7" draw:layer="Door" svg:x1="16.797cm" svg:y1="15.129cm" svg:x2="16.797cm" svg:y2="15.805cm">
              <text:p/>
            </draw:line>
            <draw:path draw:style-name="gr20" draw:text-style-name="P7" draw:layer="Door" svg:width="0.758cm" svg:height="0.458cm" draw:transform="skewX (0.0657989128001862) rotate (1.46537843997444) translate (16.2642879139021cm 15.8045237686377cm)" svg:viewBox="0 0 759 459" svg:d="M0 0c650 1 759 459 759 459">
              <text:p/>
            </draw:path>
          </draw:g>
          <draw:g>
            <draw:line draw:style-name="gr20" draw:text-style-name="P7" draw:layer="Door" svg:x1="18.045cm" svg:y1="13.632cm" svg:x2="17.907cm" svg:y2="13.877cm">
              <text:p/>
            </draw:line>
            <draw:path draw:style-name="gr20" draw:text-style-name="P7" draw:layer="Door" svg:width="0.099cm" svg:height="0.102cm" draw:transform="rotate (-2.62253173404668) translate (18.045cm 13.9174611260054cm)" svg:viewBox="0 0 100 103" svg:d="M0 0c81 34 100 103 100 103">
              <text:p/>
            </draw:path>
          </draw:g>
          <draw:g>
            <draw:line draw:style-name="gr20" draw:text-style-name="P7" draw:layer="Door" svg:x1="17.27cm" svg:y1="14.101cm" svg:x2="17.395cm" svg:y2="14.346cm">
              <text:p/>
            </draw:line>
            <draw:path draw:style-name="gr20" draw:text-style-name="P7" draw:layer="Door" svg:width="0.093cm" svg:height="0.099cm" draw:transform="skewX (-0.0972148393360842) rotate (2.57959663444762) translate (17.3498077500533cm 14.4357241103702cm)" svg:viewBox="0 0 94 100" svg:d="M94 0c-75 34-94 100-94 100">
              <text:p/>
            </draw:path>
          </draw:g>
          <draw:g>
            <draw:line draw:style-name="gr20" draw:text-style-name="P7" draw:layer="Door" svg:x1="17.27cm" svg:y1="14.671cm" svg:x2="17.395cm" svg:y2="14.426cm">
              <text:p/>
            </draw:line>
            <draw:path draw:style-name="gr20" draw:text-style-name="P7" draw:layer="Door" svg:width="0.091cm" svg:height="0.099cm" draw:transform="skewX (0.072954762733363) rotate (0.563741348394168) translate (17.27cm 14.3865335120643cm)" svg:viewBox="0 0 92 100" svg:d="M0 0c74 34 92 100 92 100">
              <text:p/>
            </draw:path>
          </draw:g>
          <draw:g>
            <draw:line draw:style-name="gr20" draw:text-style-name="P7" draw:layer="Door" svg:x1="17.27cm" svg:y1="14.738cm" svg:x2="17.395cm" svg:y2="14.983cm">
              <text:p/>
            </draw:line>
            <draw:path draw:style-name="gr20" draw:text-style-name="P7" draw:layer="Door" svg:width="0.093cm" svg:height="0.099cm" draw:transform="skewX (-0.0972148393360842) rotate (2.57959663444762) translate (17.3498077500532cm 15.0727241103702cm)" svg:viewBox="0 0 94 100" svg:d="M94 0c-75 34-94 100-94 100">
              <text:p/>
            </draw:path>
          </draw:g>
          <draw:g>
            <draw:line draw:style-name="gr20" draw:text-style-name="P7" draw:layer="Door" svg:x1="17.27cm" svg:y1="15.308cm" svg:x2="17.395cm" svg:y2="15.063cm">
              <text:p/>
            </draw:line>
            <draw:path draw:style-name="gr20" draw:text-style-name="P7" draw:layer="Door" svg:width="0.091cm" svg:height="0.099cm" draw:transform="skewX (0.072954762733363) rotate (0.563741348394168) translate (17.27cm 15.0235335120643cm)" svg:viewBox="0 0 92 100" svg:d="M0 0c74 34 92 100 92 100">
              <text:p/>
            </draw:path>
          </draw:g>
          <draw:g>
            <draw:line draw:style-name="gr20" draw:text-style-name="P7" draw:layer="Door" svg:x1="17.27cm" svg:y1="15.622cm" svg:x2="17.395cm" svg:y2="15.411cm">
              <text:p/>
            </draw:line>
            <draw:path draw:style-name="gr20" draw:text-style-name="P7" draw:layer="Door" svg:width="0.087cm" svg:height="0.089cm" draw:transform="skewX (-0.0555014702134197) rotate (0.500734962397173) translate (17.27cm 15.3763243967828cm)" svg:viewBox="0 0 88 90" svg:d="M0 0c72 30 88 90 88 90">
              <text:p/>
            </draw:path>
          </draw:g>
          <draw:g>
            <draw:g>
              <draw:line draw:style-name="gr20" draw:text-style-name="P7" draw:layer="Door" svg:x1="17.27cm" svg:y1="15.648cm" svg:x2="17.588cm" svg:y2="15.479cm">
                <text:p/>
              </draw:line>
              <draw:path draw:style-name="gr20" draw:text-style-name="P7" draw:layer="Door" svg:width="0.125cm" svg:height="0.131cm" draw:transform="skewX (-0.0649262481741891) rotate (-2.11760798144472) translate (17.7055135191647cm 15.5403849838434cm)" svg:viewBox="0 0 126 132" svg:d="M126 0c-101 44-126 132-126 132">
                <text:p/>
              </draw:path>
            </draw:g>
            <draw:g>
              <draw:line draw:style-name="gr20" draw:text-style-name="P7" draw:layer="Door" svg:x1="18.019cm" svg:y1="15.648cm" svg:x2="17.701cm" svg:y2="15.479cm">
                <text:p/>
              </draw:line>
              <draw:path draw:style-name="gr20" draw:text-style-name="P7" draw:layer="Door" svg:width="0.125cm" svg:height="0.131cm" draw:transform="skewX (0.064926248174189) rotate (2.11760798144472) translate (17.6489946380697cm 15.648cm)" svg:viewBox="0 0 126 132" svg:d="M0 0c101 44 126 132 126 132">
                <text:p/>
              </draw:path>
            </draw:g>
          </draw:g>
          <draw:g>
            <draw:g>
              <draw:line draw:style-name="gr20" draw:text-style-name="P7" draw:layer="Door" svg:x1="18.045cm" svg:y1="13.996cm" svg:x2="17.954cm" svg:y2="14.164cm">
                <text:p/>
              </draw:line>
              <draw:path draw:style-name="gr20" draw:text-style-name="P7" draw:layer="Door" svg:width="0.063cm" svg:height="0.069cm" draw:transform="rotate (-2.60490390860154) translate (18.045cm 14.1909490616622cm)" svg:viewBox="0 0 64 70" svg:d="M0 0c53 23 64 70 64 70">
                <text:p/>
              </draw:path>
            </draw:g>
            <draw:g>
              <draw:line draw:style-name="gr20" draw:text-style-name="P7" draw:layer="Door" svg:x1="18.045cm" svg:y1="14.387cm" svg:x2="17.954cm" svg:y2="14.219cm">
                <text:p/>
              </draw:line>
              <draw:path draw:style-name="gr20" draw:text-style-name="P7" draw:layer="Door" svg:width="0.063cm" svg:height="0.069cm" draw:transform="rotate (-0.542273798594638) translate (17.9903159129939cm 14.159102427544cm)" svg:viewBox="0 0 64 70" svg:d="M64 0c-53 24-64 70-64 70">
                <text:p/>
              </draw:path>
            </draw:g>
          </draw:g>
          <draw:g>
            <draw:g>
              <draw:line draw:style-name="gr20" draw:text-style-name="P7" draw:layer="Door" svg:x1="18.045cm" svg:y1="14.465cm" svg:x2="17.889cm" svg:y2="14.716cm">
                <text:p/>
              </draw:line>
              <draw:path draw:style-name="gr20" draw:text-style-name="P7" draw:layer="Door" svg:width="0.106cm" svg:height="0.107cm" draw:transform="skewX (-0.115715329407224) rotate (-2.66319790561815) translate (18.045cm 14.7566757060675cm)" svg:viewBox="0 0 107 108" svg:d="M0 0c88 36 107 108 107 108">
                <text:p/>
              </draw:path>
            </draw:g>
            <draw:g>
              <draw:line draw:style-name="gr20" draw:text-style-name="P7" draw:layer="Door" svg:x1="18.045cm" svg:y1="15.05cm" svg:x2="17.889cm" svg:y2="14.799cm">
                <text:p/>
              </draw:line>
              <draw:path draw:style-name="gr20" draw:text-style-name="P7" draw:layer="Door" svg:width="0.106cm" svg:height="0.107cm" draw:transform="skewX (0.11065387457644) rotate (-0.481361807700037) translate (17.9498980728283cm 14.7086484699438cm)" svg:viewBox="0 0 107 108" svg:d="M107 0c-88 36-107 108-107 108">
                <text:p/>
              </draw:path>
            </draw:g>
          </draw:g>
          <draw:g>
            <draw:line draw:style-name="gr20" draw:text-style-name="P7" draw:layer="Door" svg:x1="18.045cm" svg:y1="15.4cm" svg:x2="17.928cm" svg:y2="15.177cm">
              <text:p/>
            </draw:line>
            <draw:path draw:style-name="gr20" draw:text-style-name="P7" draw:layer="Door" svg:width="0.085cm" svg:height="0.091cm" draw:transform="skewX (-0.0525344104850294) rotate (-0.547684319275821) translate (17.9717693640488cm 15.0957343718503cm)" svg:viewBox="0 0 86 92" svg:d="M86 0c-70 31-86 92-86 92">
              <text:p/>
            </draw:path>
          </draw:g>
          <draw:g>
            <draw:line draw:style-name="gr20" draw:text-style-name="P7" draw:layer="Door" svg:x1="18.045cm" svg:y1="15.623cm" svg:x2="17.967cm" svg:y2="15.5cm">
              <text:p/>
            </draw:line>
            <draw:path draw:style-name="gr20" draw:text-style-name="P7" draw:layer="Door" svg:width="0.052cm" svg:height="0.052cm" draw:transform="skewX (0.141895268187139) rotate (-0.469668101711674) translate (17.9978567281515cm 15.4558446243637cm)" svg:viewBox="0 0 53 53" svg:d="M53 0c-44 18-53 53-53 53">
              <text:p/>
            </draw:path>
          </draw:g>
          <draw:g>
            <draw:line draw:style-name="gr20" draw:text-style-name="P7" draw:layer="Door" svg:x1="17.27cm" svg:y1="13.632cm" svg:x2="17.408cm" svg:y2="13.877cm">
              <text:p/>
            </draw:line>
            <draw:path draw:style-name="gr20" draw:text-style-name="P7" draw:layer="Door" svg:width="0.099cm" svg:height="0.102cm" draw:transform="rotate (2.62602239255067) translate (17.3572926993951cm 13.9669294400596cm)" svg:viewBox="0 0 100 103" svg:d="M100 0c-80 34-100 103-100 103">
              <text:p/>
            </draw:path>
          </draw:g>
          <draw:g>
            <draw:line draw:style-name="gr20" draw:text-style-name="P7" draw:layer="Door" svg:x1="18.491cm" svg:y1="15.803cm" svg:x2="18.799cm" svg:y2="15.999cm">
              <text:p/>
            </draw:line>
            <draw:path draw:style-name="gr20" draw:text-style-name="P7" draw:layer="Door" svg:width="0.136cm" svg:height="0.132cm" draw:transform="skewX (-0.11065387457644) rotate (-1.10252448848482) translate (18.8490697050938cm 15.803cm)" svg:viewBox="0 0 137 133" svg:d="M0 0c111 45 137 133 137 133">
              <text:p/>
            </draw:path>
          </draw:g>
          <draw:g>
            <draw:line draw:style-name="gr20" draw:text-style-name="P7" draw:layer="Door" svg:x1="19.98cm" svg:y1="15.204cm" svg:x2="19.98cm" svg:y2="15.425cm">
              <text:p/>
            </draw:line>
            <draw:path draw:style-name="gr20" draw:text-style-name="P7" draw:layer="Door" svg:width="0.247cm" svg:height="0.167cm" draw:transform="skewX (0.0361283155162827) rotate (1.45281206936008) translate (19.7851053343544cm 15.4248443089777cm)" svg:viewBox="0 0 248 168" svg:d="M0 0c213 0 248 168 248 168">
              <text:p/>
            </draw:path>
          </draw:g>
          <draw:g>
            <draw:line draw:style-name="gr20" draw:text-style-name="P7" draw:layer="Door" svg:x1="20.216cm" svg:y1="14.333cm" svg:x2="20.216cm" svg:y2="14.816cm">
              <text:p/>
            </draw:line>
            <draw:path draw:style-name="gr20" draw:text-style-name="P7" draw:layer="Door" svg:width="0.542cm" svg:height="0.368cm" draw:transform="skewX (0.0349065850398866) rotate (1.45228847058448) translate (19.7872317355797cm 14.8156597341006cm)" svg:viewBox="0 0 543 369" svg:d="M0 0c465 1 543 369 543 369">
              <text:p/>
            </draw:path>
          </draw:g>
          <draw:g>
            <draw:line draw:style-name="gr20" draw:text-style-name="P7" draw:layer="Door" svg:x1="21.776cm" svg:y1="14.333cm" svg:x2="21.776cm" svg:y2="14.816cm">
              <text:p/>
            </draw:line>
            <draw:path draw:style-name="gr20" draw:text-style-name="P7" draw:layer="Door" svg:width="0.542cm" svg:height="0.368cm" draw:transform="skewX (0.0349065850398866) rotate (1.45228847058448) translate (21.3472317355797cm 14.8156597341006cm)" svg:viewBox="0 0 543 369" svg:d="M0 0c465 1 543 369 543 369">
              <text:p/>
            </draw:path>
          </draw:g>
          <draw:g>
            <draw:line draw:style-name="gr20" draw:text-style-name="P7" draw:layer="Door" svg:x1="19.02cm" svg:y1="13.022cm" svg:x2="19.321cm" svg:y2="13.022cm">
              <text:p/>
            </draw:line>
            <draw:path draw:style-name="gr20" draw:text-style-name="P7" draw:layer="Door" svg:width="0.338cm" svg:height="0.266cm" draw:transform="skewX (-0.0101229096615671) rotate (3.00214084635545) translate (19.3207879502366cm 13.3338314650329cm)" svg:viewBox="0 0 339 267" svg:d="M0 0c291 0 339 267 339 267">
              <text:p/>
            </draw:path>
          </draw:g>
          <draw:g>
            <draw:line draw:style-name="gr20" draw:text-style-name="P7" draw:layer="Door" svg:x1="19.02cm" svg:y1="12.58cm" svg:x2="19.321cm" svg:y2="12.58cm">
              <text:p/>
            </draw:line>
            <draw:path draw:style-name="gr20" draw:text-style-name="P7" draw:layer="Door" svg:width="0.338cm" svg:height="0.266cm" draw:transform="skewX (-0.0101229096615671) rotate (3.00214084635545) translate (19.3207879502366cm 12.8918314650329cm)" svg:viewBox="0 0 339 267" svg:d="M0 0c291 0 339 267 339 267">
              <text:p/>
            </draw:path>
          </draw:g>
          <draw:g>
            <draw:line draw:style-name="gr20" draw:text-style-name="P7" draw:layer="Door" svg:x1="19.02cm" svg:y1="12.151cm" svg:x2="19.321cm" svg:y2="12.151cm">
              <text:p/>
            </draw:line>
            <draw:path draw:style-name="gr20" draw:text-style-name="P7" draw:layer="Door" svg:width="0.338cm" svg:height="0.266cm" draw:transform="skewX (-0.0101229096615671) rotate (3.00214084635545) translate (19.3207879502366cm 12.4628314650329cm)" svg:viewBox="0 0 339 267" svg:d="M0 0c291 0 339 267 339 267">
              <text:p/>
            </draw:path>
          </draw:g>
          <draw:g>
            <draw:line draw:style-name="gr20" draw:text-style-name="P7" draw:layer="Door" svg:x1="20.179cm" svg:y1="13.022cm" svg:x2="19.878cm" svg:y2="13.022cm">
              <text:p/>
            </draw:line>
            <draw:path draw:style-name="gr20" draw:text-style-name="P7" draw:layer="Door" svg:width="0.337cm" svg:height="0.266cm" draw:transform="skewX (0.0127409035395586) rotate (-3.00161724757985) translate (20.2130889027505cm 13.2866483838054cm)" svg:viewBox="0 0 338 267" svg:d="M338 0c-291 0-338 267-338 267">
              <text:p/>
            </draw:path>
          </draw:g>
          <draw:g>
            <draw:line draw:style-name="gr20" draw:text-style-name="P7" draw:layer="Door" svg:x1="20.179cm" svg:y1="12.58cm" svg:x2="19.878cm" svg:y2="12.58cm">
              <text:p/>
            </draw:line>
            <draw:path draw:style-name="gr20" draw:text-style-name="P7" draw:layer="Door" svg:width="0.337cm" svg:height="0.266cm" draw:transform="skewX (0.0127409035395586) rotate (-3.00161724757985) translate (20.2130889027505cm 12.8446483838054cm)" svg:viewBox="0 0 338 267" svg:d="M338 0c-291 0-338 267-338 267">
              <text:p/>
            </draw:path>
          </draw:g>
          <draw:g>
            <draw:line draw:style-name="gr20" draw:text-style-name="P7" draw:layer="Door" svg:x1="20.179cm" svg:y1="12.151cm" svg:x2="19.878cm" svg:y2="12.151cm">
              <text:p/>
            </draw:line>
            <draw:path draw:style-name="gr20" draw:text-style-name="P7" draw:layer="Door" svg:width="0.337cm" svg:height="0.266cm" draw:transform="skewX (0.0127409035395586) rotate (-3.00161724757985) translate (20.2130889027505cm 12.4156483838054cm)" svg:viewBox="0 0 338 267" svg:d="M338 0c-291 0-338 267-338 267">
              <text:p/>
            </draw:path>
          </draw:g>
          <draw:g>
            <draw:line draw:style-name="gr20" draw:text-style-name="P7" draw:layer="Door" svg:x1="21.191cm" svg:y1="13.022cm" svg:x2="21.492cm" svg:y2="13.022cm">
              <text:p/>
            </draw:line>
            <draw:path draw:style-name="gr20" draw:text-style-name="P7" draw:layer="Door" svg:width="0.338cm" svg:height="0.266cm" draw:transform="skewX (-0.0101229096615671) rotate (3.00214084635545) translate (21.4917879502366cm 13.3338314650329cm)" svg:viewBox="0 0 339 267" svg:d="M0 0c291 0 339 267 339 267">
              <text:p/>
            </draw:path>
          </draw:g>
          <draw:g>
            <draw:line draw:style-name="gr20" draw:text-style-name="P7" draw:layer="Door" svg:x1="21.191cm" svg:y1="12.58cm" svg:x2="21.492cm" svg:y2="12.58cm">
              <text:p/>
            </draw:line>
            <draw:path draw:style-name="gr20" draw:text-style-name="P7" draw:layer="Door" svg:width="0.338cm" svg:height="0.266cm" draw:transform="skewX (-0.0101229096615671) rotate (3.00214084635545) translate (21.4917879502366cm 12.8918314650329cm)" svg:viewBox="0 0 339 267" svg:d="M0 0c291 0 339 267 339 267">
              <text:p/>
            </draw:path>
          </draw:g>
          <draw:g>
            <draw:line draw:style-name="gr20" draw:text-style-name="P7" draw:layer="Door" svg:x1="21.191cm" svg:y1="12.151cm" svg:x2="21.492cm" svg:y2="12.151cm">
              <text:p/>
            </draw:line>
            <draw:path draw:style-name="gr20" draw:text-style-name="P7" draw:layer="Door" svg:width="0.338cm" svg:height="0.266cm" draw:transform="skewX (-0.0101229096615671) rotate (3.00214084635545) translate (21.4917879502366cm 12.4628314650329cm)" svg:viewBox="0 0 339 267" svg:d="M0 0c291 0 339 267 339 267">
              <text:p/>
            </draw:path>
          </draw:g>
          <draw:g>
            <draw:line draw:style-name="gr20" draw:text-style-name="P7" draw:layer="Door" svg:x1="22.376cm" svg:y1="13.022cm" svg:x2="22.075cm" svg:y2="13.022cm">
              <text:p/>
            </draw:line>
            <draw:path draw:style-name="gr20" draw:text-style-name="P7" draw:layer="Door" svg:width="0.337cm" svg:height="0.266cm" draw:transform="skewX (0.0127409035395586) rotate (-3.00161724757985) translate (22.4100889027505cm 13.2866483838054cm)" svg:viewBox="0 0 338 267" svg:d="M338 0c-291 0-338 267-338 267">
              <text:p/>
            </draw:path>
          </draw:g>
          <draw:g>
            <draw:line draw:style-name="gr20" draw:text-style-name="P7" draw:layer="Door" svg:x1="22.376cm" svg:y1="12.58cm" svg:x2="22.075cm" svg:y2="12.58cm">
              <text:p/>
            </draw:line>
            <draw:path draw:style-name="gr20" draw:text-style-name="P7" draw:layer="Door" svg:width="0.337cm" svg:height="0.266cm" draw:transform="skewX (0.0127409035395586) rotate (-3.00161724757985) translate (22.4100889027505cm 12.8446483838054cm)" svg:viewBox="0 0 338 267" svg:d="M338 0c-291 0-338 267-338 267">
              <text:p/>
            </draw:path>
          </draw:g>
          <draw:g>
            <draw:line draw:style-name="gr20" draw:text-style-name="P7" draw:layer="Door" svg:x1="22.376cm" svg:y1="12.151cm" svg:x2="22.075cm" svg:y2="12.151cm">
              <text:p/>
            </draw:line>
            <draw:path draw:style-name="gr20" draw:text-style-name="P7" draw:layer="Door" svg:width="0.337cm" svg:height="0.266cm" draw:transform="skewX (0.0127409035395586) rotate (-3.00161724757985) translate (22.4100889027505cm 12.4156483838054cm)" svg:viewBox="0 0 338 267" svg:d="M338 0c-291 0-338 267-338 267">
              <text:p/>
            </draw:path>
          </draw:g>
          <draw:g>
            <draw:line draw:style-name="gr20" draw:text-style-name="P7" draw:layer="Door" svg:x1="19.787cm" svg:y1="11.748cm" svg:x2="19.787cm" svg:y2="12.099cm">
              <text:p/>
            </draw:line>
            <draw:path draw:style-name="gr20" draw:text-style-name="P7" draw:layer="Door" svg:width="0.393cm" svg:height="0.267cm" draw:transform="skewX (0.0303687289847013) rotate (1.45089220718289) translate (19.4751685349671cm 12.0987527260234cm)" svg:viewBox="0 0 394 268" svg:d="M0 0c338 0 394 268 394 268">
              <text:p/>
            </draw:path>
          </draw:g>
          <draw:g>
            <draw:line draw:style-name="gr20" draw:text-style-name="P7" draw:layer="Door" svg:x1="22.415cm" svg:y1="14.92cm" svg:x2="21.932cm" svg:y2="14.92cm">
              <text:p/>
            </draw:line>
            <draw:path draw:style-name="gr20" draw:text-style-name="P7" draw:layer="Door" svg:width="0.543cm" svg:height="0.368cm" draw:transform="skewX (-0.0373500459926786) rotate (-3.02343386322978) translate (22.4725428778892cm 15.2846398561693cm)" svg:viewBox="0 0 544 369" svg:d="M544 0c-465 1-544 369-544 369">
              <text:p/>
            </draw:path>
          </draw:g>
          <draw:g>
            <draw:line draw:style-name="gr20" draw:text-style-name="P7" draw:layer="Door" svg:x1="22.872cm" svg:y1="15.803cm" svg:x2="23.18cm" svg:y2="15.999cm">
              <text:p/>
            </draw:line>
            <draw:path draw:style-name="gr20" draw:text-style-name="P7" draw:layer="Door" svg:width="0.136cm" svg:height="0.132cm" draw:transform="skewX (-0.110653874576441) rotate (-1.10252448848482) translate (23.2300697050938cm 15.803cm)" svg:viewBox="0 0 137 133" svg:d="M0 0c111 45 137 133 137 133">
              <text:p/>
            </draw:path>
          </draw:g>
          <draw:g>
            <draw:line draw:style-name="gr20" draw:text-style-name="P7" draw:layer="Door" svg:x1="23.621cm" svg:y1="15.129cm" svg:x2="23.621cm" svg:y2="15.805cm">
              <text:p/>
            </draw:line>
            <draw:path draw:style-name="gr20" draw:text-style-name="P7" draw:layer="Door" svg:width="0.758cm" svg:height="0.458cm" draw:transform="skewX (-0.066497044500984) rotate (-1.46555297289964) translate (24.0739986001359cm 15.0499016577085cm)" svg:viewBox="0 0 759 459" svg:d="M759 0c-651 1-759 459-759 459">
              <text:p/>
            </draw:path>
          </draw:g>
          <draw:g>
            <draw:line draw:style-name="gr20" draw:text-style-name="P7" draw:layer="Door" svg:x1="25.312cm" svg:y1="15.31cm" svg:x2="25.312cm" svg:y2="15.805cm">
              <text:p/>
            </draw:line>
            <draw:path draw:style-name="gr20" draw:text-style-name="P7" draw:layer="Door" svg:width="0.555cm" svg:height="0.357cm" draw:transform="skewX (-0.0492182849062401) rotate (-1.45787352419086) translate (25.6650856085342cm 15.2518578123423cm)" svg:viewBox="0 0 556 358" svg:d="M556 0c-476 1-556 358-556 358">
              <text:p/>
            </draw:path>
          </draw:g>
          <draw:g>
            <draw:line draw:style-name="gr20" draw:text-style-name="P7" draw:layer="Door" svg:x1="26.976cm" svg:y1="15.31cm" svg:x2="26.976cm" svg:y2="15.805cm">
              <text:p/>
            </draw:line>
            <draw:path draw:style-name="gr20" draw:text-style-name="P7" draw:layer="Door" svg:width="0.555cm" svg:height="0.357cm" draw:transform="skewX (-0.0492182849062401) rotate (-1.45787352419086) translate (27.3290856085342cm 15.2518578123423cm)" svg:viewBox="0 0 556 358" svg:d="M556 0c-476 1-556 358-556 358">
              <text:p/>
            </draw:path>
          </draw:g>
          <draw:g>
            <draw:line draw:style-name="gr20" draw:text-style-name="P7" draw:layer="Door" svg:x1="27.376cm" svg:y1="12.049cm" svg:x2="27.836cm" svg:y2="11.865cm">
              <text:p/>
            </draw:line>
            <draw:path draw:style-name="gr20" draw:text-style-name="P7" draw:layer="Door" svg:width="0.555cm" svg:height="0.356cm" draw:transform="skewX (0.0485201532054423) rotate (-2.87385914633386) translate (27.9901545757277cm 12.2507858770176cm)" svg:viewBox="0 0 556 357" svg:d="M0 0c477 0 556 357 556 357">
              <text:p/>
            </draw:path>
          </draw:g>
          <draw:g>
            <draw:line draw:style-name="gr20" draw:text-style-name="P7" draw:layer="Door" svg:x1="29.576cm" svg:y1="9.733cm" svg:x2="29.12cm" svg:y2="9.733cm">
              <text:p/>
            </draw:line>
            <draw:path draw:style-name="gr20" draw:text-style-name="P7" draw:layer="Door" svg:width="0.51cm" svg:height="0.367cm" draw:transform="skewX (0.0139626340159546) rotate (-0.125663706143592) translate (29.1197074197571cm 9.30391824932878cm)" svg:viewBox="0 0 511 368" svg:d="M0 0c440 1 511 368 511 368">
              <text:p/>
            </draw:path>
          </draw:g>
          <draw:g>
            <draw:line draw:style-name="gr20" draw:text-style-name="P7" draw:layer="Door" svg:x1="39.6cm" svg:y1="9.686cm" svg:x2="39.6cm" svg:y2="10.142cm">
              <text:p/>
            </draw:line>
            <draw:path draw:style-name="gr20" draw:text-style-name="P7" draw:layer="Door" svg:width="0.509cm" svg:height="0.367cm" draw:transform="skewX (0.0109955742875643) rotate (1.44478355480091) translate (39.1706390533552cm 10.1422974536268cm)" svg:viewBox="0 0 510 368" svg:d="M0 0c440 1 510 368 510 368">
              <text:p/>
            </draw:path>
          </draw:g>
          <draw:g>
            <draw:line draw:style-name="gr20" draw:text-style-name="P7" draw:layer="Door" svg:x1="37.676cm" svg:y1="10.665cm" svg:x2="37.267cm" svg:y2="10.462cm">
              <text:p/>
            </draw:line>
            <draw:path draw:style-name="gr20" draw:text-style-name="P7" draw:layer="Door" svg:width="0.51cm" svg:height="0.367cm" draw:transform="skewX (-0.0130899693899574) rotate (2.80736210183288) translate (37.5596401785864cm 11.0142191388692cm)" svg:viewBox="0 0 511 368" svg:d="M511 0c-440 1-511 368-511 368">
              <text:p/>
            </draw:path>
          </draw:g>
          <draw:g>
            <draw:line draw:style-name="gr20" draw:text-style-name="P7" draw:layer="Door" svg:x1="36.2cm" svg:y1="13.597cm" svg:x2="35.791cm" svg:y2="13.394cm">
              <text:p/>
            </draw:line>
            <draw:path draw:style-name="gr20" draw:text-style-name="P7" draw:layer="Door" svg:width="0.509cm" svg:height="0.367cm" draw:transform="skewX (0.0109955742875643) rotate (-0.586256095744896) translate (35.9816700349106cm 13.0095425047601cm)" svg:viewBox="0 0 510 368" svg:d="M0 0c440 1 510 368 510 368">
              <text:p/>
            </draw:path>
          </draw:g>
          <draw:g>
            <draw:line draw:style-name="gr20" draw:text-style-name="P7" draw:layer="Door" svg:x1="42.626cm" svg:y1="9.655cm" svg:x2="42.17cm" svg:y2="9.655cm">
              <text:p/>
            </draw:line>
            <draw:path draw:style-name="gr20" draw:text-style-name="P7" draw:layer="Door" svg:width="0.509cm" svg:height="0.367cm" draw:transform="skewX (0.0109955742875643) rotate (-0.126012771993991) translate (42.1699817423469cm 9.22564392673902cm)" svg:viewBox="0 0 510 368" svg:d="M0 0c440 1 510 368 510 368">
              <text:p/>
            </draw:path>
          </draw:g>
          <draw:g>
            <draw:line draw:style-name="gr20" draw:text-style-name="P7" draw:layer="Door" svg:x1="30.369cm" svg:y1="9.733cm" svg:x2="30.825cm" svg:y2="9.733cm">
              <text:p/>
            </draw:line>
            <draw:path draw:style-name="gr20" draw:text-style-name="P7" draw:layer="Door" svg:width="0.509cm" svg:height="0.368cm" draw:transform="skewX (-0.011693705988362) rotate (0.125489173218392) translate (30.3188883225045cm 9.3678021916802cm)" svg:viewBox="0 0 510 369" svg:d="M510 0c-439 1-510 369-510 369">
              <text:p/>
            </draw:path>
          </draw:g>
          <draw:g>
            <draw:line draw:style-name="gr20" draw:text-style-name="P7" draw:layer="Door" svg:x1="39.021cm" svg:y1="23.977cm" svg:x2="39.021cm" svg:y2="23.486cm">
              <text:p/>
            </draw:line>
            <draw:path draw:style-name="gr20" draw:text-style-name="P7" draw:layer="Door" svg:width="0.549cm" svg:height="0.368cm" draw:transform="skewX (0.0345575191894877) rotate (-1.68755885375332) translate (39.45cm 23.486cm)" svg:viewBox="0 0 550 369" svg:d="M0 0c473 1 550 369 550 369">
              <text:p/>
            </draw:path>
          </draw:g>
          <draw:line draw:style-name="gr19" draw:text-style-name="P7" draw:layer="Detail" svg:x1="40.6cm" svg:y1="14.3cm" svg:x2="40.6cm" svg:y2="15.8cm">
            <text:p/>
          </draw:line>
          <draw:line draw:style-name="gr19" draw:text-style-name="P7" draw:layer="Detail" svg:x1="40.6cm" svg:y1="14.3cm" svg:x2="42.3cm" svg:y2="14.3cm">
            <text:p/>
          </draw:line>
          <draw:line draw:style-name="gr19" draw:text-style-name="P7" draw:layer="Detail" svg:x1="40.6cm" svg:y1="15.8cm" svg:x2="42.3cm" svg:y2="15.8cm">
            <text:p/>
          </draw:line>
          <draw:line draw:style-name="gr19" draw:text-style-name="P7" draw:layer="Detail" svg:x1="42.3cm" svg:y1="14.3cm" svg:x2="42.3cm" svg:y2="15.8cm">
            <text:p/>
          </draw:line>
          <draw:g>
            <draw:line draw:style-name="gr20" draw:text-style-name="P7" draw:layer="Door" svg:x1="13.7cm" svg:y1="15.32cm" svg:x2="13.7cm" svg:y2="15.803cm">
              <text:p/>
            </draw:line>
            <draw:path draw:style-name="gr20" draw:text-style-name="P7" draw:layer="Door" svg:width="0.541cm" svg:height="0.367cm" draw:transform="skewX (-0.031066860685499) rotate (-1.45159033888368) translate (14.0643366615679cm 15.2654304416775cm)" svg:viewBox="0 0 542 368" svg:d="M542 0c-465 1-542 368-542 368">
              <text:p/>
            </draw:path>
          </draw:g>
          <draw:line draw:style-name="gr20" draw:text-style-name="P7" draw:layer="Door" svg:x1="12.5cm" svg:y1="17.75cm" svg:x2="12.5cm" svg:y2="18.35cm">
            <text:p/>
          </draw:line>
          <draw:line draw:style-name="gr20" draw:text-style-name="P7" draw:layer="Door" svg:x1="12.5cm" svg:y1="19.45cm" svg:x2="12.5cm" svg:y2="20.05cm">
            <text:p/>
          </draw:line>
          <draw:g>
            <draw:g>
              <draw:line draw:style-name="gr18" draw:text-style-name="P7" draw:layer="Detail" svg:x1="17.2cm" svg:y1="12.35cm" svg:x2="17.2cm" svg:y2="13.399cm">
                <text:p/>
              </draw:line>
              <draw:line draw:style-name="gr18" draw:text-style-name="P7" draw:layer="Detail" svg:x1="18.15cm" svg:y1="12.35cm" svg:x2="17.2cm" svg:y2="12.35cm">
                <text:p/>
              </draw:line>
              <draw:line draw:style-name="gr18" draw:text-style-name="P7" draw:layer="Detail" svg:x1="18.15cm" svg:y1="12.351cm" svg:x2="18.15cm" svg:y2="13.4cm">
                <text:p/>
              </draw:line>
              <draw:line draw:style-name="gr18" draw:text-style-name="P7" draw:layer="Detail" svg:x1="18.15cm" svg:y1="12.35cm" svg:x2="17.2cm" svg:y2="13.399cm">
                <text:p/>
              </draw:line>
              <draw:line draw:style-name="gr18" draw:text-style-name="P7" draw:layer="Detail" svg:x1="18.15cm" svg:y1="13.399cm" svg:x2="17.2cm" svg:y2="13.399cm">
                <text:p/>
              </draw:line>
              <draw:line draw:style-name="gr18" draw:text-style-name="P7" draw:layer="Detail" svg:x1="18.15cm" svg:y1="13.399cm" svg:x2="17.2cm" svg:y2="12.35cm">
                <text:p/>
              </draw:line>
            </draw:g>
            <draw:g>
              <draw:line draw:style-name="gr18" draw:text-style-name="P7" draw:layer="Detail" svg:x1="17.325cm" svg:y1="13.393cm" svg:x2="17.325cm" svg:y2="13.5cm">
                <text:p/>
              </draw:line>
              <draw:line draw:style-name="gr18" draw:text-style-name="P7" draw:layer="Detail" svg:x1="18.025cm" svg:y1="13.393cm" svg:x2="18.025cm" svg:y2="13.5cm">
                <text:p/>
              </draw:line>
            </draw:g>
          </draw:g>
          <draw:g>
            <draw:line draw:style-name="gr18" draw:text-style-name="P7" draw:layer="Detail" svg:x1="23.61cm" svg:y1="12.893cm" svg:x2="23.61cm" svg:y2="14.7cm">
              <text:p/>
            </draw:line>
            <draw:line draw:style-name="gr18" draw:text-style-name="P7" draw:layer="Detail" svg:x1="25.06cm" svg:y1="12.893cm" svg:x2="25.06cm" svg:y2="14.7cm">
              <text:p/>
            </draw:line>
            <draw:line draw:style-name="gr18" draw:text-style-name="P7" draw:layer="Detail" svg:x1="25.06cm" svg:y1="13.06cm" svg:x2="24.39cm" svg:y2="13.06cm">
              <text:p/>
            </draw:line>
            <draw:g>
              <draw:line draw:style-name="gr18" draw:text-style-name="P7" draw:layer="Detail" svg:x1="24.27cm" svg:y1="13.06cm" svg:x2="24.27cm" svg:y2="14.41cm">
                <text:p/>
              </draw:line>
              <draw:line draw:style-name="gr18" draw:text-style-name="P7" draw:layer="Detail" svg:x1="24.39cm" svg:y1="13.06cm" svg:x2="24.39cm" svg:y2="14.41cm">
                <text:p/>
              </draw:line>
              <draw:line draw:style-name="gr18" draw:text-style-name="P7" draw:layer="Detail" svg:x1="24.39cm" svg:y1="13.06cm" svg:x2="24.27cm" svg:y2="13.06cm">
                <text:p/>
              </draw:line>
              <draw:line draw:style-name="gr18" draw:text-style-name="P7" draw:layer="Detail" svg:x1="24.39cm" svg:y1="14.41cm" svg:x2="24.27cm" svg:y2="14.41cm">
                <text:p/>
              </draw:line>
            </draw:g>
            <draw:line draw:style-name="gr18" draw:text-style-name="P7" draw:layer="Detail" svg:x1="25.06cm" svg:y1="13.183cm" svg:x2="24.39cm" svg:y2="13.183cm">
              <text:p/>
            </draw:line>
            <draw:line draw:style-name="gr18" draw:text-style-name="P7" draw:layer="Detail" svg:x1="25.06cm" svg:y1="13.305cm" svg:x2="24.39cm" svg:y2="13.305cm">
              <text:p/>
            </draw:line>
            <draw:line draw:style-name="gr18" draw:text-style-name="P7" draw:layer="Detail" svg:x1="25.06cm" svg:y1="13.428cm" svg:x2="24.39cm" svg:y2="13.428cm">
              <text:p/>
            </draw:line>
            <draw:line draw:style-name="gr18" draw:text-style-name="P7" draw:layer="Detail" svg:x1="25.06cm" svg:y1="13.551cm" svg:x2="24.39cm" svg:y2="13.551cm">
              <text:p/>
            </draw:line>
            <draw:line draw:style-name="gr18" draw:text-style-name="P7" draw:layer="Detail" svg:x1="25.06cm" svg:y1="13.674cm" svg:x2="24.39cm" svg:y2="13.674cm">
              <text:p/>
            </draw:line>
            <draw:line draw:style-name="gr18" draw:text-style-name="P7" draw:layer="Detail" svg:x1="25.06cm" svg:y1="13.796cm" svg:x2="24.39cm" svg:y2="13.796cm">
              <text:p/>
            </draw:line>
            <draw:line draw:style-name="gr18" draw:text-style-name="P7" draw:layer="Detail" svg:x1="25.06cm" svg:y1="13.919cm" svg:x2="24.39cm" svg:y2="13.919cm">
              <text:p/>
            </draw:line>
            <draw:line draw:style-name="gr18" draw:text-style-name="P7" draw:layer="Detail" svg:x1="25.06cm" svg:y1="14.042cm" svg:x2="24.39cm" svg:y2="14.042cm">
              <text:p/>
            </draw:line>
            <draw:line draw:style-name="gr18" draw:text-style-name="P7" draw:layer="Detail" svg:x1="25.06cm" svg:y1="14.165cm" svg:x2="24.39cm" svg:y2="14.165cm">
              <text:p/>
            </draw:line>
            <draw:line draw:style-name="gr18" draw:text-style-name="P7" draw:layer="Detail" svg:x1="25.06cm" svg:y1="14.287cm" svg:x2="24.39cm" svg:y2="14.287cm">
              <text:p/>
            </draw:line>
            <draw:line draw:style-name="gr18" draw:text-style-name="P7" draw:layer="Detail" svg:x1="24.28cm" svg:y1="13.183cm" svg:x2="23.61cm" svg:y2="13.183cm">
              <text:p/>
            </draw:line>
            <draw:line draw:style-name="gr18" draw:text-style-name="P7" draw:layer="Detail" svg:x1="24.28cm" svg:y1="13.305cm" svg:x2="23.61cm" svg:y2="13.305cm">
              <text:p/>
            </draw:line>
            <draw:line draw:style-name="gr18" draw:text-style-name="P7" draw:layer="Detail" svg:x1="24.28cm" svg:y1="13.428cm" svg:x2="23.61cm" svg:y2="13.428cm">
              <text:p/>
            </draw:line>
            <draw:line draw:style-name="gr18" draw:text-style-name="P7" draw:layer="Detail" svg:x1="24.28cm" svg:y1="13.551cm" svg:x2="23.61cm" svg:y2="13.551cm">
              <text:p/>
            </draw:line>
            <draw:line draw:style-name="gr18" draw:text-style-name="P7" draw:layer="Detail" svg:x1="24.28cm" svg:y1="13.674cm" svg:x2="23.61cm" svg:y2="13.674cm">
              <text:p/>
            </draw:line>
            <draw:line draw:style-name="gr18" draw:text-style-name="P7" draw:layer="Detail" svg:x1="24.28cm" svg:y1="13.796cm" svg:x2="23.61cm" svg:y2="13.796cm">
              <text:p/>
            </draw:line>
            <draw:line draw:style-name="gr18" draw:text-style-name="P7" draw:layer="Detail" svg:x1="24.28cm" svg:y1="13.919cm" svg:x2="23.61cm" svg:y2="13.919cm">
              <text:p/>
            </draw:line>
            <draw:line draw:style-name="gr18" draw:text-style-name="P7" draw:layer="Detail" svg:x1="24.28cm" svg:y1="14.042cm" svg:x2="23.61cm" svg:y2="14.042cm">
              <text:p/>
            </draw:line>
            <draw:line draw:style-name="gr18" draw:text-style-name="P7" draw:layer="Detail" svg:x1="24.28cm" svg:y1="14.165cm" svg:x2="23.61cm" svg:y2="14.165cm">
              <text:p/>
            </draw:line>
            <draw:line draw:style-name="gr18" draw:text-style-name="P7" draw:layer="Detail" svg:x1="24.28cm" svg:y1="14.41cm" svg:x2="23.61cm" svg:y2="14.41cm">
              <text:p/>
            </draw:line>
            <draw:line draw:style-name="gr18" draw:text-style-name="P7" draw:layer="Detail" svg:x1="24.28cm" svg:y1="14.287cm" svg:x2="23.61cm" svg:y2="14.287cm">
              <text:p/>
            </draw:line>
          </draw:g>
          <draw:g>
            <draw:line draw:style-name="gr18" draw:text-style-name="P7" draw:layer="Detail" svg:x1="15.33cm" svg:y1="12.893cm" svg:x2="15.33cm" svg:y2="14.7cm">
              <text:p/>
            </draw:line>
            <draw:line draw:style-name="gr18" draw:text-style-name="P7" draw:layer="Detail" svg:x1="16.78cm" svg:y1="12.893cm" svg:x2="16.78cm" svg:y2="14.7cm">
              <text:p/>
            </draw:line>
            <draw:line draw:style-name="gr18" draw:text-style-name="P7" draw:layer="Detail" svg:x1="16.78cm" svg:y1="13.06cm" svg:x2="16.11cm" svg:y2="13.06cm">
              <text:p/>
            </draw:line>
            <draw:g>
              <draw:line draw:style-name="gr18" draw:text-style-name="P7" draw:layer="Detail" svg:x1="15.99cm" svg:y1="13.06cm" svg:x2="15.99cm" svg:y2="14.41cm">
                <text:p/>
              </draw:line>
              <draw:line draw:style-name="gr18" draw:text-style-name="P7" draw:layer="Detail" svg:x1="16.11cm" svg:y1="13.06cm" svg:x2="16.11cm" svg:y2="14.41cm">
                <text:p/>
              </draw:line>
              <draw:line draw:style-name="gr18" draw:text-style-name="P7" draw:layer="Detail" svg:x1="16.11cm" svg:y1="13.06cm" svg:x2="15.99cm" svg:y2="13.06cm">
                <text:p/>
              </draw:line>
              <draw:line draw:style-name="gr18" draw:text-style-name="P7" draw:layer="Detail" svg:x1="16.11cm" svg:y1="14.41cm" svg:x2="15.99cm" svg:y2="14.41cm">
                <text:p/>
              </draw:line>
            </draw:g>
            <draw:line draw:style-name="gr18" draw:text-style-name="P7" draw:layer="Detail" svg:x1="16.78cm" svg:y1="13.183cm" svg:x2="16.11cm" svg:y2="13.183cm">
              <text:p/>
            </draw:line>
            <draw:line draw:style-name="gr18" draw:text-style-name="P7" draw:layer="Detail" svg:x1="16.78cm" svg:y1="13.305cm" svg:x2="16.11cm" svg:y2="13.305cm">
              <text:p/>
            </draw:line>
            <draw:line draw:style-name="gr18" draw:text-style-name="P7" draw:layer="Detail" svg:x1="16.78cm" svg:y1="13.428cm" svg:x2="16.11cm" svg:y2="13.428cm">
              <text:p/>
            </draw:line>
            <draw:line draw:style-name="gr18" draw:text-style-name="P7" draw:layer="Detail" svg:x1="16.78cm" svg:y1="13.551cm" svg:x2="16.11cm" svg:y2="13.551cm">
              <text:p/>
            </draw:line>
            <draw:line draw:style-name="gr18" draw:text-style-name="P7" draw:layer="Detail" svg:x1="16.78cm" svg:y1="13.674cm" svg:x2="16.11cm" svg:y2="13.674cm">
              <text:p/>
            </draw:line>
            <draw:line draw:style-name="gr18" draw:text-style-name="P7" draw:layer="Detail" svg:x1="16.78cm" svg:y1="13.796cm" svg:x2="16.11cm" svg:y2="13.796cm">
              <text:p/>
            </draw:line>
            <draw:line draw:style-name="gr18" draw:text-style-name="P7" draw:layer="Detail" svg:x1="16.78cm" svg:y1="13.919cm" svg:x2="16.11cm" svg:y2="13.919cm">
              <text:p/>
            </draw:line>
            <draw:line draw:style-name="gr18" draw:text-style-name="P7" draw:layer="Detail" svg:x1="16.78cm" svg:y1="14.042cm" svg:x2="16.11cm" svg:y2="14.042cm">
              <text:p/>
            </draw:line>
            <draw:line draw:style-name="gr18" draw:text-style-name="P7" draw:layer="Detail" svg:x1="16.78cm" svg:y1="14.165cm" svg:x2="16.11cm" svg:y2="14.165cm">
              <text:p/>
            </draw:line>
            <draw:line draw:style-name="gr18" draw:text-style-name="P7" draw:layer="Detail" svg:x1="16.78cm" svg:y1="14.287cm" svg:x2="16.11cm" svg:y2="14.287cm">
              <text:p/>
            </draw:line>
            <draw:line draw:style-name="gr18" draw:text-style-name="P7" draw:layer="Detail" svg:x1="16cm" svg:y1="13.183cm" svg:x2="15.33cm" svg:y2="13.183cm">
              <text:p/>
            </draw:line>
            <draw:line draw:style-name="gr18" draw:text-style-name="P7" draw:layer="Detail" svg:x1="16cm" svg:y1="13.305cm" svg:x2="15.33cm" svg:y2="13.305cm">
              <text:p/>
            </draw:line>
            <draw:line draw:style-name="gr18" draw:text-style-name="P7" draw:layer="Detail" svg:x1="16cm" svg:y1="13.428cm" svg:x2="15.33cm" svg:y2="13.428cm">
              <text:p/>
            </draw:line>
            <draw:line draw:style-name="gr18" draw:text-style-name="P7" draw:layer="Detail" svg:x1="16cm" svg:y1="13.551cm" svg:x2="15.33cm" svg:y2="13.551cm">
              <text:p/>
            </draw:line>
            <draw:line draw:style-name="gr18" draw:text-style-name="P7" draw:layer="Detail" svg:x1="16cm" svg:y1="13.674cm" svg:x2="15.33cm" svg:y2="13.674cm">
              <text:p/>
            </draw:line>
            <draw:line draw:style-name="gr18" draw:text-style-name="P7" draw:layer="Detail" svg:x1="16cm" svg:y1="13.796cm" svg:x2="15.33cm" svg:y2="13.796cm">
              <text:p/>
            </draw:line>
            <draw:line draw:style-name="gr18" draw:text-style-name="P7" draw:layer="Detail" svg:x1="16cm" svg:y1="13.919cm" svg:x2="15.33cm" svg:y2="13.919cm">
              <text:p/>
            </draw:line>
            <draw:line draw:style-name="gr18" draw:text-style-name="P7" draw:layer="Detail" svg:x1="16cm" svg:y1="14.042cm" svg:x2="15.33cm" svg:y2="14.042cm">
              <text:p/>
            </draw:line>
            <draw:line draw:style-name="gr18" draw:text-style-name="P7" draw:layer="Detail" svg:x1="16cm" svg:y1="14.165cm" svg:x2="15.33cm" svg:y2="14.165cm">
              <text:p/>
            </draw:line>
            <draw:line draw:style-name="gr18" draw:text-style-name="P7" draw:layer="Detail" svg:x1="16cm" svg:y1="14.41cm" svg:x2="15.33cm" svg:y2="14.41cm">
              <text:p/>
            </draw:line>
            <draw:line draw:style-name="gr18" draw:text-style-name="P7" draw:layer="Detail" svg:x1="16cm" svg:y1="14.287cm" svg:x2="15.33cm" svg:y2="14.287cm">
              <text:p/>
            </draw:line>
          </draw:g>
          <draw:line draw:style-name="gr7" draw:text-style-name="P7" draw:layer="Wall" svg:x1="30.1cm" svg:y1="21.8cm" svg:x2="15.9cm" svg:y2="21.8cm">
            <text:p/>
          </draw:line>
          <draw:line draw:style-name="gr7" draw:text-style-name="P7" draw:layer="Wall" svg:x1="19.204cm" svg:y1="17.94cm" svg:x2="16.351cm" svg:y2="19.6cm">
            <text:p/>
          </draw:line>
          <draw:line draw:style-name="gr7" draw:text-style-name="P7" draw:layer="Wall" svg:x1="19.79cm" svg:y1="17.796cm" svg:x2="19.204cm" svg:y2="17.94cm">
            <text:p/>
          </draw:line>
          <draw:line draw:style-name="gr7" draw:text-style-name="P7" draw:layer="Wall" svg:x1="15.9cm" svg:y1="20.3cm" svg:x2="15.9cm" svg:y2="21.8cm">
            <text:p/>
          </draw:line>
          <draw:line draw:style-name="gr7" draw:text-style-name="P7" draw:layer="Wall" svg:x1="15.9cm" svg:y1="20.3cm" svg:x2="16.35cm" svg:y2="19.6cm">
            <text:p/>
          </draw:line>
          <draw:g>
            <draw:polygon draw:style-name="gr21" draw:text-style-name="P8" draw:layer="AC_Zones" svg:width="3.15cm" svg:height="1.649cm" svg:x="36.5cm" svg:y="10.4cm" svg:viewBox="0 0 3151 1650" draw:points="822,0 0,1650 3151,1650 3150,0">
              <text:p/>
            </draw:polygon>
            <draw:polygon draw:style-name="gr21" draw:text-style-name="P8" draw:layer="AC_Zones" svg:width="4.05cm" svg:height="1.741cm" svg:x="35.6cm" svg:y="12.05cm" svg:viewBox="0 0 4051 1742" draw:points="900,5 0,1742 4051,1742 4051,0">
              <text:p/>
            </draw:polygon>
            <draw:custom-shape draw:style-name="gr22" draw:text-style-name="P8" draw:layer="AC_Zones" svg:width="1.7cm" svg:height="1.5cm" svg:x="40.6cm" svg:y="14.3cm">
              <text:p/>
              <draw:enhanced-geometry svg:viewBox="0 0 21600 21600" draw:type="rectangle" draw:enhanced-path="M 0 0 L 21600 0 21600 21600 0 21600 0 0 Z N"/>
            </draw:custom-shape>
            <draw:polygon draw:style-name="gr21" draw:text-style-name="P8" draw:layer="AC_Zones" svg:width="10.755cm" svg:height="3.055cm" svg:x="37.794cm" svg:y="4.89cm" svg:viewBox="0 0 10756 3056" draw:points="1718,3056 1718,1710 8856,1710 10756,0 0,3 0,1352">
              <text:p/>
            </draw:polygon>
            <draw:polygon draw:style-name="gr21" draw:text-style-name="P8" draw:layer="AC_Zones" svg:width="2.549cm" svg:height="7.409cm" svg:x="46cm" svg:y="4.89cm" svg:viewBox="0 0 2550 7410" draw:points="2550,0 650,1710 0,7210 1750,7410">
              <text:p/>
            </draw:polygon>
            <draw:polygon draw:style-name="gr21" draw:text-style-name="P8" draw:layer="AC_Zones" svg:width="7.137cm" svg:height="7.699cm" svg:x="39.512cm" svg:y="6.6cm" svg:viewBox="0 0 7138 7700" draw:points="0,0 7138,0 6488,5500 6388,6300 5938,6750 5438,7000 2788,7700 139,7700 139,3542 0,3541">
              <text:p/>
            </draw:polygon>
            <draw:polygon draw:style-name="gr21" draw:text-style-name="P8" draw:layer="AC_Zones" svg:width="5.449cm" svg:height="3.699cm" svg:x="42.3cm" svg:y="12.1cm" svg:viewBox="0 0 5450 3700" draw:points="3700,0 5450,200 5380,941 5050,1700 4600,2300 3900,2850 3400,3050 1050,3700 0,3200 0,2200 2650,1500 3150,1250 3600,800">
              <text:p/>
            </draw:polygon>
          </draw:g>
          <draw:polygon draw:style-name="gr21" draw:text-style-name="P8" draw:layer="AC_Zones" svg:width="10.198cm" svg:height="1.713cm" svg:x="10.001cm" svg:y="6.233cm" svg:viewBox="0 0 10199 1714" draw:points="0,4 10199,0 10199,1714 1749,1714">
            <text:p/>
          </draw:polygon>
          <draw:polygon draw:style-name="gr21" draw:text-style-name="P8" draw:layer="AC_Zones" svg:width="1.749cm" svg:height="5.192cm" svg:x="10cm" svg:y="6.237cm" svg:viewBox="0 0 1750 5193" draw:points="1,0 1750,1713 1750,5193 0,5193">
            <text:p/>
          </draw:polygon>
          <draw:polygon draw:style-name="gr21" draw:text-style-name="P8" draw:layer="AC_Zones" svg:width="13.45cm" svg:height="3.493cm" svg:x="11.75cm" svg:y="7.947cm" svg:viewBox="0 0 13451 3494" draw:points="0,0 0,3483 13451,3494 13451,0">
            <text:p/>
          </draw:polygon>
          <draw:polygon draw:style-name="gr21" draw:text-style-name="P8" draw:layer="AC_Zones" svg:width="9.219cm" svg:height="1.713cm" svg:x="20.2cm" svg:y="6.233cm" svg:viewBox="0 0 9220 1714" draw:points="0,0 0,1714 9220,1713 9220,0">
            <text:p/>
          </draw:polygon>
          <draw:polygon draw:style-name="gr21" draw:text-style-name="P8" draw:layer="AC_Zones" svg:width="4.948cm" svg:height="3.002cm" svg:x="25.201cm" svg:y="7.947cm" svg:viewBox="0 0 4949 3003" draw:points="0,0 0,3003 3923,3003 3920,700 4849,203 4949,145 4949,0">
            <text:p/>
          </draw:polygon>
          <draw:polygon draw:style-name="gr21" draw:text-style-name="P8" draw:layer="AC_Zones" svg:width="1.749cm" svg:height="4.119cm" svg:x="10cm" svg:y="11.43cm" svg:viewBox="0 0 1750 4120" draw:points="0,0 1750,0 1750,4120 1,4120">
            <text:p/>
          </draw:polygon>
          <draw:polygon draw:style-name="gr21" draw:text-style-name="P8" draw:layer="AC_Zones" svg:width="1.809cm" svg:height="4.374cm" svg:x="11.75cm" svg:y="11.43cm" svg:viewBox="0 0 1810 4375" draw:points="0,0 0,4120 850,4120 850,4370 1810,4375 1809,0">
            <text:p/>
          </draw:polygon>
          <draw:custom-shape draw:style-name="gr23" draw:text-style-name="P8" draw:layer="AC_Zones" svg:width="1.643cm" svg:height="1.028cm" svg:x="13.559cm" svg:y="11.4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8" draw:layer="AC_Zones" svg:width="1.642cm" svg:height="2.314cm" svg:x="13.56cm" svg:y="12.45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8" draw:layer="AC_Zones" svg:width="1.642cm" svg:height="1.031cm" svg:x="13.56cm" svg:y="14.774cm">
            <text:p/>
            <draw:enhanced-geometry svg:viewBox="0 0 21600 21600" draw:type="rectangle" draw:enhanced-path="M 0 0 L 21600 0 21600 21600 0 21600 0 0 Z N"/>
          </draw:custom-shape>
          <draw:polygon draw:style-name="gr21" draw:text-style-name="P8" draw:layer="AC_Zones" svg:width="5.624cm" svg:height="2.841cm" svg:x="25.201cm" svg:y="10.95cm" svg:viewBox="0 0 5625 2842" draw:points="0,0 1,2508 1305,2500 1305,443 2429,443 3420,2842 5625,2842 5625,470 3923,470 3923,0">
            <text:p/>
          </draw:polygon>
          <draw:polygon draw:style-name="gr21" draw:text-style-name="P8" draw:layer="AC_Zones" svg:width="1.964cm" svg:height="2.068cm" svg:x="26.506cm" svg:y="11.387cm" svg:viewBox="0 0 1965 2069" draw:points="0,0 1124,6 1965,2069 0,2063">
            <text:p/>
          </draw:polygon>
          <draw:custom-shape draw:style-name="gr26" draw:text-style-name="P8" draw:layer="AC_Zones" svg:width="1.624cm" svg:height="2.346cm" svg:x="25.202cm" svg:y="13.458cm">
            <text:p/>
            <draw:enhanced-geometry svg:viewBox="0 0 21600 21600" draw:type="rectangle" draw:enhanced-path="M 0 0 L 21600 0 21600 21600 0 21600 0 0 Z N"/>
          </draw:custom-shape>
          <draw:polygon draw:style-name="gr21" draw:text-style-name="P8" draw:layer="AC_Zones" svg:width="2.303cm" svg:height="2.349cm" svg:x="26.827cm" svg:y="13.455cm" svg:viewBox="0 0 2304 2350" draw:points="0,0 1644,1 2304,1654 1903,2350 0,2350">
            <text:p/>
          </draw:polygon>
          <draw:polygon draw:style-name="gr21" draw:text-style-name="P8" draw:layer="AC_Zones" svg:width="6.128cm" svg:height="2.009cm" svg:x="28.621cm" svg:y="13.791cm" svg:viewBox="0 0 6129 2010" draw:points="0,1 511,1318 110,2010 6129,2010 6129,0">
            <text:p/>
          </draw:polygon>
          <draw:custom-shape draw:style-name="gr27" draw:text-style-name="P8" draw:layer="AC_Zones" svg:width="0.899cm" svg:height="1.183cm" svg:x="29.121cm" svg:y="8.64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8" draw:layer="AC_Zones" svg:width="0.806cm" svg:height="1.183cm" svg:x="30.02cm" svg:y="8.64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8" draw:layer="AC_Zones" svg:width="1.702cm" svg:height="1.59cm" svg:x="29.124cm" svg:y="9.83cm">
            <text:p/>
            <draw:enhanced-geometry svg:viewBox="0 0 21600 21600" draw:type="rectangle" draw:enhanced-path="M 0 0 L 21600 0 21600 21600 0 21600 0 0 Z N"/>
          </draw:custom-shape>
          <draw:polygon draw:style-name="gr21" draw:text-style-name="P8" draw:layer="AC_Zones" svg:width="10.091cm" svg:height="1.722cm" svg:x="29.42cm" svg:y="6.224cm" svg:viewBox="0 0 10092 1723" draw:points="10092,1722 0,1723 0,0 8375,18">
            <text:p/>
          </draw:polygon>
          <draw:polygon draw:style-name="gr21" draw:text-style-name="P8" draw:layer="AC_Zones" svg:width="9.361cm" svg:height="5.844cm" svg:x="30.15cm" svg:y="7.947cm" svg:viewBox="0 0 9362 5845" draw:points="0,0 9362,0 9362,2195 8810,2195 8810,2445 7172,2453 5450,5845 676,5845 676,701 118,178 0,145">
            <text:p/>
          </draw:polygon>
          <draw:polygon draw:style-name="gr21" draw:text-style-name="P8" draw:layer="AC_Zones" svg:width="9.077cm" svg:height="4.006cm" svg:x="30.3cm" svg:y="13.791cm" svg:viewBox="0 0 9078 4007" draw:points="4450,0 9050,1 9078,4007 0,4007 0,2010 4450,2010">
            <text:p/>
          </draw:polygon>
          <draw:polygon draw:style-name="gr21" draw:text-style-name="P8" draw:layer="AC_Zones" svg:width="9.412cm" svg:height="1.995cm" svg:x="20.887cm" svg:y="15.801cm" svg:viewBox="0 0 9413 1996" draw:points="0,3 0,1996 9413,1996 9413,0">
            <text:p/>
          </draw:polygon>
          <draw:polygon draw:style-name="gr21" draw:text-style-name="P8" draw:layer="AC_Zones" svg:width="2.836cm" svg:height="2.795cm" svg:x="18.05cm" svg:y="15.804cm" svg:viewBox="0 0 2837 2796" draw:points="0,2796 0,0 2837,1 2837,1993 1400,1992">
            <text:p/>
          </draw:polygon>
          <draw:polygon draw:style-name="gr21" draw:text-style-name="P8" draw:layer="AC_Zones" svg:width="5.449cm" svg:height="5.994cm" svg:x="12.6cm" svg:y="15.805cm" svg:viewBox="0 0 5450 5995" draw:points="5450,0 0,0 0,5995 3300,5995 3300,4495 3750,3795 5450,2795">
            <text:p/>
          </draw:polygon>
          <draw:custom-shape draw:style-name="gr30" draw:text-style-name="P8" draw:layer="AC_Zones" svg:width="1.699cm" svg:height="1.7cm" svg:x="10.001cm" svg:y="15.5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8" draw:layer="AC_Zones" svg:width="1.7cm" svg:height="3.3cm" svg:x="10cm" svg:y="17.2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8" draw:layer="AC_Zones" svg:width="1.729cm" svg:height="2cm" svg:x="9.971cm" svg:y="20.5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8" draw:layer="AC_Zones" svg:width="0.9cm" svg:height="7cm" svg:x="11.7cm" svg:y="15.55cm">
            <text:p/>
            <draw:enhanced-geometry svg:viewBox="0 0 21600 21600" draw:type="rectangle" draw:enhanced-path="M 0 0 L 21600 0 21600 21600 0 21600 0 0 Z N"/>
          </draw:custom-shape>
          <draw:polygon draw:style-name="gr21" draw:text-style-name="P8" draw:layer="AC_Zones" svg:width="1.778cm" svg:height="9.199cm" svg:x="9.971cm" svg:y="22.55cm" svg:viewBox="0 0 1779 9200" draw:points="0,9200 0,0 1779,0 1779,7450">
            <text:p/>
          </draw:polygon>
          <draw:polygon draw:style-name="gr21" draw:text-style-name="P8" draw:layer="AC_Zones" svg:width="8.149cm" svg:height="8.199cm" svg:x="11.75cm" svg:y="21.8cm" svg:viewBox="0 0 8150 8200" draw:points="0,750 850,750 850,0 8150,0 8150,8200 3920,8200 3920,7000 3020,7000 3020,8200 0,8200">
            <text:p/>
          </draw:polygon>
          <draw:polygon draw:style-name="gr21" draw:text-style-name="P8" draw:layer="AC_Zones" svg:width="12.199cm" svg:height="1.749cm" svg:x="10cm" svg:y="30cm" svg:viewBox="0 0 12200 1750" draw:points="0,1750 12200,1750 12200,0 5670,0 5670,350 5320,800 5200,850 5100,800 4770,350 4770,0 1750,0">
            <text:p/>
          </draw:polygon>
          <draw:polygon draw:style-name="gr21" draw:text-style-name="P8" draw:layer="AC_Zones" svg:width="2.625cm" svg:height="2.336cm" svg:x="19.9cm" svg:y="23.372cm" svg:viewBox="0 0 2626 2337" draw:points="0,2337 2626,2337 2626,0 2121,0">
            <text:p/>
          </draw:polygon>
          <draw:polygon draw:style-name="gr21" draw:text-style-name="P8" draw:layer="AC_Zones" svg:width="10.199cm" svg:height="3.908cm" svg:x="19.9cm" svg:y="21.8cm" svg:viewBox="0 0 10200 3909" draw:points="2121,1572 10200,1572 10200,0 0,0 0,3909">
            <text:p/>
          </draw:polygon>
          <draw:polygon draw:style-name="gr21" draw:text-style-name="P8" draw:layer="AC_Zones" svg:width="1.899cm" svg:height="8.649cm" svg:x="41.5cm" svg:y="15.3cm" svg:viewBox="0 0 1900 8650" draw:points="800,0 1850,500 1850,2550 450,2550 450,6497 1850,6497 1900,7200 1750,7200 0,8650 0,500 800,500">
            <text:p/>
          </draw:polygon>
          <draw:polygon draw:style-name="gr21" draw:text-style-name="P8" draw:layer="AC_Zones" svg:width="2.379cm" svg:height="9.757cm" svg:x="39.12cm" svg:y="13.792cm" svg:viewBox="0 0 2380 9758" draw:points="230,0 531,0 530,508 1480,508 1480,2008 2380,2008 2380,9758 1789,9758 1789,9693 0,9693 0,3998 258,3996">
            <text:p/>
          </draw:polygon>
          <draw:polygon draw:style-name="gr21" draw:text-style-name="P8" draw:layer="AC_Zones" svg:width="11.849cm" svg:height="1.749cm" svg:x="22.2cm" svg:y="30cm" svg:viewBox="0 0 11850 1750" draw:points="0,0 0,1750 11850,1750 11850,0 4402,0 4401,600 1685,604 1685,0">
            <text:p/>
          </draw:polygon>
          <draw:polygon draw:style-name="gr21" draw:text-style-name="P8" draw:layer="AC_Zones" svg:width="10.899cm" svg:height="1.939cm" svg:x="19.9cm" svg:y="28.06cm" svg:viewBox="0 0 10900 1940" draw:points="0,0 0,1940 3986,1940 3985,791 6702,791 6702,1940 10900,1940 10900,0">
            <text:p/>
          </draw:polygon>
          <draw:polygon draw:style-name="gr21" draw:text-style-name="P8" draw:layer="AC_Zones" svg:width="5.139cm" svg:height="4.687cm" svg:x="24.963cm" svg:y="23.372cm" svg:viewBox="0 0 5140 4688" draw:points="1,0 0,4688 5140,4688 5137,0">
            <text:p/>
          </draw:polygon>
          <draw:polygon draw:style-name="gr21" draw:text-style-name="P8" draw:layer="AC_Zones" svg:width="2.437cm" svg:height="2.337cm" svg:x="22.526cm" svg:y="23.371cm" svg:viewBox="0 0 2438 2338" draw:points="0,1 2438,0 2437,2337 1,2338">
            <text:p/>
          </draw:polygon>
          <draw:polygon draw:style-name="gr21" draw:text-style-name="P8" draw:layer="AC_Zones" svg:width="1.675cm" svg:height="2.351cm" svg:x="23.287cm" svg:y="25.708cm" svg:viewBox="0 0 1676 2352" draw:points="0,0 1676,0 1676,2352 0,2352">
            <text:p/>
          </draw:polygon>
          <draw:polygon draw:style-name="gr21" draw:text-style-name="P8" draw:layer="AC_Zones" svg:width="1.615cm" svg:height="2.351cm" svg:x="21.671cm" svg:y="25.708cm" svg:viewBox="0 0 1616 2352" draw:points="0,1 1616,0 1616,2352 0,2352">
            <text:p/>
          </draw:polygon>
          <draw:polygon draw:style-name="gr21" draw:text-style-name="P8" draw:layer="AC_Zones" svg:width="1.77cm" svg:height="2.35cm" svg:x="19.9cm" svg:y="25.709cm" svg:viewBox="0 0 1771 2351" draw:points="0,0 1770,0 1771,2351 0,2351">
            <text:p/>
          </draw:polygon>
          <draw:custom-shape draw:style-name="gr34" draw:text-style-name="P8" draw:layer="AC_Zones" svg:width="9.02cm" svg:height="1.535cm" svg:x="30.1cm" svg:y="21.95cm">
            <text:p/>
            <draw:enhanced-geometry svg:viewBox="0 0 21600 21600" draw:type="rectangle" draw:enhanced-path="M 0 0 L 21600 0 21600 21600 0 21600 0 0 Z N"/>
          </draw:custom-shape>
          <draw:polygon draw:style-name="gr21" draw:text-style-name="P8" draw:layer="AC_Zones" svg:width="11.599cm" svg:height="1.699cm" svg:x="34.05cm" svg:y="30.05cm" svg:viewBox="0 0 11600 1700" draw:points="10050,0 0,0 0,1700 11600,1700">
            <text:p/>
          </draw:polygon>
          <draw:polygon draw:style-name="gr21" draw:text-style-name="P8" draw:layer="AC_Zones" svg:width="13.549cm" svg:height="2.149cm" svg:x="30.8cm" svg:y="27.9cm" svg:viewBox="0 0 13550 2150" draw:points="0,160 0,2100 3250,2100 3250,2150 13300,2150 13550,0 10109,0 10109,159">
            <text:p/>
          </draw:polygon>
          <draw:polygon draw:style-name="gr21" draw:text-style-name="P8" draw:layer="AC_Zones" svg:width="3.79cm" svg:height="4.349cm" svg:x="40.909cm" svg:y="23.55cm" svg:viewBox="0 0 3791 4350" draw:points="591,400 591,0 0,0 0,4350 3441,4350 3791,950">
            <text:p/>
          </draw:polygon>
          <draw:custom-shape draw:style-name="gr35" draw:text-style-name="P8" draw:layer="AC_Zones" svg:width="8.717cm" svg:height="4.574cm" svg:x="30.103cm" svg:y="23.48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AC_Zones" svg:width="2.089cm" svg:height="4.573cm" svg:x="38.82cm" svg:y="23.486cm">
            <text:p/>
            <draw:enhanced-geometry svg:viewBox="0 0 21600 21600" draw:type="rectangle" draw:enhanced-path="M 0 0 L 21600 0 21600 21600 0 21600 0 0 Z N"/>
          </draw:custom-shape>
          <draw:polygon draw:style-name="gr21" draw:text-style-name="P8" draw:layer="AC_Zones" svg:width="2.091cm" svg:height="3.599cm" svg:x="44.4cm" svg:y="24.05cm" svg:viewBox="0 0 2092 3600" draw:points="2092,0 300,450 0,3600 1700,3600">
            <text:p/>
          </draw:polygon>
          <draw:polygon draw:style-name="gr21" draw:text-style-name="P8" draw:layer="AC_Zones" svg:width="1.999cm" svg:height="4.099cm" svg:x="44.1cm" svg:y="27.65cm" svg:viewBox="0 0 2000 4100" draw:points="300,0 2000,0 1550,4100 0,2400">
            <text:p/>
          </draw:polygon>
          <draw:polygon draw:style-name="gr21" draw:text-style-name="P8" draw:layer="AC_Zones" svg:width="4.991cm" svg:height="1.999cm" svg:x="41.5cm" svg:y="22.5cm" svg:viewBox="0 0 4992 2000" draw:points="1750,0 0,1450 3200,2000 4992,1550 4992,1486 4950,1000 4700,650 4371,442 4200,400">
            <text:p/>
          </draw:polygon>
          <draw:custom-shape draw:style-name="gr37" draw:text-style-name="P8" draw:layer="AC_Zones" svg:width="1.18cm" svg:height="0.881cm" svg:x="23.886cm" svg:y="28.8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AC_Zones" svg:width="1.531cm" svg:height="1.75cm" svg:x="25.07cm" svg:y="28.8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AC_Zones" svg:width="1.181cm" svg:height="0.874cm" svg:x="23.885cm" svg:y="29.7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9" draw:layer="Unit" svg:width="1.434cm" svg:height="0.23cm" svg:x="12.65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9" draw:layer="Unit" svg:width="1.434cm" svg:height="0.23cm" svg:x="15.5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9" draw:layer="Unit" svg:width="1.434cm" svg:height="0.23cm" svg:x="18.166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0" draw:layer="Unit" svg:width="1.234cm" svg:height="0.23cm" svg:x="22.266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0" draw:layer="Unit" svg:width="1.234cm" svg:height="0.23cm" svg:x="26.7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9" draw:layer="Unit" svg:width="1.4cm" svg:height="0.23cm" svg:x="30.25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9" draw:layer="Unit" svg:width="1.4cm" svg:height="0.23cm" svg:x="32.65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9" draw:layer="Unit" svg:width="1.4cm" svg:height="0.23cm" svg:x="35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1" draw:layer="Unit" svg:width="1.25cm" svg:height="0.23cm" svg:x="39.95cm" svg:y="6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1" draw:layer="Unit" svg:width="1.25cm" svg:height="0.23cm" svg:x="42.65cm" svg:y="6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1" draw:layer="Unit" svg:width="1.25cm" svg:height="0.23cm" svg:x="45cm" svg:y="6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12.3cm" svg:y="9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14.616cm" svg:y="9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Unit" svg:width="1.434cm" svg:height="0.23cm" svg:x="20.7cm" svg:y="9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16.966cm" svg:y="9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Unit" svg:width="1.434cm" svg:height="0.23cm" svg:x="18.866cm" svg:y="9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16.966cm" svg:y="10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9" draw:layer="Unit" svg:width="1.434cm" svg:height="0.23cm" draw:transform="rotate (1.5707963267949) translate (11.75cm 9.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Unit" svg:width="1.434cm" svg:height="0.23cm" draw:transform="rotate (1.5707963267949) translate (23.37cm 10.5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27.4cm" svg:y="9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33.2cm" svg:y="9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33.066cm" svg:y="1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33.066cm" svg:y="11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33.066cm" svg:y="12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svg:x="29.516cm" svg:y="9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9" draw:layer="Unit" svg:width="1.434cm" svg:height="0.23cm" svg:x="29.516cm" svg:y="12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35.466cm" svg:y="1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35.9cm" svg:y="9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0" draw:layer="Unit" svg:width="0.819cm" svg:height="0.23cm" svg:x="25.89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0" draw:layer="Unit" svg:width="0.819cm" svg:height="0.23cm" svg:x="29.131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0" draw:layer="Unit" svg:width="0.819cm" svg:height="0.23cm" svg:x="21.031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4" draw:layer="Unit" svg:width="0.819cm" svg:height="0.23cm" svg:x="31.508cm" svg:y="14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4" draw:layer="Unit" svg:width="0.819cm" svg:height="0.23cm" svg:x="33.1cm" svg:y="14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1" draw:layer="Unit" svg:width="1.434cm" svg:height="0.23cm" svg:x="40.166cm" svg:y="14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draw:transform="rotate (1.5707963267949) translate (40.22cm 12.9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draw:transform="rotate (1.5707963267949) translate (41.62cm 12.9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draw:transform="rotate (1.5707963267949) translate (43.503cm 12.9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draw:transform="rotate (1.5707963267949) translate (44.72cm 12.9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draw:transform="rotate (1.5707963267949) translate (44.17cm 9.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4" draw:layer="Unit" svg:width="0.959cm" svg:height="0.23cm" draw:transform="rotate (1.48771865439997) translate (45.953cm 11.9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4" draw:layer="Unit" svg:width="0.959cm" svg:height="0.23cm" draw:transform="rotate (1.48771865439997) translate (46.141cm 8.7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0" draw:layer="Unit" svg:width="1.134cm" svg:height="0.23cm" draw:transform="rotate (1.5707963267949) translate (11.75cm 13.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Unit" svg:width="1.434cm" svg:height="0.23cm" draw:transform="rotate (1.5707963267949) translate (13.202cm 12.9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4" draw:layer="Unit" svg:width="0.819cm" svg:height="0.23cm" draw:transform="rotate (1.5707963267949) translate (14.62cm 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Unit" svg:width="1.434cm" svg:height="0.23cm" draw:transform="rotate (1.5707963267949) translate (13.202cm 15.4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draw:transform="rotate (1.5707963267949) translate (11.97cm 17.1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9" draw:layer="Unit" svg:width="1.2cm" svg:height="0.23cm" draw:transform="rotate (1.5707963267949) translate (11.97cm 18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svg:x="13.9cm" svg:y="17.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svg:x="16.516cm" svg:y="18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svg:x="16.75cm" svg:y="16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svg:x="13.9cm" svg:y="2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9" draw:layer="Unit" svg:width="1.2cm" svg:height="0.23cm" draw:transform="rotate (1.5707963267949) translate (11.97cm 20.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draw:transform="rotate (1.5707963267949) translate (11.95cm 22.1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svg:x="13.9cm" svg:y="2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Unit" svg:width="1.434cm" svg:height="0.23cm" svg:x="12.466cm" svg:y="2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15.316cm" svg:y="23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15.316cm" svg:y="2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Unit" svg:width="1.434cm" svg:height="0.23cm" svg:x="12.466cm" svg:y="2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18.266cm" svg:y="2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15.316cm" svg:y="26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18.266cm" svg:y="26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Unit" svg:width="1.434cm" svg:height="0.23cm" svg:x="12.466cm" svg:y="28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18.266cm" svg:y="28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5" draw:layer="Unit" svg:width="0.819cm" svg:height="0.23cm" draw:transform="rotate (1.5707963267949) translate (20.75cm 27.2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5" draw:layer="Unit" svg:width="0.819cm" svg:height="0.23cm" draw:transform="rotate (1.5707963267949) translate (22.4cm 27.2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5" draw:layer="Unit" svg:width="0.819cm" svg:height="0.23cm" draw:transform="rotate (1.5707963267949) translate (24.12cm 27.2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5" draw:layer="Unit" svg:width="0.819cm" svg:height="0.23cm" svg:x="21.305cm" svg:y="2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9" draw:layer="Unit" svg:width="1.2cm" svg:height="0.23cm" svg:x="23.1cm" svg:y="2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2" draw:layer="Unit" svg:width="1.45cm" svg:height="0.23cm" svg:x="26.35cm" svg:y="24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2" draw:layer="Unit" svg:width="1.45cm" svg:height="0.23cm" svg:x="26.35cm" svg:y="25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2" draw:layer="Unit" svg:width="1.45cm" svg:height="0.23cm" svg:x="26.35cm" svg:y="26.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2" draw:layer="Unit" svg:width="1.45cm" svg:height="0.23cm" svg:x="26.35cm" svg:y="27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3" draw:layer="Unit" svg:width="1.45cm" svg:height="0.23cm" svg:x="24.55cm" svg:y="28.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3" draw:layer="Unit" svg:width="1.45cm" svg:height="0.23cm" svg:x="28.1cm" svg:y="28.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4" draw:layer="Unit" svg:width="1.15cm" svg:height="0.23cm" draw:transform="rotate (1.5707963267949) translate (24.85cm 30.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3" draw:layer="Unit" svg:width="1.15cm" svg:height="0.23cm" svg:x="21.08cm" svg:y="29.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9" draw:layer="Unit" svg:width="1.15cm" svg:height="0.23cm" svg:x="27.1cm" svg:y="29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0" draw:layer="Unit" svg:width="0.85cm" svg:height="0.23cm" svg:x="17.9cm" svg:y="29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0" draw:layer="Unit" svg:width="0.85cm" svg:height="0.23cm" svg:x="16.75cm" svg:y="29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1" draw:text-style-name="P9" draw:layer="Unit" svg:width="0.727cm" svg:height="0.23cm" svg:x="39.833cm" svg:y="17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9" draw:layer="Unit" svg:width="0.727cm" svg:height="0.23cm" svg:x="39.833cm" svg:y="20.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9" draw:layer="Unit" svg:width="0.727cm" svg:height="0.23cm" svg:x="39.833cm" svg:y="22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8" draw:text-style-name="P10" draw:layer="Unit" svg:width="0.819cm" svg:height="0.23cm" svg:x="39.481cm" svg:y="24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0" draw:layer="Unit" svg:width="0.819cm" svg:height="0.23cm" svg:x="39.481cm" svg:y="25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42.3cm" svg:y="28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svg:x="42.3cm" svg:y="27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svg:x="41.966cm" svg:y="25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0" draw:layer="Unit" svg:width="1.434cm" svg:height="0.23cm" svg:x="42.216cm" svg:y="29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39.466cm" svg:y="2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0" draw:layer="Unit" svg:width="1.434cm" svg:height="0.23cm" svg:x="37.25cm" svg:y="29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37.25cm" svg:y="2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0" draw:layer="Unit" svg:width="1.434cm" svg:height="0.23cm" svg:x="34.316cm" svg:y="29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34.316cm" svg:y="29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31.9cm" svg:y="29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9" draw:layer="Unit" svg:width="0.819cm" svg:height="0.23cm" draw:transform="rotate (1.46852003262803) translate (44.251cm 25.8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2" draw:layer="Unit" svg:width="1.466cm" svg:height="0.23cm" draw:transform="rotate (1.46852003262803) translate (43.775cm 29.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0" draw:layer="Unit" svg:width="1.234cm" svg:height="0.23cm" svg:x="24.496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25.36cm" svg:y="9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4" draw:layer="Unit" svg:width="0.819cm" svg:height="0.23cm" svg:x="25.61cm" svg:y="14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2" draw:layer="Unit" svg:width="0.819cm" svg:height="0.23cm" svg:x="27.202cm" svg:y="14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18.266cm" svg:y="2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draw:transform="rotate (0.960105621522081) translate (19.8cm 24.6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37.886cm" svg:y="9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0" draw:layer="Unit" svg:width="0.692cm" svg:height="0.23cm" draw:transform="rotate (1.5707963267949) translate (38.28cm 11.5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9" draw:layer="Unit" svg:width="1.434cm" svg:height="0.23cm" svg:x="37.226cm" svg:y="1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5" draw:layer="Unit" svg:width="0.819cm" svg:height="0.23cm" svg:x="32.401cm" svg:y="16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5" draw:layer="Unit" svg:width="0.819cm" svg:height="0.23cm" svg:x="35.39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5" draw:layer="Unit" svg:width="0.819cm" svg:height="0.23cm" svg:x="37.771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5" draw:layer="Unit" svg:width="0.819cm" svg:height="0.23cm" svg:x="36.541cm" svg:y="15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40.38cm" svg:y="8.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40.38cm" svg:y="9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0" draw:layer="Unit" svg:width="0.959cm" svg:height="0.23cm" draw:transform="rotate (0.424987672860619) translate (42.92cm 14.1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0" draw:layer="Unit" svg:width="0.959cm" svg:height="0.23cm" draw:transform="rotate (0.424987672860619) translate (44.85cm 13.5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9" draw:layer="Unit" svg:width="1.15cm" svg:height="0.23cm" svg:x="29.5cm" svg:y="29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"/>
      <draw:layer draw:name="Detail"/>
      <draw:layer draw:name="Door"/>
      <draw:layer draw:name="Unit"/>
      <draw:layer draw:name="AC_Zones"/>
      <draw:layer draw:name="AH_Zo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5T11:22:06.385000000</dc:date>
    <meta:editing-duration>P1DT5H52M58S</meta:editing-duration>
    <meta:editing-cycles>214</meta:editing-cycles>
    <meta:generator>LibreOffice/5.2.3.3$Windows_x86 LibreOffice_project/d54a8868f08a7b39642414cf2c8ef2f228f780cf</meta:generator>
    <meta:document-statistic meta:object-count="915"/>
  </office:meta>
</office:document-meta>
</file>